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3"/>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4"/>
    <style:style style:name="P30" style:family="paragraph" style:parent-style-name="Text_20_body" style:list-style-name="L14">
      <style:paragraph-properties fo:margin-top="0in" fo:margin-bottom="0in" style:contextual-spacing="false"/>
    </style:style>
    <style:style style:name="P31" style:family="paragraph" style:parent-style-name="Text_20_body" style:list-style-name="L15"/>
    <style:style style:name="P32" style:family="paragraph" style:parent-style-name="Text_20_body" style:list-style-name="L15">
      <style:paragraph-properties fo:margin-top="0in" fo:margin-bottom="0in" style:contextual-spacing="false"/>
    </style:style>
    <style:style style:name="P33" style:family="paragraph" style:parent-style-name="Text_20_body" style:list-style-name="L16"/>
    <style:style style:name="P34" style:family="paragraph" style:parent-style-name="Text_20_body" style:list-style-name="L16">
      <style:paragraph-properties fo:margin-top="0in" fo:margin-bottom="0in" style:contextual-spacing="false"/>
    </style:style>
    <style:style style:name="P35" style:family="paragraph" style:parent-style-name="Text_20_body" style:list-style-name="L17"/>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18"/>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9"/>
    <style:style style:name="P40" style:family="paragraph" style:parent-style-name="Text_20_body" style:list-style-name="L19">
      <style:paragraph-properties fo:margin-top="0in" fo:margin-bottom="0in" style:contextual-spacing="false"/>
    </style:style>
    <style:style style:name="P41" style:family="paragraph" style:parent-style-name="Text_20_body" style:list-style-name="L20"/>
    <style:style style:name="P42" style:family="paragraph" style:parent-style-name="Text_20_body" style:list-style-name="L20">
      <style:paragraph-properties fo:margin-top="0in" fo:margin-bottom="0in" style:contextual-spacing="false"/>
    </style:style>
    <style:style style:name="P43" style:family="paragraph" style:parent-style-name="Text_20_body" style:list-style-name="L21"/>
    <style:style style:name="P44" style:family="paragraph" style:parent-style-name="Text_20_body" style:list-style-name="L21">
      <style:paragraph-properties fo:margin-top="0in" fo:margin-bottom="0in" style:contextual-spacing="false"/>
    </style:style>
    <style:style style:name="P45" style:family="paragraph" style:parent-style-name="Text_20_body" style:list-style-name="L22"/>
    <style:style style:name="P46" style:family="paragraph" style:parent-style-name="Text_20_body" style:list-style-name="L22">
      <style:paragraph-properties fo:margin-top="0in" fo:margin-bottom="0in" style:contextual-spacing="false"/>
    </style:style>
    <style:style style:name="P47" style:family="paragraph" style:parent-style-name="Text_20_body" style:list-style-name="L23"/>
    <style:style style:name="P48" style:family="paragraph" style:parent-style-name="Text_20_body" style:list-style-name="L23">
      <style:paragraph-properties fo:margin-top="0in" fo:margin-bottom="0in" style:contextual-spacing="false"/>
    </style:style>
    <style:style style:name="P49" style:family="paragraph" style:parent-style-name="Text_20_body" style:list-style-name="L24"/>
    <style:style style:name="P50" style:family="paragraph" style:parent-style-name="Text_20_body" style:list-style-name="L24">
      <style:paragraph-properties fo:margin-top="0in" fo:margin-bottom="0in" style:contextual-spacing="false"/>
    </style:style>
    <style:style style:name="P51" style:family="paragraph" style:parent-style-name="Text_20_body" style:list-style-name="L25"/>
    <style:style style:name="P52" style:family="paragraph" style:parent-style-name="Text_20_body" style:list-style-name="L25">
      <style:paragraph-properties fo:margin-top="0in" fo:margin-bottom="0in" style:contextual-spacing="false"/>
    </style:style>
    <style:style style:name="P53" style:family="paragraph" style:parent-style-name="Text_20_body" style:list-style-name="L26"/>
    <style:style style:name="P54" style:family="paragraph" style:parent-style-name="Text_20_body" style:list-style-name="L26">
      <style:paragraph-properties fo:margin-top="0in" fo:margin-bottom="0in" style:contextual-spacing="false"/>
    </style:style>
    <style:style style:name="P55" style:family="paragraph" style:parent-style-name="Text_20_body" style:list-style-name="L27"/>
    <style:style style:name="P56" style:family="paragraph" style:parent-style-name="Text_20_body" style:list-style-name="L27">
      <style:paragraph-properties fo:margin-top="0in" fo:margin-bottom="0in" style:contextual-spacing="false"/>
    </style:style>
    <style:style style:name="P57" style:family="paragraph" style:parent-style-name="Text_20_body" style:list-style-name="L28"/>
    <style:style style:name="P58" style:family="paragraph" style:parent-style-name="Text_20_body" style:list-style-name="L28">
      <style:paragraph-properties fo:margin-top="0in" fo:margin-bottom="0in" style:contextual-spacing="false"/>
    </style:style>
    <style:style style:name="P59" style:family="paragraph" style:parent-style-name="Text_20_body" style:list-style-name="L29"/>
    <style:style style:name="P60" style:family="paragraph" style:parent-style-name="Text_20_body" style:list-style-name="L29">
      <style:paragraph-properties fo:margin-top="0in" fo:margin-bottom="0in" style:contextual-spacing="false"/>
    </style:style>
    <style:style style:name="P61" style:family="paragraph" style:parent-style-name="Text_20_body" style:list-style-name="L30"/>
    <style:style style:name="P62" style:family="paragraph" style:parent-style-name="Text_20_body" style:list-style-name="L30">
      <style:paragraph-properties fo:margin-top="0in" fo:margin-bottom="0in" style:contextual-spacing="false"/>
    </style:style>
    <style:style style:name="P63" style:family="paragraph" style:parent-style-name="Text_20_body" style:list-style-name="L31"/>
    <style:style style:name="P64" style:family="paragraph" style:parent-style-name="Text_20_body" style:list-style-name="L31">
      <style:paragraph-properties fo:margin-top="0in" fo:margin-bottom="0in" style:contextual-spacing="false"/>
    </style:style>
    <style:style style:name="P65" style:family="paragraph" style:parent-style-name="Text_20_body" style:list-style-name="L32"/>
    <style:style style:name="P66" style:family="paragraph" style:parent-style-name="Text_20_body" style:list-style-name="L32">
      <style:paragraph-properties fo:margin-top="0in" fo:margin-bottom="0in" style:contextual-spacing="false"/>
    </style:style>
    <style:style style:name="P67" style:family="paragraph" style:parent-style-name="Text_20_body" style:list-style-name="L33"/>
    <style:style style:name="P68" style:family="paragraph" style:parent-style-name="Text_20_body" style:list-style-name="L33">
      <style:paragraph-properties fo:margin-top="0in" fo:margin-bottom="0in" style:contextual-spacing="false"/>
    </style:style>
    <style:style style:name="P69" style:family="paragraph" style:parent-style-name="Text_20_body" style:list-style-name="L34"/>
    <style:style style:name="P70" style:family="paragraph" style:parent-style-name="Text_20_body" style:list-style-name="L34">
      <style:paragraph-properties fo:margin-top="0in" fo:margin-bottom="0in" style:contextual-spacing="false"/>
    </style:style>
    <style:style style:name="P71" style:family="paragraph" style:parent-style-name="Text_20_body" style:list-style-name="L35"/>
    <style:style style:name="P72" style:family="paragraph" style:parent-style-name="Text_20_body" style:list-style-name="L35">
      <style:paragraph-properties fo:margin-top="0in" fo:margin-bottom="0in" style:contextual-spacing="false"/>
    </style:style>
    <style:style style:name="P73" style:family="paragraph" style:parent-style-name="Text_20_body" style:list-style-name="L36"/>
    <style:style style:name="P74" style:family="paragraph" style:parent-style-name="Text_20_body" style:list-style-name="L36">
      <style:paragraph-properties fo:margin-top="0in" fo:margin-bottom="0in" style:contextual-spacing="false"/>
    </style:style>
    <style:style style:name="P75" style:family="paragraph" style:parent-style-name="Text_20_body" style:list-style-name="L37"/>
    <style:style style:name="P76" style:family="paragraph" style:parent-style-name="Text_20_body" style:list-style-name="L37">
      <style:paragraph-properties fo:margin-top="0in" fo:margin-bottom="0in" style:contextual-spacing="false"/>
    </style:style>
    <style:style style:name="P77" style:family="paragraph" style:parent-style-name="Text_20_body" style:list-style-name="L38"/>
    <style:style style:name="P78" style:family="paragraph" style:parent-style-name="Text_20_body" style:list-style-name="L38">
      <style:paragraph-properties fo:margin-top="0in" fo:margin-bottom="0in" style:contextual-spacing="false"/>
    </style:style>
    <style:style style:name="P79" style:family="paragraph" style:parent-style-name="Text_20_body" style:list-style-name="L39"/>
    <style:style style:name="P80" style:family="paragraph" style:parent-style-name="Text_20_body" style:list-style-name="L39">
      <style:paragraph-properties fo:margin-top="0in" fo:margin-bottom="0in" style:contextual-spacing="false"/>
    </style:style>
    <style:style style:name="P81" style:family="paragraph" style:parent-style-name="Text_20_body" style:list-style-name="L40"/>
    <style:style style:name="P82" style:family="paragraph" style:parent-style-name="Text_20_body" style:list-style-name="L40">
      <style:paragraph-properties fo:margin-top="0in" fo:margin-bottom="0in" style:contextual-spacing="false"/>
    </style:style>
    <style:style style:name="P83" style:family="paragraph" style:parent-style-name="Text_20_body" style:list-style-name="L41"/>
    <style:style style:name="P84" style:family="paragraph" style:parent-style-name="Text_20_body" style:list-style-name="L41">
      <style:paragraph-properties fo:margin-top="0in" fo:margin-bottom="0in" style:contextual-spacing="false"/>
    </style:style>
    <style:style style:name="P85" style:family="paragraph" style:parent-style-name="Text_20_body" style:list-style-name="L42"/>
    <style:style style:name="P86" style:family="paragraph" style:parent-style-name="Text_20_body" style:list-style-name="L42">
      <style:paragraph-properties fo:margin-top="0in" fo:margin-bottom="0in" style:contextual-spacing="false"/>
    </style:style>
    <style:style style:name="P87" style:family="paragraph" style:parent-style-name="Text_20_body" style:list-style-name="L43"/>
    <style:style style:name="P88" style:family="paragraph" style:parent-style-name="Text_20_body" style:list-style-name="L43">
      <style:paragraph-properties fo:margin-top="0in" fo:margin-bottom="0in" style:contextual-spacing="false"/>
    </style:style>
    <style:style style:name="P89" style:family="paragraph" style:parent-style-name="Text_20_body" style:list-style-name="L44"/>
    <style:style style:name="P90" style:family="paragraph" style:parent-style-name="Text_20_body" style:list-style-name="L44">
      <style:paragraph-properties fo:margin-top="0in" fo:margin-bottom="0in" style:contextual-spacing="false"/>
    </style:style>
    <style:style style:name="P91" style:family="paragraph" style:parent-style-name="Text_20_body" style:list-style-name="L45"/>
    <style:style style:name="P92" style:family="paragraph" style:parent-style-name="Text_20_body" style:list-style-name="L45">
      <style:paragraph-properties fo:margin-top="0in" fo:margin-bottom="0in" style:contextual-spacing="false"/>
    </style:style>
    <style:style style:name="P93" style:family="paragraph" style:parent-style-name="Text_20_body" style:list-style-name="L46"/>
    <style:style style:name="P94" style:family="paragraph" style:parent-style-name="Text_20_body" style:list-style-name="L46">
      <style:paragraph-properties fo:margin-top="0in" fo:margin-bottom="0in" style:contextual-spacing="false"/>
    </style:style>
    <style:style style:name="P95" style:family="paragraph" style:parent-style-name="Text_20_body" style:list-style-name="L47"/>
    <style:style style:name="P96" style:family="paragraph" style:parent-style-name="Text_20_body" style:list-style-name="L47">
      <style:paragraph-properties fo:margin-top="0in" fo:margin-bottom="0in" style:contextual-spacing="false"/>
    </style:style>
    <style:style style:name="P97" style:family="paragraph" style:parent-style-name="Text_20_body" style:list-style-name="L48"/>
    <style:style style:name="P98" style:family="paragraph" style:parent-style-name="Text_20_body" style:list-style-name="L48">
      <style:paragraph-properties fo:margin-top="0in" fo:margin-bottom="0in" style:contextual-spacing="false"/>
    </style:style>
    <style:style style:name="P99" style:family="paragraph" style:parent-style-name="Text_20_body" style:list-style-name="L49"/>
    <style:style style:name="P100" style:family="paragraph" style:parent-style-name="Text_20_body" style:list-style-name="L49">
      <style:paragraph-properties fo:margin-top="0in" fo:margin-bottom="0in" style:contextual-spacing="false"/>
    </style:style>
    <style:style style:name="P101" style:family="paragraph" style:parent-style-name="Text_20_body" style:list-style-name="L50"/>
    <style:style style:name="P102" style:family="paragraph" style:parent-style-name="Text_20_body" style:list-style-name="L50">
      <style:paragraph-properties fo:margin-top="0in" fo:margin-bottom="0in" style:contextual-spacing="false"/>
    </style:style>
    <style:style style:name="P103" style:family="paragraph" style:parent-style-name="Text_20_body" style:list-style-name="L51"/>
    <style:style style:name="P104" style:family="paragraph" style:parent-style-name="Text_20_body" style:list-style-name="L51">
      <style:paragraph-properties fo:margin-top="0in" fo:margin-bottom="0in" style:contextual-spacing="false"/>
    </style:style>
    <style:style style:name="P105" style:family="paragraph" style:parent-style-name="Text_20_body" style:list-style-name="L52"/>
    <style:style style:name="P106" style:family="paragraph" style:parent-style-name="Text_20_body" style:list-style-name="L52">
      <style:paragraph-properties fo:margin-top="0in" fo:margin-bottom="0in" style:contextual-spacing="false"/>
    </style:style>
    <style:style style:name="P107" style:family="paragraph" style:parent-style-name="Text_20_body" style:list-style-name="L53"/>
    <style:style style:name="P108" style:family="paragraph" style:parent-style-name="Text_20_body" style:list-style-name="L53">
      <style:paragraph-properties fo:margin-top="0in" fo:margin-bottom="0in" style:contextual-spacing="false"/>
    </style:style>
    <style:style style:name="P109" style:family="paragraph" style:parent-style-name="Text_20_body" style:list-style-name="L54"/>
    <style:style style:name="P110" style:family="paragraph" style:parent-style-name="Text_20_body" style:list-style-name="L54">
      <style:paragraph-properties fo:margin-top="0in" fo:margin-bottom="0in" style:contextual-spacing="false"/>
    </style:style>
    <style:style style:name="P111" style:family="paragraph" style:parent-style-name="Text_20_body" style:list-style-name="L55"/>
    <style:style style:name="P112" style:family="paragraph" style:parent-style-name="Text_20_body" style:list-style-name="L55">
      <style:paragraph-properties fo:margin-top="0in" fo:margin-bottom="0in" style:contextual-spacing="false"/>
    </style:style>
    <style:style style:name="P113" style:family="paragraph" style:parent-style-name="Text_20_body" style:list-style-name="L56"/>
    <style:style style:name="P114" style:family="paragraph" style:parent-style-name="Text_20_body" style:list-style-name="L56">
      <style:paragraph-properties fo:margin-top="0in" fo:margin-bottom="0in" style:contextual-spacing="false"/>
    </style:style>
    <style:style style:name="P115" style:family="paragraph" style:parent-style-name="Text_20_body" style:list-style-name="L57"/>
    <style:style style:name="P116" style:family="paragraph" style:parent-style-name="Text_20_body" style:list-style-name="L57">
      <style:paragraph-properties fo:margin-top="0in" fo:margin-bottom="0in" style:contextual-spacing="false"/>
    </style:style>
    <style:style style:name="P117" style:family="paragraph" style:parent-style-name="Text_20_body" style:list-style-name="L58"/>
    <style:style style:name="P118" style:family="paragraph" style:parent-style-name="Text_20_body" style:list-style-name="L58">
      <style:paragraph-properties fo:margin-top="0in" fo:margin-bottom="0in" style:contextual-spacing="false"/>
    </style:style>
    <style:style style:name="P119" style:family="paragraph" style:parent-style-name="Text_20_body" style:list-style-name="L59"/>
    <style:style style:name="P120" style:family="paragraph" style:parent-style-name="Text_20_body" style:list-style-name="L59">
      <style:paragraph-properties fo:margin-top="0in" fo:margin-bottom="0in" style:contextual-spacing="false"/>
    </style:style>
    <style:style style:name="P121" style:family="paragraph" style:parent-style-name="Text_20_body" style:list-style-name="L60"/>
    <style:style style:name="P122" style:family="paragraph" style:parent-style-name="Text_20_body" style:list-style-name="L60">
      <style:paragraph-properties fo:margin-top="0in" fo:margin-bottom="0in" style:contextual-spacing="false"/>
    </style:style>
    <style:style style:name="P123" style:family="paragraph" style:parent-style-name="Text_20_body" style:list-style-name="L61"/>
    <style:style style:name="P124" style:family="paragraph" style:parent-style-name="Text_20_body" style:list-style-name="L61">
      <style:paragraph-properties fo:margin-top="0in" fo:margin-bottom="0in" style:contextual-spacing="false"/>
    </style:style>
    <style:style style:name="P125" style:family="paragraph" style:parent-style-name="Text_20_body" style:list-style-name="L62"/>
    <style:style style:name="P126" style:family="paragraph" style:parent-style-name="Text_20_body" style:list-style-name="L62">
      <style:paragraph-properties fo:margin-top="0in" fo:margin-bottom="0in" style:contextual-spacing="false"/>
    </style:style>
    <style:style style:name="P127" style:family="paragraph" style:parent-style-name="Text_20_body" style:list-style-name="L63"/>
    <style:style style:name="P128" style:family="paragraph" style:parent-style-name="Text_20_body" style:list-style-name="L63">
      <style:paragraph-properties fo:margin-top="0in" fo:margin-bottom="0in" style:contextual-spacing="false"/>
    </style:style>
    <style:style style:name="P129" style:family="paragraph" style:parent-style-name="Text_20_body" style:list-style-name="L64"/>
    <style:style style:name="P130" style:family="paragraph" style:parent-style-name="Text_20_body" style:list-style-name="L64">
      <style:paragraph-properties fo:margin-top="0in" fo:margin-bottom="0in" style:contextual-spacing="false"/>
    </style:style>
    <style:style style:name="P131" style:family="paragraph" style:parent-style-name="Text_20_body" style:list-style-name="L65"/>
    <style:style style:name="P132" style:family="paragraph" style:parent-style-name="Text_20_body" style:list-style-name="L65">
      <style:paragraph-properties fo:margin-top="0in" fo:margin-bottom="0in" style:contextual-spacing="false"/>
    </style:style>
    <style:style style:name="P133" style:family="paragraph" style:parent-style-name="Text_20_body" style:list-style-name="L66"/>
    <style:style style:name="P134" style:family="paragraph" style:parent-style-name="Text_20_body" style:list-style-name="L66">
      <style:paragraph-properties fo:margin-top="0in" fo:margin-bottom="0in" style:contextual-spacing="false"/>
    </style:style>
    <style:style style:name="P135" style:family="paragraph" style:parent-style-name="Text_20_body" style:list-style-name="L67"/>
    <style:style style:name="P136" style:family="paragraph" style:parent-style-name="Text_20_body" style:list-style-name="L67">
      <style:paragraph-properties fo:margin-top="0in" fo:margin-bottom="0in" style:contextual-spacing="false"/>
    </style:style>
    <style:style style:name="P137" style:family="paragraph" style:parent-style-name="Text_20_body" style:list-style-name="L68"/>
    <style:style style:name="P138" style:family="paragraph" style:parent-style-name="Text_20_body" style:list-style-name="L68">
      <style:paragraph-properties fo:margin-top="0in" fo:margin-bottom="0in" style:contextual-spacing="false"/>
    </style:style>
    <style:style style:name="P139" style:family="paragraph" style:parent-style-name="Text_20_body" style:list-style-name="L69"/>
    <style:style style:name="P140" style:family="paragraph" style:parent-style-name="Text_20_body" style:list-style-name="L69">
      <style:paragraph-properties fo:margin-top="0in" fo:margin-bottom="0in" style:contextual-spacing="false"/>
    </style:style>
    <style:style style:name="P141" style:family="paragraph" style:parent-style-name="Text_20_body" style:list-style-name="L70"/>
    <style:style style:name="P142" style:family="paragraph" style:parent-style-name="Text_20_body" style:list-style-name="L70">
      <style:paragraph-properties fo:margin-top="0in" fo:margin-bottom="0in" style:contextual-spacing="false"/>
    </style:style>
    <style:style style:name="P143" style:family="paragraph" style:parent-style-name="Text_20_body" style:list-style-name="L71"/>
    <style:style style:name="P144" style:family="paragraph" style:parent-style-name="Text_20_body" style:list-style-name="L71">
      <style:paragraph-properties fo:margin-top="0in" fo:margin-bottom="0in" style:contextual-spacing="false"/>
    </style:style>
    <style:style style:name="P145" style:family="paragraph" style:parent-style-name="Text_20_body" style:list-style-name="L72"/>
    <style:style style:name="P146" style:family="paragraph" style:parent-style-name="Text_20_body" style:list-style-name="L72">
      <style:paragraph-properties fo:margin-top="0in" fo:margin-bottom="0in" style:contextual-spacing="false"/>
    </style:style>
    <style:style style:name="P147" style:family="paragraph" style:parent-style-name="Text_20_body" style:list-style-name="L73"/>
    <style:style style:name="P148" style:family="paragraph" style:parent-style-name="Text_20_body" style:list-style-name="L73">
      <style:paragraph-properties fo:margin-top="0in" fo:margin-bottom="0in" style:contextual-spacing="false"/>
    </style:style>
    <style:style style:name="P149" style:family="paragraph" style:parent-style-name="Text_20_body" style:list-style-name="L74"/>
    <style:style style:name="P150" style:family="paragraph" style:parent-style-name="Text_20_body" style:list-style-name="L74">
      <style:paragraph-properties fo:margin-top="0in" fo:margin-bottom="0in" style:contextual-spacing="false"/>
    </style:style>
    <style:style style:name="P151" style:family="paragraph" style:parent-style-name="Text_20_body" style:list-style-name="L75"/>
    <style:style style:name="P152" style:family="paragraph" style:parent-style-name="Text_20_body" style:list-style-name="L76"/>
    <style:style style:name="P153" style:family="paragraph" style:parent-style-name="Text_20_body" style:list-style-name="L76">
      <style:paragraph-properties fo:margin-top="0in" fo:margin-bottom="0in" style:contextual-spacing="false"/>
    </style:style>
    <style:style style:name="P154" style:family="paragraph" style:parent-style-name="Text_20_body" style:list-style-name="L77"/>
    <style:style style:name="P155" style:family="paragraph" style:parent-style-name="Text_20_body" style:list-style-name="L77">
      <style:paragraph-properties fo:margin-top="0in" fo:margin-bottom="0in" style:contextual-spacing="false"/>
    </style:style>
    <style:style style:name="P156" style:family="paragraph" style:parent-style-name="Text_20_body" style:list-style-name="L78"/>
    <style:style style:name="P157" style:family="paragraph" style:parent-style-name="Text_20_body" style:list-style-name="L78">
      <style:paragraph-properties fo:margin-top="0in" fo:margin-bottom="0in" style:contextual-spacing="false"/>
    </style:style>
    <style:style style:name="P158" style:family="paragraph" style:parent-style-name="Text_20_body" style:list-style-name="L79"/>
    <style:style style:name="P159" style:family="paragraph" style:parent-style-name="Text_20_body" style:list-style-name="L79">
      <style:paragraph-properties fo:margin-top="0in" fo:margin-bottom="0in" style:contextual-spacing="false"/>
    </style:style>
    <style:style style:name="P160" style:family="paragraph" style:parent-style-name="Text_20_body" style:list-style-name="L80"/>
    <style:style style:name="P161" style:family="paragraph" style:parent-style-name="Text_20_body" style:list-style-name="L80">
      <style:paragraph-properties fo:margin-top="0in" fo:margin-bottom="0in" style:contextual-spacing="false"/>
    </style:style>
    <style:style style:name="P162" style:family="paragraph" style:parent-style-name="Text_20_body" style:list-style-name="L81"/>
    <style:style style:name="P163" style:family="paragraph" style:parent-style-name="Text_20_body" style:list-style-name="L81">
      <style:paragraph-properties fo:margin-top="0in" fo:margin-bottom="0in" style:contextual-spacing="false"/>
    </style:style>
    <style:style style:name="P164" style:family="paragraph" style:parent-style-name="Text_20_body" style:list-style-name="L82"/>
    <style:style style:name="P165" style:family="paragraph" style:parent-style-name="Text_20_body" style:list-style-name="L82">
      <style:paragraph-properties fo:margin-top="0in" fo:margin-bottom="0in" style:contextual-spacing="false"/>
    </style:style>
    <style:style style:name="P166" style:family="paragraph" style:parent-style-name="Text_20_body" style:list-style-name="L83"/>
    <style:style style:name="P167" style:family="paragraph" style:parent-style-name="Text_20_body" style:list-style-name="L83">
      <style:paragraph-properties fo:margin-top="0in" fo:margin-bottom="0in" style:contextual-spacing="false"/>
    </style:style>
    <style:style style:name="P168" style:family="paragraph" style:parent-style-name="Text_20_body" style:list-style-name="L84"/>
    <style:style style:name="P169" style:family="paragraph" style:parent-style-name="Text_20_body" style:list-style-name="L84">
      <style:paragraph-properties fo:margin-top="0in" fo:margin-bottom="0in" style:contextual-spacing="false"/>
    </style:style>
    <style:style style:name="P170" style:family="paragraph" style:parent-style-name="Text_20_body" style:list-style-name="L85"/>
    <style:style style:name="P171" style:family="paragraph" style:parent-style-name="Text_20_body" style:list-style-name="L85">
      <style:paragraph-properties fo:margin-top="0in" fo:margin-bottom="0in" style:contextual-spacing="false"/>
    </style:style>
    <style:style style:name="P172" style:family="paragraph" style:parent-style-name="Text_20_body" style:list-style-name="L86"/>
    <style:style style:name="P173" style:family="paragraph" style:parent-style-name="Text_20_body" style:list-style-name="L86">
      <style:paragraph-properties fo:margin-top="0in" fo:margin-bottom="0in" style:contextual-spacing="false"/>
    </style:style>
    <style:style style:name="P174" style:family="paragraph" style:parent-style-name="Text_20_body" style:list-style-name="L87"/>
    <style:style style:name="P175" style:family="paragraph" style:parent-style-name="Text_20_body" style:list-style-name="L87">
      <style:paragraph-properties fo:margin-top="0in" fo:margin-bottom="0in" style:contextual-spacing="false"/>
    </style:style>
    <style:style style:name="P176" style:family="paragraph" style:parent-style-name="Text_20_body" style:list-style-name="L88"/>
    <style:style style:name="P177" style:family="paragraph" style:parent-style-name="Text_20_body" style:list-style-name="L88">
      <style:paragraph-properties fo:margin-top="0in" fo:margin-bottom="0in" style:contextual-spacing="false"/>
    </style:style>
    <style:style style:name="P178" style:family="paragraph" style:parent-style-name="Text_20_body" style:list-style-name="L89"/>
    <style:style style:name="P179" style:family="paragraph" style:parent-style-name="Text_20_body" style:list-style-name="L89">
      <style:paragraph-properties fo:margin-top="0in" fo:margin-bottom="0in" style:contextual-spacing="false"/>
    </style:style>
    <style:style style:name="P180" style:family="paragraph" style:parent-style-name="Text_20_body" style:list-style-name="L90"/>
    <style:style style:name="P181" style:family="paragraph" style:parent-style-name="Text_20_body" style:list-style-name="L90">
      <style:paragraph-properties fo:margin-top="0in" fo:margin-bottom="0in" style:contextual-spacing="false"/>
    </style:style>
    <style:style style:name="P182" style:family="paragraph" style:parent-style-name="Text_20_body" style:list-style-name="L91"/>
    <style:style style:name="P183" style:family="paragraph" style:parent-style-name="Text_20_body" style:list-style-name="L91">
      <style:paragraph-properties fo:margin-top="0in" fo:margin-bottom="0in" style:contextual-spacing="false"/>
    </style:style>
    <style:style style:name="P184" style:family="paragraph" style:parent-style-name="Text_20_body" style:list-style-name="L92"/>
    <style:style style:name="P185" style:family="paragraph" style:parent-style-name="Text_20_body" style:list-style-name="L92">
      <style:paragraph-properties fo:margin-top="0in" fo:margin-bottom="0in" style:contextual-spacing="false"/>
    </style:style>
    <style:style style:name="P186" style:family="paragraph" style:parent-style-name="Text_20_body" style:list-style-name="L93"/>
    <style:style style:name="P187" style:family="paragraph" style:parent-style-name="Text_20_body" style:list-style-name="L93">
      <style:paragraph-properties fo:margin-top="0in" fo:margin-bottom="0in" style:contextual-spacing="false"/>
    </style:style>
    <style:style style:name="P188" style:family="paragraph" style:parent-style-name="Text_20_body" style:list-style-name="L94"/>
    <style:style style:name="P189" style:family="paragraph" style:parent-style-name="Text_20_body" style:list-style-name="L94">
      <style:paragraph-properties fo:margin-top="0in" fo:margin-bottom="0in" style:contextual-spacing="false"/>
    </style:style>
    <style:style style:name="P190" style:family="paragraph" style:parent-style-name="Text_20_body" style:list-style-name="L95"/>
    <style:style style:name="P191" style:family="paragraph" style:parent-style-name="Text_20_body" style:list-style-name="L95">
      <style:paragraph-properties fo:margin-top="0in" fo:margin-bottom="0in" style:contextual-spacing="false"/>
    </style:style>
    <style:style style:name="P192" style:family="paragraph" style:parent-style-name="Text_20_body" style:list-style-name="L96"/>
    <style:style style:name="P193" style:family="paragraph" style:parent-style-name="Text_20_body" style:list-style-name="L96">
      <style:paragraph-properties fo:margin-top="0in" fo:margin-bottom="0in" style:contextual-spacing="false"/>
    </style:style>
    <style:style style:name="P194" style:family="paragraph" style:parent-style-name="Text_20_body" style:list-style-name="L97"/>
    <style:style style:name="P195" style:family="paragraph" style:parent-style-name="Text_20_body" style:list-style-name="L97">
      <style:paragraph-properties fo:margin-top="0in" fo:margin-bottom="0in" style:contextual-spacing="false"/>
    </style:style>
    <style:style style:name="P196" style:family="paragraph" style:parent-style-name="Text_20_body" style:list-style-name="L98"/>
    <style:style style:name="P197" style:family="paragraph" style:parent-style-name="Text_20_body" style:list-style-name="L98">
      <style:paragraph-properties fo:margin-top="0in" fo:margin-bottom="0in" style:contextual-spacing="false"/>
    </style:style>
    <style:style style:name="P198" style:family="paragraph" style:parent-style-name="Text_20_body" style:list-style-name="L99"/>
    <style:style style:name="P199" style:family="paragraph" style:parent-style-name="Text_20_body" style:list-style-name="L99">
      <style:paragraph-properties fo:margin-top="0in" fo:margin-bottom="0in" style:contextual-spacing="false"/>
    </style:style>
    <style:style style:name="P200" style:family="paragraph" style:parent-style-name="Text_20_body" style:list-style-name="L100"/>
    <style:style style:name="P201" style:family="paragraph" style:parent-style-name="Text_20_body" style:list-style-name="L100">
      <style:paragraph-properties fo:margin-top="0in" fo:margin-bottom="0in" style:contextual-spacing="false"/>
    </style:style>
    <style:style style:name="P202" style:family="paragraph" style:parent-style-name="Text_20_body" style:list-style-name="L101"/>
    <style:style style:name="P203" style:family="paragraph" style:parent-style-name="Text_20_body" style:list-style-name="L101">
      <style:paragraph-properties fo:margin-top="0in" fo:margin-bottom="0in" style:contextual-spacing="false"/>
    </style:style>
    <style:style style:name="P204" style:family="paragraph" style:parent-style-name="Text_20_body" style:list-style-name="L102"/>
    <style:style style:name="P205" style:family="paragraph" style:parent-style-name="Text_20_body" style:list-style-name="L102">
      <style:paragraph-properties fo:margin-top="0in" fo:margin-bottom="0in" style:contextual-spacing="false"/>
    </style:style>
    <style:style style:name="P206" style:family="paragraph" style:parent-style-name="Text_20_body" style:list-style-name="L103"/>
    <style:style style:name="P207" style:family="paragraph" style:parent-style-name="Text_20_body" style:list-style-name="L103">
      <style:paragraph-properties fo:margin-top="0in" fo:margin-bottom="0in" style:contextual-spacing="false"/>
    </style:style>
    <style:style style:name="P208" style:family="paragraph" style:parent-style-name="Text_20_body" style:list-style-name="L104"/>
    <style:style style:name="P209" style:family="paragraph" style:parent-style-name="Text_20_body" style:list-style-name="L104">
      <style:paragraph-properties fo:margin-top="0in" fo:margin-bottom="0in" style:contextual-spacing="false"/>
    </style:style>
    <style:style style:name="P210" style:family="paragraph" style:parent-style-name="Text_20_body" style:list-style-name="L105"/>
    <style:style style:name="P211" style:family="paragraph" style:parent-style-name="Text_20_body" style:list-style-name="L105">
      <style:paragraph-properties fo:margin-top="0in" fo:margin-bottom="0in" style:contextual-spacing="false"/>
    </style:style>
    <style:style style:name="P212" style:family="paragraph" style:parent-style-name="Text_20_body" style:list-style-name="L106"/>
    <style:style style:name="P213" style:family="paragraph" style:parent-style-name="Text_20_body" style:list-style-name="L106">
      <style:paragraph-properties fo:margin-top="0in" fo:margin-bottom="0in" style:contextual-spacing="false"/>
    </style:style>
    <style:style style:name="P214" style:family="paragraph" style:parent-style-name="Text_20_body" style:list-style-name="L107"/>
    <style:style style:name="P215" style:family="paragraph" style:parent-style-name="Text_20_body" style:list-style-name="L107">
      <style:paragraph-properties fo:margin-top="0in" fo:margin-bottom="0in" style:contextual-spacing="false"/>
    </style:style>
    <style:style style:name="P216" style:family="paragraph" style:parent-style-name="Text_20_body" style:list-style-name="L108"/>
    <style:style style:name="P217" style:family="paragraph" style:parent-style-name="Text_20_body" style:list-style-name="L108">
      <style:paragraph-properties fo:margin-top="0in" fo:margin-bottom="0in" style:contextual-spacing="false"/>
    </style:style>
    <style:style style:name="P218" style:family="paragraph" style:parent-style-name="Text_20_body" style:list-style-name="L109"/>
    <style:style style:name="P219" style:family="paragraph" style:parent-style-name="Text_20_body" style:list-style-name="L109">
      <style:paragraph-properties fo:margin-top="0in" fo:margin-bottom="0in" style:contextual-spacing="false"/>
    </style:style>
    <style:style style:name="P220" style:family="paragraph" style:parent-style-name="Text_20_body" style:list-style-name="L110"/>
    <style:style style:name="P221" style:family="paragraph" style:parent-style-name="Text_20_body" style:list-style-name="L110">
      <style:paragraph-properties fo:margin-top="0in" fo:margin-bottom="0in" style:contextual-spacing="false"/>
    </style:style>
    <style:style style:name="P222" style:family="paragraph" style:parent-style-name="Text_20_body" style:list-style-name="L111"/>
    <style:style style:name="P223" style:family="paragraph" style:parent-style-name="Text_20_body" style:list-style-name="L111">
      <style:paragraph-properties fo:margin-top="0in" fo:margin-bottom="0in" style:contextual-spacing="false"/>
    </style:style>
    <style:style style:name="P224" style:family="paragraph" style:parent-style-name="Text_20_body" style:list-style-name="L112"/>
    <style:style style:name="P225" style:family="paragraph" style:parent-style-name="Text_20_body" style:list-style-name="L112">
      <style:paragraph-properties fo:margin-top="0in" fo:margin-bottom="0in" style:contextual-spacing="false"/>
    </style:style>
    <style:style style:name="P226" style:family="paragraph" style:parent-style-name="Text_20_body" style:list-style-name="L113"/>
    <style:style style:name="P227" style:family="paragraph" style:parent-style-name="Text_20_body" style:list-style-name="L113">
      <style:paragraph-properties fo:margin-top="0in" fo:margin-bottom="0in" style:contextual-spacing="false"/>
    </style:style>
    <style:style style:name="P228" style:family="paragraph" style:parent-style-name="Text_20_body" style:list-style-name="L114"/>
    <style:style style:name="P229" style:family="paragraph" style:parent-style-name="Text_20_body" style:list-style-name="L114">
      <style:paragraph-properties fo:margin-top="0in" fo:margin-bottom="0in" style:contextual-spacing="false"/>
    </style:style>
    <style:style style:name="P230" style:family="paragraph" style:parent-style-name="Text_20_body" style:list-style-name="L115"/>
    <style:style style:name="P231" style:family="paragraph" style:parent-style-name="Text_20_body" style:list-style-name="L115">
      <style:paragraph-properties fo:margin-top="0in" fo:margin-bottom="0in" style:contextual-spacing="false"/>
    </style:style>
    <style:style style:name="P232" style:family="paragraph" style:parent-style-name="Text_20_body" style:list-style-name="L116"/>
    <style:style style:name="P233" style:family="paragraph" style:parent-style-name="Text_20_body" style:list-style-name="L116">
      <style:paragraph-properties fo:margin-top="0in" fo:margin-bottom="0in" style:contextual-spacing="false"/>
    </style:style>
    <style:style style:name="P234" style:family="paragraph" style:parent-style-name="Text_20_body" style:list-style-name="L117">
      <style:text-properties officeooo:paragraph-rsid="000f3748"/>
    </style:style>
    <style:style style:name="P235" style:family="paragraph" style:parent-style-name="Text_20_body" style:list-style-name="L118">
      <style:text-properties officeooo:paragraph-rsid="000f3748"/>
    </style:style>
    <style:style style:name="P236" style:family="paragraph" style:parent-style-name="Text_20_body" style:list-style-name="L119">
      <style:text-properties officeooo:paragraph-rsid="000f3748"/>
    </style:style>
    <style:style style:name="P237" style:family="paragraph" style:parent-style-name="Text_20_body" style:list-style-name="L120">
      <style:text-properties officeooo:paragraph-rsid="000f3748"/>
    </style:style>
    <style:style style:name="P238" style:family="paragraph" style:parent-style-name="Text_20_body" style:list-style-name="L121">
      <style:text-properties officeooo:paragraph-rsid="000f3748"/>
    </style:style>
    <style:style style:name="P239" style:family="paragraph" style:parent-style-name="Text_20_body" style:list-style-name="L122">
      <style:text-properties officeooo:paragraph-rsid="000f3748"/>
    </style:style>
    <style:style style:name="P240" style:family="paragraph" style:parent-style-name="Text_20_body" style:list-style-name="L123">
      <style:text-properties officeooo:paragraph-rsid="000f3748"/>
    </style:style>
    <style:style style:name="P241" style:family="paragraph" style:parent-style-name="Text_20_body" style:list-style-name="L124">
      <style:text-properties officeooo:paragraph-rsid="000f3748"/>
    </style:style>
    <style:style style:name="T1" style:family="text">
      <style:text-properties officeooo:rsid="000f3748"/>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nergy Price Prediction - Discovery Document</text:h>
      <text:h text:style-name="Heading_20_2" text:outline-level="2">Table of Contents</text:h>
      <text:list text:style-name="L1">
        <text:list-item>
          <text:p text:style-name="P4"><text:span text:style-name="Strong_20_Emphasis">Project Overview</text:span> </text:p>
        </text:list-item>
        <text:list-item>
          <text:p text:style-name="P4"><text:span text:style-name="Strong_20_Emphasis">Problem Statement</text:span> </text:p>
        </text:list-item>
        <text:list-item>
          <text:p text:style-name="P4"><text:span text:style-name="Strong_20_Emphasis">Goals and Objectives</text:span> </text:p>
        </text:list-item>
        <text:list-item>
          <text:p text:style-name="P4"><text:span text:style-name="Strong_20_Emphasis">Use Cases</text:span> </text:p>
        </text:list-item>
        <text:list-item>
          <text:p text:style-name="P4"><text:span text:style-name="Strong_20_Emphasis">Target Users and Stakeholders</text:span> </text:p>
        </text:list-item>
        <text:list-item>
          <text:p text:style-name="P4"><text:span text:style-name="Strong_20_Emphasis">Data Sources and Integrations</text:span> </text:p>
        </text:list-item>
        <text:list-item>
          <text:p text:style-name="P4"><text:span text:style-name="Strong_20_Emphasis">Machine Learning Model Selection</text:span> </text:p>
        </text:list-item>
        <text:list-item>
          <text:p text:style-name="P4"><text:span text:style-name="Strong_20_Emphasis">Data Ingestion Strategy</text:span> </text:p>
        </text:list-item>
        <text:list-item>
          <text:p text:style-name="P4"><text:span text:style-name="Strong_20_Emphasis">Historical Data Processing</text:span> </text:p>
        </text:list-item>
        <text:list-item>
          <text:p text:style-name="P4"><text:span text:style-name="Strong_20_Emphasis">Real-time Data Processing</text:span> </text:p>
        </text:list-item>
        <text:list-item>
          <text:p text:style-name="P4"><text:span text:style-name="Strong_20_Emphasis">Model Training and Evaluation</text:span> </text:p>
        </text:list-item>
        <text:list-item>
          <text:p text:style-name="P4"><text:span text:style-name="Strong_20_Emphasis">Prediction API Design</text:span> </text:p>
        </text:list-item>
        <text:list-item>
          <text:p text:style-name="P4"><text:span text:style-name="Strong_20_Emphasis">Scheduler and Automation</text:span> </text:p>
        </text:list-item>
        <text:list-item>
          <text:p text:style-name="P4"><text:span text:style-name="Strong_20_Emphasis">System Architecture and Deployment</text:span> </text:p>
        </text:list-item>
        <text:list-item>
          <text:p text:style-name="P4"><text:span text:style-name="Strong_20_Emphasis">Technology Stack</text:span> </text:p>
        </text:list-item>
        <text:list-item>
          <text:p text:style-name="P4"><text:span text:style-name="Strong_20_Emphasis">Security Considerations</text:span> </text:p>
        </text:list-item>
        <text:list-item>
          <text:p text:style-name="P4"><text:span text:style-name="Strong_20_Emphasis">Scalability and Performance</text:span> </text:p>
        </text:list-item>
        <text:list-item>
          <text:p text:style-name="P4"><text:span text:style-name="Strong_20_Emphasis">Monitoring and Logging</text:span> </text:p>
        </text:list-item>
        <text:list-item>
          <text:p text:style-name="P4"><text:span text:style-name="Strong_20_Emphasis">Testing and Validation Strategy</text:span> </text:p>
        </text:list-item>
        <text:list-item>
          <text:p text:style-name="P3"><text:span text:style-name="Strong_20_Emphasis">Future Enhancements and Roadmap</text:span> </text:p>
        </text:list-item>
      </text:list>
      <text:p text:style-name="Standard"/>
      <text:h text:style-name="Heading_20_3" text:outline-level="3">1. <text:span text:style-name="Strong_20_Emphasis">Project Overview</text:span></text:h>
      <text:p text:style-name="Text_20_body">The <text:span text:style-name="Strong_20_Emphasis">Energy Price Prediction</text:span> system is designed to provide accurate electricity price forecasts using a combination of historical market data, meteorological information, and advanced machine learning techniques. By leveraging automated data ingestion, pre-processing, and real-time predictions, the system aims to support energy traders, grid operators, and other stakeholders in making informed decisions.</text:p>
      <text:h text:style-name="Heading_20_4" text:outline-level="4"><text:span text:style-name="Strong_20_Emphasis">Key Features:</text:span></text:h>
      <text:list text:style-name="L2">
        <text:list-item>
          <text:p text:style-name="P6"><text:span text:style-name="Strong_20_Emphasis">Automated Data Collection</text:span>: Integration with multiple data sources to fetch historical and real-time energy pricing and weather data. </text:p>
        </text:list-item>
        <text:list-item>
          <text:p text:style-name="P6"><text:span text:style-name="Strong_20_Emphasis">Machine Learning-Based Predictions</text:span>: Implementation of predictive models trained on historical data for accurate price forecasting. </text:p>
        </text:list-item>
        <text:list-item>
          <text:p text:style-name="P6"><text:span text:style-name="Strong_20_Emphasis">Scalability and Deployment</text:span>: Designed to handle large volumes of data and deployed in a cloud-based environment for high availability. </text:p>
        </text:list-item>
        <text:list-item>
          <text:p text:style-name="P6"><text:span text:style-name="Strong_20_Emphasis">API-Driven Architecture</text:span>: Provides an API to query price predictions, enabling easy integration with external systems. </text:p>
        </text:list-item>
        <text:list-item>
          <text:p text:style-name="P5"><text:soft-page-break/><text:span text:style-name="Strong_20_Emphasis">Scheduled Model Retraining</text:span>: Periodic updates to the model using the latest available data to improve prediction accuracy. </text:p>
        </text:list-item>
      </text:list>
      <text:h text:style-name="Heading_20_3" text:outline-level="3">2. <text:span text:style-name="Strong_20_Emphasis">Problem Statement</text:span></text:h>
      <text:p text:style-name="Text_20_body">The energy market is highly volatile, influenced by numerous factors such as supply and demand, geopolitical events, regulatory policies, and weather conditions. The inability to accurately predict energy prices leads to inefficiencies, increased costs, and financial risks for energy producers, grid operators, and traders.</text:p>
      <text:h text:style-name="Heading_20_4" text:outline-level="4"><text:span text:style-name="Strong_20_Emphasis">Challenges in Energy Price Prediction</text:span></text:h>
      <text:list text:style-name="L3">
        <text:list-item>
          <text:p text:style-name="P8"><text:span text:style-name="Strong_20_Emphasis">Market Volatility</text:span> – Energy prices fluctuate rapidly due to demand spikes, unexpected outages, and policy changes. </text:p>
        </text:list-item>
        <text:list-item>
          <text:p text:style-name="P8"><text:span text:style-name="Strong_20_Emphasis">Data Complexity</text:span> – Prices are affected by multiple variables, including weather patterns, fuel costs, and grid congestion. </text:p>
        </text:list-item>
        <text:list-item>
          <text:p text:style-name="P8"><text:span text:style-name="Strong_20_Emphasis">Real-Time Decision Making</text:span> – Energy traders and operators require fast and reliable predictions to optimize their strategies. </text:p>
        </text:list-item>
        <text:list-item>
          <text:p text:style-name="P8"><text:span text:style-name="Strong_20_Emphasis">Integration with External Data Sources</text:span> – Market and weather data come from different providers, requiring efficient ingestion and harmonization. </text:p>
        </text:list-item>
        <text:list-item>
          <text:p text:style-name="P7"><text:span text:style-name="Strong_20_Emphasis">Scalability Issues</text:span> – Handling large datasets and real-time forecasting demands robust computational infrastructure. </text:p>
        </text:list-item>
      </text:list>
      <text:h text:style-name="Heading_20_3" text:outline-level="3">3. <text:span text:style-name="Strong_20_Emphasis">Goals and Objectives</text:span></text:h>
      <text:p text:style-name="Text_20_body">The <text:span text:style-name="Strong_20_Emphasis">Energy Price Prediction</text:span> system is designed to enhance forecasting capabilities in the energy sector by leveraging historical and real-time data. The primary objectives of this project are as follows:</text:p>
      <text:h text:style-name="Heading_20_4" text:outline-level="4"><text:span text:style-name="Strong_20_Emphasis">Primary Goals</text:span></text:h>
      <text:list text:style-name="L4">
        <text:list-item>
          <text:p text:style-name="P10"><text:span text:style-name="Strong_20_Emphasis">Accurate Energy Price Forecasting</text:span> – Develop a machine learning model that provides precise short-term and long-term electricity price predictions. </text:p>
        </text:list-item>
        <text:list-item>
          <text:p text:style-name="P10"><text:span text:style-name="Strong_20_Emphasis">Real-Time Data Processing</text:span> – Enable automated ingestion of energy market data and meteorological conditions for up-to-date forecasting. </text:p>
        </text:list-item>
        <text:list-item>
          <text:p text:style-name="P10"><text:span text:style-name="Strong_20_Emphasis">Scalable and Reliable System</text:span> – Design a robust architecture that can handle large datasets and ensure consistent performance under high demand. </text:p>
        </text:list-item>
        <text:list-item>
          <text:p text:style-name="P10"><text:span text:style-name="Strong_20_Emphasis">Seamless API Integration</text:span> – Provide a RESTful API that allows third-party systems to retrieve price predictions effortlessly. </text:p>
        </text:list-item>
        <text:list-item>
          <text:p text:style-name="P9"><text:span text:style-name="Strong_20_Emphasis">Automated Model Retraining</text:span> – Implement scheduled updates to the prediction model using the latest available data to maintain high accuracy. </text:p>
        </text:list-item>
      </text:list>
      <text:h text:style-name="Heading_20_4" text:outline-level="4"><text:span text:style-name="Strong_20_Emphasis">Secondary Objectives</text:span></text:h>
      <text:list text:style-name="L5">
        <text:list-item>
          <text:p text:style-name="P12"><text:span text:style-name="Strong_20_Emphasis">Market Trend Analysis</text:span> – Extract insights from historical pricing data to identify trends and anomalies. </text:p>
        </text:list-item>
        <text:list-item>
          <text:p text:style-name="P12"><text:span text:style-name="Strong_20_Emphasis">Customizable Forecasting Parameters</text:span> – Allow users to configure specific regions, time horizons, and prediction granularity. </text:p>
        </text:list-item>
        <text:list-item>
          <text:p text:style-name="P12"><text:soft-page-break/><text:span text:style-name="Strong_20_Emphasis">User-Friendly Documentation</text:span> – Ensure all stakeholders can easily understand and integrate with the system. </text:p>
        </text:list-item>
        <text:list-item>
          <text:p text:style-name="P12"><text:span text:style-name="Strong_20_Emphasis">Security and Compliance</text:span> – Adhere to best practices in data security and regulatory compliance related to energy market data. </text:p>
        </text:list-item>
        <text:list-item>
          <text:p text:style-name="P11"><text:span text:style-name="Strong_20_Emphasis">Scalability for Future Enhancements</text:span> – Design the system to support future extensions, such as renewable energy forecasting and grid optimization. </text:p>
        </text:list-item>
      </text:list>
      <text:h text:style-name="Heading_20_3" text:outline-level="3">4. <text:span text:style-name="Strong_20_Emphasis">Use Cases</text:span></text:h>
      <text:p text:style-name="Text_20_body">The <text:span text:style-name="Strong_20_Emphasis">Energy Price Prediction</text:span> system is designed to serve a diverse set of stakeholders, including energy market participants, policy makers, and infrastructure operators. Below are the key use cases where the system can provide value:</text:p>
      <text:h text:style-name="Heading_20_4" text:outline-level="4"><text:span text:style-name="Strong_20_Emphasis">1. Energy Traders &amp; Market Analysts</text:span></text:h>
      <text:list text:style-name="L6">
        <text:list-item>
          <text:p text:style-name="P14"><text:span text:style-name="Strong_20_Emphasis">Objective</text:span>: Optimize energy trading strategies by leveraging price forecasts. </text:p>
        </text:list-item>
        <text:list-item>
          <text:p text:style-name="P14"><text:span text:style-name="Strong_20_Emphasis">Use Case</text:span>: Traders use predictive analytics to determine the best times to buy or sell electricity in short-term and long-term markets. </text:p>
        </text:list-item>
        <text:list-item>
          <text:p text:style-name="P13"><text:span text:style-name="Strong_20_Emphasis">Impact</text:span>: Reduces risk and maximizes profitability by minimizing exposure to market volatility. </text:p>
        </text:list-item>
      </text:list>
      <text:h text:style-name="Heading_20_4" text:outline-level="4"><text:span text:style-name="Strong_20_Emphasis">2. Grid Operators &amp; Energy Providers</text:span></text:h>
      <text:list text:style-name="L7">
        <text:list-item>
          <text:p text:style-name="P16"><text:span text:style-name="Strong_20_Emphasis">Objective</text:span>: Improve load balancing and resource allocation based on expected price fluctuations. </text:p>
        </text:list-item>
        <text:list-item>
          <text:p text:style-name="P16"><text:span text:style-name="Strong_20_Emphasis">Use Case</text:span>: Grid operators adjust power generation schedules to match predicted price trends, ensuring efficient energy distribution. </text:p>
        </text:list-item>
        <text:list-item>
          <text:p text:style-name="P15"><text:span text:style-name="Strong_20_Emphasis">Impact</text:span>: Prevents grid overloads and reduces operational costs. </text:p>
        </text:list-item>
      </text:list>
      <text:h text:style-name="Heading_20_4" text:outline-level="4"><text:span text:style-name="Strong_20_Emphasis">3. Renewable Energy Producers</text:span></text:h>
      <text:list text:style-name="L8">
        <text:list-item>
          <text:p text:style-name="P18"><text:span text:style-name="Strong_20_Emphasis">Objective</text:span>: Align energy production with market demand and price signals. </text:p>
        </text:list-item>
        <text:list-item>
          <text:p text:style-name="P18"><text:span text:style-name="Strong_20_Emphasis">Use Case</text:span>: Wind and solar energy providers use price forecasts to decide when to store energy, sell to the grid, or adjust output levels. </text:p>
        </text:list-item>
        <text:list-item>
          <text:p text:style-name="P17"><text:span text:style-name="Strong_20_Emphasis">Impact</text:span>: Enhances the profitability of renewable energy generation and contributes to a more stable grid. </text:p>
        </text:list-item>
      </text:list>
      <text:h text:style-name="Heading_20_4" text:outline-level="4"><text:span text:style-name="Strong_20_Emphasis">4. Industrial Energy Consumers</text:span></text:h>
      <text:list text:style-name="L9">
        <text:list-item>
          <text:p text:style-name="P20"><text:span text:style-name="Strong_20_Emphasis">Objective</text:span>: Reduce operational energy costs by scheduling consumption during low-price periods. </text:p>
        </text:list-item>
        <text:list-item>
          <text:p text:style-name="P20"><text:span text:style-name="Strong_20_Emphasis">Use Case</text:span>: Large factories and data centers adjust their power consumption based on predicted price trends. </text:p>
        </text:list-item>
        <text:list-item>
          <text:p text:style-name="P19"><text:span text:style-name="Strong_20_Emphasis">Impact</text:span>: Lowers electricity expenses and increases energy efficiency. </text:p>
        </text:list-item>
      </text:list>
      <text:h text:style-name="Heading_20_4" text:outline-level="4"><text:span text:style-name="Strong_20_Emphasis">5. Regulatory Bodies &amp; Policymakers</text:span></text:h>
      <text:list text:style-name="L10">
        <text:list-item>
          <text:p text:style-name="P22"><text:span text:style-name="Strong_20_Emphasis">Objective</text:span>: Monitor market trends and enforce regulations effectively. </text:p>
        </text:list-item>
        <text:list-item>
          <text:p text:style-name="P22"><text:soft-page-break/><text:span text:style-name="Strong_20_Emphasis">Use Case</text:span>: Government agencies analyze price trends to design fair policies and prevent market manipulation. </text:p>
        </text:list-item>
        <text:list-item>
          <text:p text:style-name="P21"><text:span text:style-name="Strong_20_Emphasis">Impact</text:span>: Promotes transparency and stability in the energy sector. </text:p>
        </text:list-item>
      </text:list>
      <text:h text:style-name="Heading_20_4" text:outline-level="4"><text:span text:style-name="Strong_20_Emphasis">6. Financial Institutions &amp; Investors</text:span></text:h>
      <text:list text:style-name="L11">
        <text:list-item>
          <text:p text:style-name="P24"><text:span text:style-name="Strong_20_Emphasis">Objective</text:span>: Assess risks and investment opportunities in the energy sector. </text:p>
        </text:list-item>
        <text:list-item>
          <text:p text:style-name="P24"><text:span text:style-name="Strong_20_Emphasis">Use Case</text:span>: Investment firms use predictive insights to evaluate energy market trends and make informed investment decisions. </text:p>
        </text:list-item>
        <text:list-item>
          <text:p text:style-name="P23"><text:span text:style-name="Strong_20_Emphasis">Impact</text:span>: Enhances decision-making for long-term asset allocation and risk assessment. </text:p>
        </text:list-item>
      </text:list>
      <text:h text:style-name="Heading_20_3" text:outline-level="3">5. <text:span text:style-name="Strong_20_Emphasis">Target Users and Stakeholders</text:span></text:h>
      <text:p text:style-name="Text_20_body">The <text:span text:style-name="Strong_20_Emphasis">Energy Price Prediction</text:span> system is designed to cater to various stakeholders across the energy sector. Each user type has distinct needs and expectations, which this system aims to address effectively.</text:p>
      <text:h text:style-name="Heading_20_4" text:outline-level="4"><text:span text:style-name="Strong_20_Emphasis">1. Energy Traders &amp; Market Analysts</text:span></text:h>
      <text:list text:style-name="L12">
        <text:list-item>
          <text:p text:style-name="P26"><text:span text:style-name="Strong_20_Emphasis">Role:</text:span> Individuals and institutions engaged in energy market trading. </text:p>
        </text:list-item>
        <text:list-item>
          <text:p text:style-name="P26"><text:span text:style-name="Strong_20_Emphasis">Needs:</text:span> </text:p>
          <text:list>
            <text:list-item>
              <text:p text:style-name="P26">Accurate price forecasts for optimizing buy/sell decisions. </text:p>
            </text:list-item>
            <text:list-item>
              <text:p text:style-name="P26">Real-time data updates for high-frequency trading. </text:p>
            </text:list-item>
            <text:list-item>
              <text:p text:style-name="P25">Historical trend analysis for strategic planning. </text:p>
            </text:list-item>
          </text:list>
        </text:list-item>
      </text:list>
      <text:h text:style-name="Heading_20_4" text:outline-level="4"><text:span text:style-name="Strong_20_Emphasis">2. Grid Operators &amp; Energy Providers</text:span></text:h>
      <text:list text:style-name="L13">
        <text:list-item>
          <text:p text:style-name="P28"><text:span text:style-name="Strong_20_Emphasis">Role:</text:span> Organizations responsible for managing electricity generation and distribution. </text:p>
        </text:list-item>
        <text:list-item>
          <text:p text:style-name="P28"><text:span text:style-name="Strong_20_Emphasis">Needs:</text:span> </text:p>
          <text:list>
            <text:list-item>
              <text:p text:style-name="P28">Predictive insights to optimize grid load balancing. </text:p>
            </text:list-item>
            <text:list-item>
              <text:p text:style-name="P28">Forecasts to schedule power generation efficiently. </text:p>
            </text:list-item>
            <text:list-item>
              <text:p text:style-name="P27">Risk mitigation strategies for market volatility. </text:p>
            </text:list-item>
          </text:list>
        </text:list-item>
      </text:list>
      <text:h text:style-name="Heading_20_4" text:outline-level="4"><text:span text:style-name="Strong_20_Emphasis">3. Renewable Energy Producers</text:span></text:h>
      <text:list text:style-name="L14">
        <text:list-item>
          <text:p text:style-name="P30"><text:span text:style-name="Strong_20_Emphasis">Role:</text:span> Wind, solar, and other renewable energy companies integrating into the energy grid. </text:p>
        </text:list-item>
        <text:list-item>
          <text:p text:style-name="P30"><text:span text:style-name="Strong_20_Emphasis">Needs:</text:span> </text:p>
          <text:list>
            <text:list-item>
              <text:p text:style-name="P30">Price-based energy storage and release strategies. </text:p>
            </text:list-item>
            <text:list-item>
              <text:p text:style-name="P30">Integration with weather forecast data for production planning. </text:p>
            </text:list-item>
            <text:list-item>
              <text:p text:style-name="P29">Demand response optimization. </text:p>
            </text:list-item>
          </text:list>
        </text:list-item>
      </text:list>
      <text:h text:style-name="Heading_20_4" text:outline-level="4"><text:span text:style-name="Strong_20_Emphasis">4. Industrial Energy Consumers</text:span></text:h>
      <text:list text:style-name="L15">
        <text:list-item>
          <text:p text:style-name="P32"><text:span text:style-name="Strong_20_Emphasis">Role:</text:span> Large manufacturing plants, data centers, and commercial enterprises with high electricity consumption. </text:p>
        </text:list-item>
        <text:list-item>
          <text:p text:style-name="P32"><text:span text:style-name="Strong_20_Emphasis">Needs:</text:span> </text:p>
          <text:list>
            <text:list-item>
              <text:p text:style-name="P32">Cost-saving opportunities through consumption scheduling. </text:p>
            </text:list-item>
            <text:list-item>
              <text:p text:style-name="P32">Real-time insights to manage energy-intensive operations. </text:p>
            </text:list-item>
            <text:list-item>
              <text:p text:style-name="P31">Demand-side response optimization. </text:p>
            </text:list-item>
          </text:list>
        </text:list-item>
      </text:list>
      <text:h text:style-name="Heading_20_4" text:outline-level="4"><text:soft-page-break/><text:span text:style-name="Strong_20_Emphasis">5. Regulatory Bodies &amp; Policymakers</text:span></text:h>
      <text:list text:style-name="L16">
        <text:list-item>
          <text:p text:style-name="P34"><text:span text:style-name="Strong_20_Emphasis">Role:</text:span> Government agencies and organizations overseeing the energy market. </text:p>
        </text:list-item>
        <text:list-item>
          <text:p text:style-name="P34"><text:span text:style-name="Strong_20_Emphasis">Needs:</text:span> </text:p>
          <text:list>
            <text:list-item>
              <text:p text:style-name="P34">Market transparency and fairness monitoring. </text:p>
            </text:list-item>
            <text:list-item>
              <text:p text:style-name="P34">Regulatory compliance enforcement based on price trends. </text:p>
            </text:list-item>
            <text:list-item>
              <text:p text:style-name="P33">Policy adjustments informed by predictive analytics. </text:p>
            </text:list-item>
          </text:list>
        </text:list-item>
      </text:list>
      <text:h text:style-name="Heading_20_4" text:outline-level="4"><text:span text:style-name="Strong_20_Emphasis">6. Financial Institutions &amp; Investors</text:span></text:h>
      <text:list text:style-name="L17">
        <text:list-item>
          <text:p text:style-name="P36"><text:span text:style-name="Strong_20_Emphasis">Role:</text:span> Investment firms and hedge funds analyzing energy market opportunities. </text:p>
        </text:list-item>
        <text:list-item>
          <text:p text:style-name="P36"><text:span text:style-name="Strong_20_Emphasis">Needs:</text:span> </text:p>
          <text:list>
            <text:list-item>
              <text:p text:style-name="P36">Risk assessment for energy investments. </text:p>
            </text:list-item>
            <text:list-item>
              <text:p text:style-name="P36">Market stability forecasting. </text:p>
            </text:list-item>
            <text:list-item>
              <text:p text:style-name="P35">Price volatility insights for portfolio management. </text:p>
            </text:list-item>
          </text:list>
        </text:list-item>
      </text:list>
      <text:h text:style-name="Heading_20_4" text:outline-level="4"><text:span text:style-name="Strong_20_Emphasis">7. Academic &amp; Research Institutions</text:span></text:h>
      <text:list text:style-name="L18">
        <text:list-item>
          <text:p text:style-name="P38"><text:span text:style-name="Strong_20_Emphasis">Role:</text:span> Universities, research labs, and think tanks studying energy market dynamics. </text:p>
        </text:list-item>
        <text:list-item>
          <text:p text:style-name="P38"><text:span text:style-name="Strong_20_Emphasis">Needs:</text:span> </text:p>
          <text:list>
            <text:list-item>
              <text:p text:style-name="P38">Access to structured datasets for energy economics research. </text:p>
            </text:list-item>
            <text:list-item>
              <text:p text:style-name="P38">Model performance evaluations for further improvements. </text:p>
            </text:list-item>
            <text:list-item>
              <text:p text:style-name="P37">Collaboration opportunities in energy forecasting advancements. </text:p>
            </text:list-item>
          </text:list>
        </text:list-item>
      </text:list>
      <text:h text:style-name="Heading_20_3" text:outline-level="3">6. <text:span text:style-name="Strong_20_Emphasis">Data Sources and Integrations</text:span></text:h>
      <text:p text:style-name="Text_20_body">To ensure accurate and reliable energy price predictions, the system integrates multiple <text:span text:style-name="Strong_20_Emphasis">data sources</text:span> that provide historical, real-time, and forecasted data. These sources include market price data, meteorological data, and energy grid information.</text:p>
      <text:h text:style-name="Heading_20_4" text:outline-level="4"><text:span text:style-name="Strong_20_Emphasis">1. Energy Market Data Sources</text:span></text:h>
      <text:p text:style-name="Text_20_body">The system collects electricity price data from official market operators and energy exchanges.</text:p>
      <text:list text:style-name="L19">
        <text:list-item>
          <text:p text:style-name="P40"><text:span text:style-name="Strong_20_Emphasis">Source:</text:span> Energy-Charts API (<text:span text:style-name="Source_20_Text">https://api.energy-charts.info</text:span>) </text:p>
        </text:list-item>
        <text:list-item>
          <text:p text:style-name="P40"><text:span text:style-name="Strong_20_Emphasis">Data Collected:</text:span> </text:p>
          <text:list>
            <text:list-item>
              <text:p text:style-name="P40">Hourly, daily, and weekly energy prices </text:p>
            </text:list-item>
            <text:list-item>
              <text:p text:style-name="P40">Historical market trends </text:p>
            </text:list-item>
            <text:list-item>
              <text:p text:style-name="P39">Bidding zones pricing </text:p>
            </text:list-item>
          </text:list>
        </text:list-item>
      </text:list>
      <text:h text:style-name="Heading_20_4" text:outline-level="4"><text:span text:style-name="Strong_20_Emphasis">2. Meteorological Data Sources</text:span></text:h>
      <text:p text:style-name="Text_20_body">Weather conditions significantly impact energy demand and renewable energy production.</text:p>
      <text:list text:style-name="L20">
        <text:list-item>
          <text:p text:style-name="P42"><text:span text:style-name="Strong_20_Emphasis">Source:</text:span> Open-Meteo API (<text:span text:style-name="Source_20_Text">https://archive-api.open-meteo.com/v1/archive</text:span>) </text:p>
        </text:list-item>
        <text:list-item>
          <text:p text:style-name="P42"><text:span text:style-name="Strong_20_Emphasis">Data Collected:</text:span> </text:p>
          <text:list>
            <text:list-item>
              <text:p text:style-name="P42">Temperature, wind speed, solar radiation </text:p>
            </text:list-item>
            <text:list-item>
              <text:p text:style-name="P42">Historical weather trends from <text:span text:style-name="Source_20_Text">2015-01-01</text:span> </text:p>
            </text:list-item>
            <text:list-item>
              <text:p text:style-name="P41">Forecasted weather conditions </text:p>
            </text:list-item>
          </text:list>
        </text:list-item>
      </text:list>
      <text:h text:style-name="Heading_20_4" text:outline-level="4"><text:soft-page-break/><text:span text:style-name="Strong_20_Emphasis">3. Grid Load and Consumption Data</text:span></text:h>
      <text:p text:style-name="Text_20_body">Grid demand and load balancing affect energy pricing and forecasting accuracy.</text:p>
      <text:list text:style-name="L21">
        <text:list-item>
          <text:p text:style-name="P44"><text:span text:style-name="Strong_20_Emphasis">Source:</text:span> Public electricity grid operators and open datasets </text:p>
        </text:list-item>
        <text:list-item>
          <text:p text:style-name="P44"><text:span text:style-name="Strong_20_Emphasis">Data Collected:</text:span> </text:p>
          <text:list>
            <text:list-item>
              <text:p text:style-name="P44">Real-time and historical energy consumption </text:p>
            </text:list-item>
            <text:list-item>
              <text:p text:style-name="P44">Grid congestion and capacity </text:p>
            </text:list-item>
            <text:list-item>
              <text:p text:style-name="P43">Load balancing strategies </text:p>
            </text:list-item>
          </text:list>
        </text:list-item>
      </text:list>
      <text:h text:style-name="Heading_20_4" text:outline-level="4"><text:span text:style-name="Strong_20_Emphasis">4. Financial &amp; Macroeconomic Indicators</text:span></text:h>
      <text:p text:style-name="Text_20_body">Economic conditions influence energy price fluctuations.</text:p>
      <text:list text:style-name="L22">
        <text:list-item>
          <text:p text:style-name="P46"><text:span text:style-name="Strong_20_Emphasis">Source:</text:span> Central banks, economic reports, and financial market APIs </text:p>
        </text:list-item>
        <text:list-item>
          <text:p text:style-name="P46"><text:span text:style-name="Strong_20_Emphasis">Data Collected:</text:span> </text:p>
          <text:list>
            <text:list-item>
              <text:p text:style-name="P46">Inflation rates </text:p>
            </text:list-item>
            <text:list-item>
              <text:p text:style-name="P46">Commodity prices (e.g., natural gas, oil) </text:p>
            </text:list-item>
            <text:list-item>
              <text:p text:style-name="P45">Currency exchange rates </text:p>
            </text:list-item>
          </text:list>
        </text:list-item>
      </text:list>
      <text:h text:style-name="Heading_20_4" text:outline-level="4"><text:span text:style-name="Strong_20_Emphasis">5. System Integrations</text:span></text:h>
      <text:p text:style-name="Text_20_body">The system integrates with multiple technologies for efficient data ingestion, storage, and processing:</text:p>
      <text:list text:style-name="L23">
        <text:list-item>
          <text:p text:style-name="P48"><text:span text:style-name="Strong_20_Emphasis">MongoDB:</text:span> Stores historical energy prices and meteorological data. </text:p>
        </text:list-item>
        <text:list-item>
          <text:p text:style-name="P48"><text:span text:style-name="Strong_20_Emphasis">FastAPI:</text:span> Exposes a RESTful API for retrieving predictions. </text:p>
        </text:list-item>
        <text:list-item>
          <text:p text:style-name="P48"><text:span text:style-name="Strong_20_Emphasis">Docker &amp; Kubernetes:</text:span> Ensures scalable deployment and microservice management. </text:p>
        </text:list-item>
        <text:list-item>
          <text:p text:style-name="P47"><text:span text:style-name="Strong_20_Emphasis">Scheduled Jobs (APScheduler):</text:span> Automates data collection and model retraining. </text:p>
        </text:list-item>
      </text:list>
      <text:h text:style-name="Heading_20_4" text:outline-level="4"><text:span text:style-name="Strong_20_Emphasis">6. Data Collection &amp; Processing Strategy</text:span></text:h>
      <text:list text:style-name="L24">
        <text:list-item>
          <text:p text:style-name="P50"><text:span text:style-name="Strong_20_Emphasis">Batch Data Retrieval:</text:span> Periodic extraction of historical data to avoid API rate limits. </text:p>
        </text:list-item>
        <text:list-item>
          <text:p text:style-name="P50"><text:span text:style-name="Strong_20_Emphasis">Streaming Data Integration:</text:span> Future roadmap includes direct integration with real-time energy exchanges. </text:p>
        </text:list-item>
        <text:list-item>
          <text:p text:style-name="P49"><text:span text:style-name="Strong_20_Emphasis">Data Validation:</text:span> Quality assurance checks to detect anomalies in incoming datasets. </text:p>
        </text:list-item>
      </text:list>
      <text:h text:style-name="Heading_20_3" text:outline-level="3">7. <text:span text:style-name="Strong_20_Emphasis">Machine Learning Model Selection</text:span></text:h>
      <text:p text:style-name="Text_20_body">The effectiveness of the <text:span text:style-name="Strong_20_Emphasis">Energy Price Prediction</text:span> system depends on selecting the right machine learning (ML) models for forecasting electricity prices. The system employs a combination of time-series forecasting, regression models, and ensemble learning to improve accuracy and adaptability.</text:p>
      <text:h text:style-name="Heading_20_4" text:outline-level="4"><text:span text:style-name="Strong_20_Emphasis">1. Model Selection Criteria</text:span></text:h>
      <text:p text:style-name="Text_20_body">The chosen model(s) must satisfy the following conditions:</text:p>
      <text:list text:style-name="L25">
        <text:list-item>
          <text:p text:style-name="P52"><text:span text:style-name="Strong_20_Emphasis">Accuracy:</text:span> Capable of predicting short-term and long-term energy price fluctuations with minimal error. </text:p>
        </text:list-item>
        <text:list-item>
          <text:p text:style-name="P52"><text:span text:style-name="Strong_20_Emphasis">Scalability:</text:span> Able to handle large datasets and adapt to new data without performance degradation. </text:p>
        </text:list-item>
        <text:list-item>
          <text:p text:style-name="P52"><text:soft-page-break/><text:span text:style-name="Strong_20_Emphasis">Interpretability:</text:span> Provide insights into how different factors (e.g., weather, demand) influence price fluctuations. </text:p>
        </text:list-item>
        <text:list-item>
          <text:p text:style-name="P51"><text:span text:style-name="Strong_20_Emphasis">Real-Time Capability:</text:span> Fast inference speed to support real-time decision-making. </text:p>
        </text:list-item>
      </text:list>
      <text:h text:style-name="Heading_20_4" text:outline-level="4"><text:span text:style-name="Strong_20_Emphasis">2. Selected Models and Approaches</text:span></text:h>
      <text:p text:style-name="Text_20_body">The system utilizes a hybrid approach, combining multiple machine learning techniques:</text:p>
      <text:h text:style-name="Heading_20_5" text:outline-level="5">🔹 <text:span text:style-name="Strong_20_Emphasis">Prophet (Facebook’s Time-Series Model)</text:span></text:h>
      <text:list text:style-name="L26">
        <text:list-item>
          <text:p text:style-name="P54"><text:span text:style-name="Strong_20_Emphasis">Purpose:</text:span> Baseline forecasting for long-term price trends. </text:p>
        </text:list-item>
        <text:list-item>
          <text:p text:style-name="P54"><text:span text:style-name="Strong_20_Emphasis">Strengths:</text:span> Handles seasonality, holidays, and market cycles well. </text:p>
        </text:list-item>
        <text:list-item>
          <text:p text:style-name="P53"><text:span text:style-name="Strong_20_Emphasis">Use Case:</text:span> Weekly and monthly price forecasts. </text:p>
        </text:list-item>
      </text:list>
      <text:h text:style-name="Heading_20_5" text:outline-level="5">🔹 <text:span text:style-name="Strong_20_Emphasis">XGBoost / LightGBM (Gradient Boosting Trees)</text:span></text:h>
      <text:list text:style-name="L27">
        <text:list-item>
          <text:p text:style-name="P56"><text:span text:style-name="Strong_20_Emphasis">Purpose:</text:span> Capturing complex relationships between multiple variables. </text:p>
        </text:list-item>
        <text:list-item>
          <text:p text:style-name="P56"><text:span text:style-name="Strong_20_Emphasis">Strengths:</text:span> High performance with structured data, feature importance analysis. </text:p>
        </text:list-item>
        <text:list-item>
          <text:p text:style-name="P55"><text:span text:style-name="Strong_20_Emphasis">Use Case:</text:span> Predicting short-term fluctuations based on historical energy prices and external factors (e.g., weather). </text:p>
        </text:list-item>
      </text:list>
      <text:h text:style-name="Heading_20_5" text:outline-level="5">🔹 <text:span text:style-name="Strong_20_Emphasis">LSTM (Long Short-Term Memory – Deep Learning Model)</text:span></text:h>
      <text:list text:style-name="L28">
        <text:list-item>
          <text:p text:style-name="P58"><text:span text:style-name="Strong_20_Emphasis">Purpose:</text:span> Modeling sequential dependencies in time-series data. </text:p>
        </text:list-item>
        <text:list-item>
          <text:p text:style-name="P58"><text:span text:style-name="Strong_20_Emphasis">Strengths:</text:span> Effective for highly volatile markets with non-linear trends. </text:p>
        </text:list-item>
        <text:list-item>
          <text:p text:style-name="P57"><text:span text:style-name="Strong_20_Emphasis">Use Case:</text:span> Intraday and hourly price forecasting. </text:p>
        </text:list-item>
      </text:list>
      <text:h text:style-name="Heading_20_5" text:outline-level="5">🔹 <text:span text:style-name="Strong_20_Emphasis">Statistical Models (ARIMA / SARIMA)</text:span></text:h>
      <text:list text:style-name="L29">
        <text:list-item>
          <text:p text:style-name="P60"><text:span text:style-name="Strong_20_Emphasis">Purpose:</text:span> Benchmarking ML models with traditional statistical approaches. </text:p>
        </text:list-item>
        <text:list-item>
          <text:p text:style-name="P60"><text:span text:style-name="Strong_20_Emphasis">Strengths:</text:span> Good interpretability, useful for trend detection. </text:p>
        </text:list-item>
        <text:list-item>
          <text:p text:style-name="P59"><text:span text:style-name="Strong_20_Emphasis">Use Case:</text:span> Short-term price movement predictions. </text:p>
        </text:list-item>
      </text:list>
      <text:h text:style-name="Heading_20_4" text:outline-level="4"><text:span text:style-name="Strong_20_Emphasis">3. Model Training and Optimization</text:span></text:h>
      <text:list text:style-name="L30">
        <text:list-item>
          <text:p text:style-name="P62"><text:span text:style-name="Strong_20_Emphasis">Feature Engineering:</text:span> Includes energy demand, weather patterns, holidays, and market indicators. </text:p>
        </text:list-item>
        <text:list-item>
          <text:p text:style-name="P62"><text:span text:style-name="Strong_20_Emphasis">Hyperparameter Tuning:</text:span> Grid search and Bayesian optimization to improve model accuracy. </text:p>
        </text:list-item>
        <text:list-item>
          <text:p text:style-name="P61"><text:span text:style-name="Strong_20_Emphasis">Cross-Validation:</text:span> Ensures robustness using k-fold validation techniques. </text:p>
        </text:list-item>
      </text:list>
      <text:h text:style-name="Heading_20_4" text:outline-level="4"><text:span text:style-name="Strong_20_Emphasis">4. Model Deployment Strategy</text:span></text:h>
      <text:list text:style-name="L31">
        <text:list-item>
          <text:p text:style-name="P64"><text:span text:style-name="Strong_20_Emphasis">Batch Predictions:</text:span> Scheduled model retraining based on new data. </text:p>
        </text:list-item>
        <text:list-item>
          <text:p text:style-name="P64"><text:span text:style-name="Strong_20_Emphasis">Real-Time API Integration:</text:span> On-demand predictions for energy market stakeholders. </text:p>
        </text:list-item>
        <text:list-item>
          <text:p text:style-name="P63"><text:span text:style-name="Strong_20_Emphasis">Continuous Monitoring:</text:span> Retraining triggers based on performance degradation. </text:p>
        </text:list-item>
      </text:list>
      <text:h text:style-name="Heading_20_3" text:outline-level="3">8. <text:span text:style-name="Strong_20_Emphasis">Data Ingestion Strategy</text:span></text:h>
      <text:p text:style-name="Text_20_body">The <text:span text:style-name="Strong_20_Emphasis">Energy Price Prediction</text:span> system relies on a well-structured <text:span text:style-name="Strong_20_Emphasis">data ingestion pipeline</text:span> to collect, process, and store energy market and meteorological data efficiently. The strategy ensures high availability, data integrity, and timely updates for accurate predictions.</text:p>
      <text:h text:style-name="Heading_20_4" text:outline-level="4"><text:soft-page-break/><text:span text:style-name="Strong_20_Emphasis">1. Data Sources</text:span></text:h>
      <text:p text:style-name="Text_20_body">Data is retrieved from multiple external APIs and structured databases, including:</text:p>
      <text:list text:style-name="L32">
        <text:list-item>
          <text:p text:style-name="P66"><text:span text:style-name="Strong_20_Emphasis">Energy Market APIs</text:span> (e.g., Energy-Charts API) for electricity prices. </text:p>
        </text:list-item>
        <text:list-item>
          <text:p text:style-name="P66"><text:span text:style-name="Strong_20_Emphasis">Weather Data APIs</text:span> (e.g., Open-Meteo) for climate conditions affecting energy production. </text:p>
        </text:list-item>
        <text:list-item>
          <text:p text:style-name="P66"><text:span text:style-name="Strong_20_Emphasis">Historical Energy Consumption Data</text:span> from grid operators. </text:p>
        </text:list-item>
        <text:list-item>
          <text:p text:style-name="P65"><text:span text:style-name="Strong_20_Emphasis">Macroeconomic Indicators</text:span> (e.g., fuel prices, inflation rates). </text:p>
        </text:list-item>
      </text:list>
      <text:h text:style-name="Heading_20_4" text:outline-level="4"><text:span text:style-name="Strong_20_Emphasis">2. Data Collection Methods</text:span></text:h>
      <text:p text:style-name="Text_20_body">The ingestion process follows a <text:span text:style-name="Strong_20_Emphasis">hybrid approach</text:span>, combining batch processing and real-time streaming:</text:p>
      <text:h text:style-name="Heading_20_5" text:outline-level="5"><text:span text:style-name="Strong_20_Emphasis">A. Batch Data Retrieval</text:span></text:h>
      <text:list text:style-name="L33">
        <text:list-item>
          <text:p text:style-name="P67"><text:span text:style-name="Strong_20_Emphasis">Historical Data Ingestion:</text:span></text:p>
          <text:list>
            <text:list-item>
              <text:p text:style-name="P68">Fetches bulk data from <text:span text:style-name="Strong_20_Emphasis">2015-01-01</text:span> onward. </text:p>
            </text:list-item>
            <text:list-item>
              <text:p text:style-name="P68">Avoids API rate limits using controlled requests (<text:span text:style-name="Source_20_Text">DAYS_PER_REQUEST=7</text:span>). </text:p>
            </text:list-item>
            <text:list-item>
              <text:p text:style-name="P68">Stored in <text:span text:style-name="Strong_20_Emphasis">MongoDB</text:span> for long-term analysis. </text:p>
            </text:list-item>
          </text:list>
        </text:list-item>
        <text:list-item>
          <text:p text:style-name="P67"><text:span text:style-name="Strong_20_Emphasis">Scheduled Updates:</text:span></text:p>
          <text:list>
            <text:list-item>
              <text:p text:style-name="P68">Uses <text:span text:style-name="Strong_20_Emphasis">APScheduler</text:span> to periodically request new data. </text:p>
            </text:list-item>
            <text:list-item>
              <text:p text:style-name="P68">Interval controlled via <text:span text:style-name="Source_20_Text">.env</text:span> variables (<text:span text:style-name="Source_20_Text">EXTRACTION_INTERVAL=43200</text:span> seconds). </text:p>
            </text:list-item>
            <text:list-item>
              <text:p text:style-name="P67">Runs during off-peak hours (<text:span text:style-name="Source_20_Text">CRON_HOUR=3</text:span>). </text:p>
            </text:list-item>
          </text:list>
        </text:list-item>
      </text:list>
      <text:h text:style-name="Heading_20_5" text:outline-level="5"><text:span text:style-name="Strong_20_Emphasis">B. Real-Time Data Streaming (Future Enhancement)</text:span></text:h>
      <text:list text:style-name="L34">
        <text:list-item>
          <text:p text:style-name="P70">Direct integration with market exchanges for continuous price updates. </text:p>
        </text:list-item>
        <text:list-item>
          <text:p text:style-name="P70">Web scraping for alternative data sources (<text:span text:style-name="Source_20_Text">web_scrapper.py</text:span>). </text:p>
        </text:list-item>
        <text:list-item>
          <text:p text:style-name="P69">Low-latency ingestion using <text:span text:style-name="Strong_20_Emphasis">Apache Kafka</text:span> (planned). </text:p>
        </text:list-item>
      </text:list>
      <text:h text:style-name="Heading_20_4" text:outline-level="4"><text:span text:style-name="Strong_20_Emphasis">3. Data Validation &amp; Preprocessing</text:span></text:h>
      <text:p text:style-name="Text_20_body">Before storage, the system applies a series of data integrity checks:</text:p>
      <text:list text:style-name="L35">
        <text:list-item>
          <text:p text:style-name="P72"><text:span text:style-name="Strong_20_Emphasis">Missing Value Handling:</text:span> Fills gaps using statistical imputation techniques. </text:p>
        </text:list-item>
        <text:list-item>
          <text:p text:style-name="P72"><text:span text:style-name="Strong_20_Emphasis">Anomaly Detection:</text:span> Identifies and removes outliers in price fluctuations. </text:p>
        </text:list-item>
        <text:list-item>
          <text:p text:style-name="P71"><text:span text:style-name="Strong_20_Emphasis">Feature Engineering:</text:span> Creates additional attributes like <text:span text:style-name="Strong_20_Emphasis">price volatility</text:span>, <text:span text:style-name="Strong_20_Emphasis">moving averages</text:span>, and <text:span text:style-name="Strong_20_Emphasis">weather correlations</text:span>. </text:p>
        </text:list-item>
      </text:list>
      <text:h text:style-name="Heading_20_4" text:outline-level="4"><text:span text:style-name="Strong_20_Emphasis">4. Data Storage &amp; Management</text:span></text:h>
      <text:list text:style-name="L36">
        <text:list-item>
          <text:p text:style-name="P74"><text:span text:style-name="Strong_20_Emphasis">MongoDB:</text:span> Stores raw and processed energy pricing and weather data. </text:p>
        </text:list-item>
        <text:list-item>
          <text:p text:style-name="P74"><text:span text:style-name="Strong_20_Emphasis">Indexed Collections:</text:span> Optimized for fast queries and retrieval. </text:p>
        </text:list-item>
        <text:list-item>
          <text:p text:style-name="P73"><text:span text:style-name="Strong_20_Emphasis">Partitioned Datasets:</text:span> Segmented by country (<text:span text:style-name="Source_20_Text">COUNTRY=RO</text:span>) and bidding zone (<text:span text:style-name="Source_20_Text">BIDDING_ZONE=RO</text:span>). </text:p>
        </text:list-item>
      </text:list>
      <text:h text:style-name="Heading_20_4" text:outline-level="4"><text:soft-page-break/><text:span text:style-name="Strong_20_Emphasis">5. API Integration &amp; Automation</text:span></text:h>
      <text:list text:style-name="L37">
        <text:list-item>
          <text:p text:style-name="P76"><text:span text:style-name="Strong_20_Emphasis">ETL Process (</text:span><text:span text:style-name="Strong_20_Emphasis"><text:span text:style-name="Source_20_Text">data_ingestion.py</text:span></text:span><text:span text:style-name="Strong_20_Emphasis">)</text:span>: Extracts, transforms, and loads data into the database. </text:p>
        </text:list-item>
        <text:list-item>
          <text:p text:style-name="P76"><text:span text:style-name="Strong_20_Emphasis">Automated Retries:</text:span> If API calls fail (<text:span text:style-name="Source_20_Text">MAX_RETRIES=3</text:span>), the system retries with exponential backoff. </text:p>
        </text:list-item>
        <text:list-item>
          <text:p text:style-name="P75"><text:span text:style-name="Strong_20_Emphasis">Logging &amp; Monitoring:</text:span> Every ingestion task is logged for debugging (<text:span text:style-name="Source_20_Text">logs/</text:span> directory). </text:p>
        </text:list-item>
      </text:list>
      <text:h text:style-name="Heading_20_3" text:outline-level="3">9. <text:span text:style-name="Strong_20_Emphasis">Historical Data Processing</text:span></text:h>
      <text:p text:style-name="Text_20_body">To ensure accurate long-term energy price forecasting, the <text:span text:style-name="Strong_20_Emphasis">Energy Price Prediction</text:span> system relies on a structured <text:span text:style-name="Strong_20_Emphasis">historical data processing pipeline</text:span>. This process involves collecting, cleaning, transforming, and storing historical energy price and meteorological data for model training and validation.</text:p>
      <text:h text:style-name="Heading_20_4" text:outline-level="4"><text:span text:style-name="Strong_20_Emphasis">1. Data Sources for Historical Processing</text:span></text:h>
      <text:p text:style-name="Text_20_body">The system retrieves historical records from various sources:</text:p>
      <text:list text:style-name="L38">
        <text:list-item>
          <text:p text:style-name="P77"><text:span text:style-name="Strong_20_Emphasis">Energy Market Prices:</text:span></text:p>
          <text:list>
            <text:list-item>
              <text:p text:style-name="P78">Collected from <text:span text:style-name="Strong_20_Emphasis">Energy-Charts API</text:span> (<text:span text:style-name="Source_20_Text">API_BASE_URL=https://api.energy-charts.info</text:span>). </text:p>
            </text:list-item>
            <text:list-item>
              <text:p text:style-name="P78">Covers historical price data from <text:span text:style-name="Strong_20_Emphasis">2015-01-01</text:span> onward. </text:p>
            </text:list-item>
          </text:list>
        </text:list-item>
        <text:list-item>
          <text:p text:style-name="P77"><text:span text:style-name="Strong_20_Emphasis">Meteorological Data:</text:span></text:p>
          <text:list>
            <text:list-item>
              <text:p text:style-name="P78">Obtained from <text:span text:style-name="Strong_20_Emphasis">Open-Meteo API</text:span> (<text:span text:style-name="Source_20_Text">METEO_API_URL=https://archive-api.open-meteo.com/v1/archive</text:span>). </text:p>
            </text:list-item>
            <text:list-item>
              <text:p text:style-name="P78">Includes weather conditions such as temperature, wind speed, solar radiation. </text:p>
            </text:list-item>
          </text:list>
        </text:list-item>
        <text:list-item>
          <text:p text:style-name="P77"><text:span text:style-name="Strong_20_Emphasis">Macroeconomic Factors (Planned Enhancement):</text:span></text:p>
          <text:list>
            <text:list-item>
              <text:p text:style-name="P77">Fuel prices, inflation rates, and other financial indicators. </text:p>
            </text:list-item>
          </text:list>
        </text:list-item>
      </text:list>
      <text:h text:style-name="Heading_20_4" text:outline-level="4"><text:span text:style-name="Strong_20_Emphasis">2. Batch Processing Strategy</text:span></text:h>
      <text:p text:style-name="Text_20_body">Given the large volume of historical data, the system employs a <text:span text:style-name="Strong_20_Emphasis">batch processing approach</text:span> to efficiently extract, clean, and store historical records.</text:p>
      <text:list text:style-name="L39">
        <text:list-item>
          <text:p text:style-name="P79"><text:span text:style-name="Strong_20_Emphasis">Scheduled Historical Data Retrieval:</text:span></text:p>
          <text:list>
            <text:list-item>
              <text:p text:style-name="P80">Data is fetched in chunks (<text:span text:style-name="Source_20_Text">DAYS_PER_REQUEST=7</text:span>) to avoid API rate limits. </text:p>
            </text:list-item>
            <text:list-item>
              <text:p text:style-name="P80">Process executes during low-traffic hours (<text:span text:style-name="Source_20_Text">CRON_HOUR=3</text:span>). </text:p>
            </text:list-item>
            <text:list-item>
              <text:p text:style-name="P80">If an API request fails, it retries up to (<text:span text:style-name="Source_20_Text">MAX_RETRIES=3</text:span>). </text:p>
            </text:list-item>
          </text:list>
        </text:list-item>
        <text:list-item>
          <text:p text:style-name="P79"><text:span text:style-name="Strong_20_Emphasis">Data Cleaning &amp; Preprocessing (</text:span><text:span text:style-name="Strong_20_Emphasis"><text:span text:style-name="Source_20_Text">historical_data_ingestion.py</text:span></text:span><text:span text:style-name="Strong_20_Emphasis">)</text:span></text:p>
          <text:list>
            <text:list-item>
              <text:p text:style-name="P80"><text:span text:style-name="Strong_20_Emphasis">Handling Missing Data:</text:span> </text:p>
              <text:list>
                <text:list-item>
                  <text:p text:style-name="P80">Uses interpolation methods to fill gaps in price and weather records. </text:p>
                </text:list-item>
              </text:list>
            </text:list-item>
            <text:list-item>
              <text:p text:style-name="P80"><text:span text:style-name="Strong_20_Emphasis">Outlier Detection:</text:span> </text:p>
              <text:list>
                <text:list-item>
                  <text:p text:style-name="P80">Removes extreme fluctuations that may distort model predictions. </text:p>
                </text:list-item>
              </text:list>
            </text:list-item>
            <text:list-item>
              <text:p text:style-name="P80"><text:span text:style-name="Strong_20_Emphasis">Feature Engineering:</text:span> </text:p>
              <text:list>
                <text:list-item>
                  <text:p text:style-name="P79"><text:soft-page-break/>Adds computed attributes such as <text:span text:style-name="Strong_20_Emphasis">moving averages</text:span>, <text:span text:style-name="Strong_20_Emphasis">volatility indexes</text:span>, and <text:span text:style-name="Strong_20_Emphasis">weather impact factors</text:span>. </text:p>
                </text:list-item>
              </text:list>
            </text:list-item>
          </text:list>
        </text:list-item>
      </text:list>
      <text:h text:style-name="Heading_20_4" text:outline-level="4"><text:span text:style-name="Strong_20_Emphasis">3. Storage &amp; Data Organization</text:span></text:h>
      <text:p text:style-name="Text_20_body">Once cleaned, historical data is structured and stored efficiently for rapid retrieval:</text:p>
      <text:list text:style-name="L40">
        <text:list-item>
          <text:p text:style-name="P81"><text:span text:style-name="Strong_20_Emphasis">Database:</text:span> <text:span text:style-name="Strong_20_Emphasis">MongoDB</text:span></text:p>
        </text:list-item>
        <text:list-item>
          <text:p text:style-name="P81"><text:span text:style-name="Strong_20_Emphasis">Collections:</text:span></text:p>
          <text:list>
            <text:list-item>
              <text:p text:style-name="P82"><text:span text:style-name="Source_20_Text">energy_prices</text:span>: Stores price data categorized by <text:span text:style-name="Strong_20_Emphasis">country (</text:span><text:span text:style-name="Strong_20_Emphasis"><text:span text:style-name="Source_20_Text">COUNTRY=RO</text:span></text:span><text:span text:style-name="Strong_20_Emphasis">)</text:span> and <text:span text:style-name="Strong_20_Emphasis">bidding zone (</text:span><text:span text:style-name="Strong_20_Emphasis"><text:span text:style-name="Source_20_Text">BIDDING_ZONE=RO</text:span></text:span><text:span text:style-name="Strong_20_Emphasis">)</text:span>. </text:p>
            </text:list-item>
            <text:list-item>
              <text:p text:style-name="P82"><text:span text:style-name="Source_20_Text">weather_data</text:span>: Stores weather conditions corresponding to energy price timestamps. </text:p>
            </text:list-item>
          </text:list>
        </text:list-item>
        <text:list-item>
          <text:p text:style-name="P81"><text:span text:style-name="Strong_20_Emphasis">Indexed Queries for Fast Retrieval:</text:span></text:p>
          <text:list>
            <text:list-item>
              <text:p text:style-name="P82">Optimized to allow <text:span text:style-name="Strong_20_Emphasis">time-series analysis</text:span>. </text:p>
            </text:list-item>
            <text:list-item>
              <text:p text:style-name="P81">Supports efficient access for training ML models. </text:p>
            </text:list-item>
          </text:list>
        </text:list-item>
      </text:list>
      <text:h text:style-name="Heading_20_4" text:outline-level="4"><text:span text:style-name="Strong_20_Emphasis">4. Data Utilization in Model Training</text:span></text:h>
      <text:list text:style-name="L41">
        <text:list-item>
          <text:p text:style-name="P84"><text:span text:style-name="Strong_20_Emphasis">Training Datasets:</text:span> </text:p>
          <text:list>
            <text:list-item>
              <text:p text:style-name="P84">Historical energy prices and weather data are used to train <text:span text:style-name="Strong_20_Emphasis">Prophet, XGBoost, and LSTM models</text:span>. </text:p>
            </text:list-item>
          </text:list>
        </text:list-item>
        <text:list-item>
          <text:p text:style-name="P84"><text:span text:style-name="Strong_20_Emphasis">Performance Evaluation:</text:span> </text:p>
          <text:list>
            <text:list-item>
              <text:p text:style-name="P84">Older data is used for backtesting and validation. </text:p>
            </text:list-item>
            <text:list-item>
              <text:p text:style-name="P83">Model retraining occurs periodically to incorporate new data (<text:span text:style-name="Source_20_Text">TRAINING_INTERVAL=86400</text:span>). </text:p>
            </text:list-item>
          </text:list>
        </text:list-item>
      </text:list>
      <text:h text:style-name="Heading_20_3" text:outline-level="3">10. <text:span text:style-name="Strong_20_Emphasis">Real-Time Data Processing</text:span></text:h>
      <text:p text:style-name="Text_20_body">The <text:span text:style-name="Strong_20_Emphasis">Energy Price Prediction</text:span> system requires a <text:span text:style-name="Strong_20_Emphasis">real-time data processing pipeline</text:span> to continuously ingest and analyze the latest energy market and meteorological data. This enables the system to provide up-to-date price forecasts and adapt to sudden market fluctuations.</text:p>
      <text:h text:style-name="Heading_20_4" text:outline-level="4"><text:span text:style-name="Strong_20_Emphasis">1. Data Sources for Real-Time Processing</text:span></text:h>
      <text:p text:style-name="Text_20_body">The system collects <text:span text:style-name="Strong_20_Emphasis">real-time</text:span> and <text:span text:style-name="Strong_20_Emphasis">near real-time</text:span> data from multiple external sources:</text:p>
      <text:list text:style-name="L42">
        <text:list-item>
          <text:p text:style-name="P86"><text:span text:style-name="Strong_20_Emphasis">Energy Market Prices</text:span> (via Energy-Charts API) </text:p>
          <text:list>
            <text:list-item>
              <text:p text:style-name="P86">Updates every <text:span text:style-name="Strong_20_Emphasis">hour</text:span> for short-term price forecasting. </text:p>
            </text:list-item>
            <text:list-item>
              <text:p text:style-name="P86">Tracks electricity price variations across different <text:span text:style-name="Strong_20_Emphasis">bidding zones</text:span>. </text:p>
            </text:list-item>
          </text:list>
        </text:list-item>
        <text:list-item>
          <text:p text:style-name="P86"><text:span text:style-name="Strong_20_Emphasis">Weather Data</text:span> (via Open-Meteo API) </text:p>
          <text:list>
            <text:list-item>
              <text:p text:style-name="P86">Retrieves current weather conditions impacting energy production (e.g., wind speed, solar radiation). </text:p>
            </text:list-item>
          </text:list>
        </text:list-item>
        <text:list-item>
          <text:p text:style-name="P86"><text:span text:style-name="Strong_20_Emphasis">Grid Load &amp; Demand Data</text:span> (Future Enhancement) </text:p>
          <text:list>
            <text:list-item>
              <text:p text:style-name="P86">Direct API integration with electricity grid operators to monitor real-time consumption patterns. </text:p>
            </text:list-item>
          </text:list>
        </text:list-item>
        <text:list-item>
          <text:p text:style-name="P86"><text:span text:style-name="Strong_20_Emphasis">Market News &amp; Events</text:span> (Planned Enhancement) </text:p>
          <text:list>
            <text:list-item>
              <text:p text:style-name="P85"><text:soft-page-break/>Web scraping from news sources to detect external factors influencing energy prices. </text:p>
            </text:list-item>
          </text:list>
        </text:list-item>
      </text:list>
      <text:h text:style-name="Heading_20_4" text:outline-level="4"><text:span text:style-name="Strong_20_Emphasis">2. Streaming Data Processing Workflow</text:span></text:h>
      <text:p text:style-name="Text_20_body">Real-time data is continuously collected, processed, and stored using an <text:span text:style-name="Strong_20_Emphasis">event-driven pipeline</text:span>:</text:p>
      <text:h text:style-name="Heading_20_5" text:outline-level="5"><text:span text:style-name="Strong_20_Emphasis">A. Data Collection</text:span></text:h>
      <text:list text:style-name="L43">
        <text:list-item>
          <text:p text:style-name="P87"><text:span text:style-name="Strong_20_Emphasis">Automated API Calls (</text:span><text:span text:style-name="Strong_20_Emphasis"><text:span text:style-name="Source_20_Text">data_ingestion.py</text:span></text:span><text:span text:style-name="Strong_20_Emphasis">)</text:span></text:p>
          <text:list>
            <text:list-item>
              <text:p text:style-name="P88">Queries external APIs at a fixed interval (<text:span text:style-name="Source_20_Text">EXTRACTION_INTERVAL=43200</text:span> seconds). </text:p>
            </text:list-item>
            <text:list-item>
              <text:p text:style-name="P88">Uses retry mechanisms (<text:span text:style-name="Source_20_Text">MAX_RETRIES=3</text:span>) to ensure robustness. </text:p>
            </text:list-item>
          </text:list>
        </text:list-item>
        <text:list-item>
          <text:p text:style-name="P87"><text:span text:style-name="Strong_20_Emphasis">Web Scraping (</text:span><text:span text:style-name="Strong_20_Emphasis"><text:span text:style-name="Source_20_Text">web_scrapper.py</text:span></text:span><text:span text:style-name="Strong_20_Emphasis">)</text:span></text:p>
          <text:list>
            <text:list-item>
              <text:p text:style-name="P88">Extracts alternative energy market insights. </text:p>
            </text:list-item>
            <text:list-item>
              <text:p text:style-name="P87">Runs in parallel with API data ingestion. </text:p>
            </text:list-item>
          </text:list>
        </text:list-item>
      </text:list>
      <text:h text:style-name="Heading_20_5" text:outline-level="5"><text:span text:style-name="Strong_20_Emphasis">B. Data Transformation &amp; Quality Checks</text:span></text:h>
      <text:list text:style-name="L44">
        <text:list-item>
          <text:p text:style-name="P90"><text:span text:style-name="Strong_20_Emphasis">Data Preprocessing (</text:span><text:span text:style-name="Strong_20_Emphasis"><text:span text:style-name="Source_20_Text">quality_tester.py</text:span></text:span><text:span text:style-name="Strong_20_Emphasis">)</text:span> </text:p>
          <text:list>
            <text:list-item>
              <text:p text:style-name="P90">Validates incoming data for inconsistencies. </text:p>
            </text:list-item>
            <text:list-item>
              <text:p text:style-name="P90">Cleans, normalizes, and merges new data into existing datasets. </text:p>
            </text:list-item>
          </text:list>
        </text:list-item>
        <text:list-item>
          <text:p text:style-name="P90"><text:span text:style-name="Strong_20_Emphasis">Feature Engineering in Real-Time</text:span> </text:p>
          <text:list>
            <text:list-item>
              <text:p text:style-name="P89">Computes <text:span text:style-name="Strong_20_Emphasis">short-term price volatility</text:span>, <text:span text:style-name="Strong_20_Emphasis">weather correlations</text:span>, and <text:span text:style-name="Strong_20_Emphasis">demand fluctuations</text:span> dynamically. </text:p>
            </text:list-item>
          </text:list>
        </text:list-item>
      </text:list>
      <text:h text:style-name="Heading_20_5" text:outline-level="5"><text:span text:style-name="Strong_20_Emphasis">C. Storage &amp; Query Optimization</text:span></text:h>
      <text:list text:style-name="L45">
        <text:list-item>
          <text:p text:style-name="P92"><text:span text:style-name="Strong_20_Emphasis">MongoDB Storage</text:span> </text:p>
          <text:list>
            <text:list-item>
              <text:p text:style-name="P92">Real-time data is appended to existing collections (<text:span text:style-name="Source_20_Text">energy_prices</text:span>, <text:span text:style-name="Source_20_Text">weather_data</text:span>). </text:p>
            </text:list-item>
            <text:list-item>
              <text:p text:style-name="P92">Indexed queries allow rapid retrieval for model inference. </text:p>
            </text:list-item>
          </text:list>
        </text:list-item>
        <text:list-item>
          <text:p text:style-name="P92"><text:span text:style-name="Strong_20_Emphasis">Data Partitioning</text:span> </text:p>
          <text:list>
            <text:list-item>
              <text:p text:style-name="P91">Records are categorized by <text:span text:style-name="Strong_20_Emphasis">country (</text:span><text:span text:style-name="Strong_20_Emphasis"><text:span text:style-name="Source_20_Text">COUNTRY=RO</text:span></text:span><text:span text:style-name="Strong_20_Emphasis">)</text:span> and <text:span text:style-name="Strong_20_Emphasis">bidding zone (</text:span><text:span text:style-name="Strong_20_Emphasis"><text:span text:style-name="Source_20_Text">BIDDING_ZONE=RO</text:span></text:span><text:span text:style-name="Strong_20_Emphasis">)</text:span>. </text:p>
            </text:list-item>
          </text:list>
        </text:list-item>
      </text:list>
      <text:h text:style-name="Heading_20_4" text:outline-level="4"><text:span text:style-name="Strong_20_Emphasis">3. Real-Time Model Inference</text:span></text:h>
      <text:p text:style-name="Text_20_body">Once processed, data is fed into the <text:span text:style-name="Strong_20_Emphasis">machine learning models</text:span> for instant predictions:</text:p>
      <text:list text:style-name="L46">
        <text:list-item>
          <text:p text:style-name="P94"><text:span text:style-name="Strong_20_Emphasis">FastAPI Prediction Endpoint (</text:span><text:span text:style-name="Strong_20_Emphasis"><text:span text:style-name="Source_20_Text">main.py</text:span></text:span><text:span text:style-name="Strong_20_Emphasis">)</text:span> </text:p>
          <text:list>
            <text:list-item>
              <text:p text:style-name="P94">Accepts real-time energy market and weather inputs. </text:p>
            </text:list-item>
            <text:list-item>
              <text:p text:style-name="P94">Returns price predictions based on the latest available data. </text:p>
            </text:list-item>
          </text:list>
        </text:list-item>
        <text:list-item>
          <text:p text:style-name="P94"><text:span text:style-name="Strong_20_Emphasis">Low-Latency Model Inference</text:span> </text:p>
          <text:list>
            <text:list-item>
              <text:p text:style-name="P94">Optimized to return predictions <text:span text:style-name="Strong_20_Emphasis">within milliseconds</text:span> for API users. </text:p>
            </text:list-item>
          </text:list>
        </text:list-item>
        <text:list-item>
          <text:p text:style-name="P94"><text:span text:style-name="Strong_20_Emphasis">On-Demand Model Retraining</text:span> </text:p>
          <text:list>
            <text:list-item>
              <text:p text:style-name="P93">If data distribution shifts significantly, automatic model retraining is triggered (<text:span text:style-name="Source_20_Text">TRAINING_INTERVAL=86400</text:span>). </text:p>
            </text:list-item>
          </text:list>
        </text:list-item>
      </text:list>
      <text:h text:style-name="Heading_20_4" text:outline-level="4"><text:soft-page-break/><text:span text:style-name="Strong_20_Emphasis">4. Future Enhancements</text:span></text:h>
      <text:list text:style-name="L47">
        <text:list-item>
          <text:p text:style-name="P96"><text:span text:style-name="Strong_20_Emphasis">Apache Kafka Integration</text:span> for real-time event streaming. </text:p>
        </text:list-item>
        <text:list-item>
          <text:p text:style-name="P96"><text:span text:style-name="Strong_20_Emphasis">GraphQL Support</text:span> for more flexible data retrieval. </text:p>
        </text:list-item>
        <text:list-item>
          <text:p text:style-name="P95"><text:span text:style-name="Strong_20_Emphasis">AI-based Anomaly Detection</text:span> to flag unusual market behavior. </text:p>
        </text:list-item>
      </text:list>
      <text:h text:style-name="Heading_20_3" text:outline-level="3">11. <text:span text:style-name="Strong_20_Emphasis">Model Training and Evaluation</text:span></text:h>
      <text:p text:style-name="Text_20_body">The <text:span text:style-name="Strong_20_Emphasis">Energy Price Prediction</text:span> system relies on <text:span text:style-name="Strong_20_Emphasis">continuous model training and evaluation</text:span> to ensure accurate, adaptive, and reliable price forecasting. This process involves selecting appropriate datasets, defining evaluation metrics, and implementing retraining strategies to keep the models updated.</text:p>
      <text:h text:style-name="Heading_20_4" text:outline-level="4"><text:span text:style-name="Strong_20_Emphasis">1. Training Data Selection</text:span></text:h>
      <text:p text:style-name="Text_20_body">The system trains models using a combination of:</text:p>
      <text:list text:style-name="L48">
        <text:list-item>
          <text:p text:style-name="P98"><text:span text:style-name="Strong_20_Emphasis">Historical Energy Prices</text:span> (via Energy-Charts API) </text:p>
        </text:list-item>
        <text:list-item>
          <text:p text:style-name="P98"><text:span text:style-name="Strong_20_Emphasis">Weather Conditions</text:span> (via Open-Meteo API) </text:p>
        </text:list-item>
        <text:list-item>
          <text:p text:style-name="P98"><text:span text:style-name="Strong_20_Emphasis">Grid Load &amp; Consumption Data</text:span> (Planned Integration) </text:p>
        </text:list-item>
        <text:list-item>
          <text:p text:style-name="P97"><text:span text:style-name="Strong_20_Emphasis">Macroeconomic Indicators</text:span> (Future Enhancement) </text:p>
        </text:list-item>
      </text:list>
      <text:h text:style-name="Heading_20_5" text:outline-level="5"><text:span text:style-name="Strong_20_Emphasis">A. Data Preprocessing Steps:</text:span></text:h>
      <text:list text:style-name="L49">
        <text:list-item>
          <text:p text:style-name="P100"><text:span text:style-name="Strong_20_Emphasis">Feature Engineering:</text:span> </text:p>
          <text:list>
            <text:list-item>
              <text:p text:style-name="P100">Computes <text:span text:style-name="Strong_20_Emphasis">price volatility</text:span>, <text:span text:style-name="Strong_20_Emphasis">moving averages</text:span>, and <text:span text:style-name="Strong_20_Emphasis">seasonality trends</text:span>. </text:p>
            </text:list-item>
            <text:list-item>
              <text:p text:style-name="P100">Correlates <text:span text:style-name="Strong_20_Emphasis">weather conditions</text:span> with energy production and price fluctuations. </text:p>
            </text:list-item>
          </text:list>
        </text:list-item>
        <text:list-item>
          <text:p text:style-name="P100"><text:span text:style-name="Strong_20_Emphasis">Handling Missing Values:</text:span> </text:p>
          <text:list>
            <text:list-item>
              <text:p text:style-name="P100">Uses interpolation techniques to fill gaps. </text:p>
            </text:list-item>
          </text:list>
        </text:list-item>
        <text:list-item>
          <text:p text:style-name="P100"><text:span text:style-name="Strong_20_Emphasis">Outlier Detection:</text:span> </text:p>
          <text:list>
            <text:list-item>
              <text:p text:style-name="P99">Filters anomalies in pricing and consumption trends. </text:p>
            </text:list-item>
          </text:list>
        </text:list-item>
      </text:list>
      <text:h text:style-name="Heading_20_4" text:outline-level="4"><text:span text:style-name="Strong_20_Emphasis">2. Model Training Process</text:span></text:h>
      <text:p text:style-name="Text_20_body">The training pipeline is fully automated and follows these steps:</text:p>
      <text:list text:style-name="L50">
        <text:list-item>
          <text:p text:style-name="P102"><text:span text:style-name="Strong_20_Emphasis">Data Collection &amp; Preprocessing (</text:span><text:span text:style-name="Strong_20_Emphasis"><text:span text:style-name="Source_20_Text">train_model_batch.py</text:span></text:span><text:span text:style-name="Strong_20_Emphasis">)</text:span> </text:p>
          <text:list>
            <text:list-item>
              <text:p text:style-name="P102">Retrieves the latest cleaned and structured data from MongoDB. </text:p>
            </text:list-item>
          </text:list>
        </text:list-item>
        <text:list-item>
          <text:p text:style-name="P102"><text:span text:style-name="Strong_20_Emphasis">Model Selection &amp; Training</text:span> </text:p>
          <text:list>
            <text:list-item>
              <text:p text:style-name="P102">Evaluates multiple models (Prophet, XGBoost, LSTM) and selects the best-performing one. </text:p>
            </text:list-item>
          </text:list>
        </text:list-item>
        <text:list-item>
          <text:p text:style-name="P102"><text:span text:style-name="Strong_20_Emphasis">Hyperparameter Tuning</text:span> </text:p>
          <text:list>
            <text:list-item>
              <text:p text:style-name="P102">Uses <text:span text:style-name="Strong_20_Emphasis">Grid Search</text:span> and <text:span text:style-name="Strong_20_Emphasis">Bayesian Optimization</text:span> to optimize model performance. </text:p>
            </text:list-item>
          </text:list>
        </text:list-item>
        <text:list-item>
          <text:p text:style-name="P102"><text:span text:style-name="Strong_20_Emphasis">Cross-Validation</text:span> </text:p>
          <text:list>
            <text:list-item>
              <text:p text:style-name="P102">Applies <text:span text:style-name="Strong_20_Emphasis">k-fold validation</text:span> to ensure robustness. </text:p>
            </text:list-item>
          </text:list>
        </text:list-item>
        <text:list-item>
          <text:p text:style-name="P102"><text:span text:style-name="Strong_20_Emphasis">Model Storage &amp; Versioning</text:span> </text:p>
          <text:list>
            <text:list-item>
              <text:p text:style-name="P101">Trained models are serialized and stored (<text:span text:style-name="Source_20_Text">MODEL_PATH="models/energy_price_model.pkl"</text:span>). </text:p>
            </text:list-item>
          </text:list>
        </text:list-item>
      </text:list>
      <text:h text:style-name="Heading_20_4" text:outline-level="4"><text:soft-page-break/><text:span text:style-name="Strong_20_Emphasis">3. Model Evaluation Metrics</text:span></text:h>
      <text:p text:style-name="Text_20_body">Each trained model is evaluated based on multiple performance indicators:</text:p>
      <text:list text:style-name="L51">
        <text:list-item>
          <text:p text:style-name="P104"><text:span text:style-name="Strong_20_Emphasis">Mean Absolute Error (MAE):</text:span> Measures average prediction error. </text:p>
        </text:list-item>
        <text:list-item>
          <text:p text:style-name="P104"><text:span text:style-name="Strong_20_Emphasis">Root Mean Squared Error (RMSE):</text:span> Penalizes large deviations in forecasts. </text:p>
        </text:list-item>
        <text:list-item>
          <text:p text:style-name="P104"><text:span text:style-name="Strong_20_Emphasis">Mean Absolute Percentage Error (MAPE):</text:span> Evaluates percentage-based accuracy. </text:p>
        </text:list-item>
        <text:list-item>
          <text:p text:style-name="P103"><text:span text:style-name="Strong_20_Emphasis">R-Squared (R²):</text:span> Measures how well predictions match actual prices. </text:p>
        </text:list-item>
      </text:list>
      <text:p text:style-name="Text_20_body">The best-performing model is selected for deployment based on these metrics.</text:p>
      <text:h text:style-name="Heading_20_4" text:outline-level="4"><text:span text:style-name="Strong_20_Emphasis">4. Continuous Model Retraining</text:span></text:h>
      <text:list text:style-name="L52">
        <text:list-item>
          <text:p text:style-name="P106"><text:span text:style-name="Strong_20_Emphasis">Scheduled Retraining (</text:span><text:span text:style-name="Strong_20_Emphasis"><text:span text:style-name="Source_20_Text">scheduler.py</text:span></text:span><text:span text:style-name="Strong_20_Emphasis">)</text:span> </text:p>
          <text:list>
            <text:list-item>
              <text:p text:style-name="P106">Periodically re-trains the model using the latest data (<text:span text:style-name="Source_20_Text">TRAINING_INTERVAL=86400</text:span>). </text:p>
            </text:list-item>
          </text:list>
        </text:list-item>
        <text:list-item>
          <text:p text:style-name="P106"><text:span text:style-name="Strong_20_Emphasis">Dynamic Retraining Triggers</text:span> </text:p>
          <text:list>
            <text:list-item>
              <text:p text:style-name="P105">If model performance degrades beyond a threshold, automatic retraining is initiated. </text:p>
            </text:list-item>
          </text:list>
        </text:list-item>
      </text:list>
      <text:h text:style-name="Heading_20_4" text:outline-level="4"><text:span text:style-name="Strong_20_Emphasis">5. Deployment &amp; Model Serving</text:span></text:h>
      <text:list text:style-name="L53">
        <text:list-item>
          <text:p text:style-name="P108"><text:span text:style-name="Strong_20_Emphasis">FastAPI Model Inference (</text:span><text:span text:style-name="Strong_20_Emphasis"><text:span text:style-name="Source_20_Text">main.py</text:span></text:span><text:span text:style-name="Strong_20_Emphasis">)</text:span> </text:p>
          <text:list>
            <text:list-item>
              <text:p text:style-name="P108">The trained model is exposed via API for real-time price predictions. </text:p>
            </text:list-item>
          </text:list>
        </text:list-item>
        <text:list-item>
          <text:p text:style-name="P108"><text:span text:style-name="Strong_20_Emphasis">Batch Prediction Jobs</text:span> </text:p>
          <text:list>
            <text:list-item>
              <text:p text:style-name="P107">Scheduled scripts generate forecasts for long-term planning. </text:p>
            </text:list-item>
          </text:list>
        </text:list-item>
      </text:list>
      <text:h text:style-name="Heading_20_4" text:outline-level="4"><text:span text:style-name="Strong_20_Emphasis">6. Future Enhancements</text:span></text:h>
      <text:list text:style-name="L54">
        <text:list-item>
          <text:p text:style-name="P110"><text:span text:style-name="Strong_20_Emphasis">Federated Learning:</text:span> Distributed training across multiple data sources. </text:p>
        </text:list-item>
        <text:list-item>
          <text:p text:style-name="P110"><text:span text:style-name="Strong_20_Emphasis">Reinforcement Learning:</text:span> Adaptive decision-making based on market behavior. </text:p>
        </text:list-item>
        <text:list-item>
          <text:p text:style-name="P109"><text:span text:style-name="Strong_20_Emphasis">Explainable AI (XAI):</text:span> Improves transparency in model decisions. </text:p>
        </text:list-item>
      </text:list>
      <text:h text:style-name="Heading_20_3" text:outline-level="3">12. <text:span text:style-name="Strong_20_Emphasis">Prediction API Design</text:span></text:h>
      <text:p text:style-name="Text_20_body">The <text:span text:style-name="Strong_20_Emphasis">Energy Price Prediction</text:span> system provides an API-based interface for retrieving forecasts, enabling seamless integration with third-party applications, dashboards, and automated trading systems. The API is designed for <text:span text:style-name="Strong_20_Emphasis">high availability, low latency, and scalability</text:span> to support real-time and batch predictions.</text:p>
      <text:h text:style-name="Heading_20_4" text:outline-level="4"><text:span text:style-name="Strong_20_Emphasis">1. API Architecture</text:span></text:h>
      <text:p text:style-name="Text_20_body">The system is built using <text:span text:style-name="Strong_20_Emphasis">FastAPI</text:span>, a high-performance Python framework for asynchronous API services.</text:p>
      <text:h text:style-name="Heading_20_5" text:outline-level="5"><text:span text:style-name="Strong_20_Emphasis">Core Features:</text:span></text:h>
      <text:list text:style-name="L55">
        <text:list-item>
          <text:p text:style-name="P112"><text:span text:style-name="Strong_20_Emphasis">RESTful API Design:</text:span> Standardized HTTP endpoints for easy integration. </text:p>
        </text:list-item>
        <text:list-item>
          <text:p text:style-name="P112"><text:span text:style-name="Strong_20_Emphasis">JSON Response Format:</text:span> Ensures compatibility with diverse client applications. </text:p>
        </text:list-item>
        <text:list-item>
          <text:p text:style-name="P112"><text:span text:style-name="Strong_20_Emphasis">CORS Support:</text:span> Allows access from web-based frontends and mobile applications. </text:p>
        </text:list-item>
        <text:list-item>
          <text:p text:style-name="P111"><text:span text:style-name="Strong_20_Emphasis">Asynchronous Processing:</text:span> Uses <text:span text:style-name="Source_20_Text">async</text:span> functions to handle multiple requests efficiently. </text:p>
        </text:list-item>
      </text:list>
      <text:h text:style-name="Heading_20_4" text:outline-level="4"><text:soft-page-break/><text:span text:style-name="Strong_20_Emphasis">2. API Endpoints</text:span></text:h>
      <text:p text:style-name="Text_20_body">The API exposes several key endpoints for retrieving energy price predictions:</text:p>
      <text:h text:style-name="Heading_20_5" text:outline-level="5"><text:span text:style-name="Strong_20_Emphasis">A. Real-Time Predictions</text:span></text:h>
      <text:list text:style-name="L56">
        <text:list-item>
          <text:p text:style-name="P114"><text:span text:style-name="Strong_20_Emphasis">Endpoint:</text:span> <text:span text:style-name="Source_20_Text">GET /predict</text:span> </text:p>
        </text:list-item>
        <text:list-item>
          <text:p text:style-name="P114"><text:span text:style-name="Strong_20_Emphasis">Description:</text:span> Returns price predictions based on the latest real-time data. </text:p>
        </text:list-item>
        <text:list-item>
          <text:p text:style-name="P114"><text:span text:style-name="Strong_20_Emphasis">Parameters:</text:span> </text:p>
          <text:list>
            <text:list-item>
              <text:p text:style-name="P114"><text:span text:style-name="Source_20_Text">country</text:span>: The energy market region (e.g., <text:span text:style-name="Source_20_Text">"RO"</text:span> for Romania). </text:p>
            </text:list-item>
            <text:list-item>
              <text:p text:style-name="P114"><text:span text:style-name="Source_20_Text">bidding_zone</text:span>: The specific market bidding zone. </text:p>
            </text:list-item>
            <text:list-item>
              <text:p text:style-name="P114"><text:span text:style-name="Source_20_Text">forecast_horizon</text:span>: Time window for predictions (e.g., <text:span text:style-name="Source_20_Text">"24h"</text:span>, <text:span text:style-name="Source_20_Text">"7d"</text:span>). </text:p>
            </text:list-item>
          </text:list>
        </text:list-item>
        <text:list-item>
          <text:p text:style-name="P113"><text:span text:style-name="Strong_20_Emphasis">Response:</text:span> </text:p>
        </text:list-item>
      </text:list>
      <text:p text:style-name="Preformatted_20_Text"><text:span text:style-name="Source_20_Text">{</text:span></text:p>
      <text:p text:style-name="Preformatted_20_Text"><text:span text:style-name="Source_20_Text"><text:s text:c="2"/>"timestamp": "2025-02-26T12:00:00Z",</text:span></text:p>
      <text:p text:style-name="Preformatted_20_Text"><text:span text:style-name="Source_20_Text"><text:s text:c="2"/>"country": "RO",</text:span></text:p>
      <text:p text:style-name="Preformatted_20_Text"><text:span text:style-name="Source_20_Text"><text:s text:c="2"/>"bidding_zone": "RO",</text:span></text:p>
      <text:p text:style-name="Preformatted_20_Text"><text:span text:style-name="Source_20_Text"><text:s text:c="2"/>"forecast_horizon": "24h",</text:span></text:p>
      <text:p text:style-name="Preformatted_20_Text"><text:span text:style-name="Source_20_Text"><text:s text:c="2"/>"predictions": [</text:span></text:p>
      <text:p text:style-name="Preformatted_20_Text"><text:span text:style-name="Source_20_Text"><text:s text:c="4"/>{"hour": "12:00", "price": 50.23},</text:span></text:p>
      <text:p text:style-name="Preformatted_20_Text"><text:span text:style-name="Source_20_Text"><text:s text:c="4"/>{"hour": "13:00", "price": 49.87},</text:span></text:p>
      <text:p text:style-name="Preformatted_20_Text"><text:span text:style-name="Source_20_Text"><text:s text:c="4"/>...</text:span></text:p>
      <text:p text:style-name="Preformatted_20_Text"><text:span text:style-name="Source_20_Text"><text:s text:c="2"/>]</text:span></text:p>
      <text:p text:style-name="P2"><text:span text:style-name="Source_20_Text">}</text:span></text:p>
      <text:h text:style-name="Heading_20_5" text:outline-level="5"><text:span text:style-name="Strong_20_Emphasis">B. Historical Predictions for Backtesting</text:span></text:h>
      <text:list text:style-name="L57">
        <text:list-item>
          <text:p text:style-name="P116"><text:span text:style-name="Strong_20_Emphasis">Endpoint:</text:span> <text:span text:style-name="Source_20_Text">GET /historical-predictions</text:span> </text:p>
        </text:list-item>
        <text:list-item>
          <text:p text:style-name="P115"><text:span text:style-name="Strong_20_Emphasis">Description:</text:span> Retrieves past forecasts to compare against actual prices. </text:p>
        </text:list-item>
      </text:list>
      <text:h text:style-name="Heading_20_5" text:outline-level="5"><text:span text:style-name="Strong_20_Emphasis">C. Model Performance Metrics</text:span></text:h>
      <text:list text:style-name="L58">
        <text:list-item>
          <text:p text:style-name="P118"><text:span text:style-name="Strong_20_Emphasis">Endpoint:</text:span> <text:span text:style-name="Source_20_Text">GET /model-metrics</text:span> </text:p>
        </text:list-item>
        <text:list-item>
          <text:p text:style-name="P117"><text:span text:style-name="Strong_20_Emphasis">Description:</text:span> Provides evaluation scores such as MAE, RMSE, and MAPE. </text:p>
        </text:list-item>
      </text:list>
      <text:h text:style-name="Heading_20_5" text:outline-level="5"><text:span text:style-name="Strong_20_Emphasis">D. Trigger Model Retraining (Admin Only)</text:span></text:h>
      <text:list text:style-name="L59">
        <text:list-item>
          <text:p text:style-name="P120"><text:span text:style-name="Strong_20_Emphasis">Endpoint:</text:span> <text:span text:style-name="Source_20_Text">POST /retrain</text:span> </text:p>
        </text:list-item>
        <text:list-item>
          <text:p text:style-name="P119"><text:span text:style-name="Strong_20_Emphasis">Description:</text:span> Manually triggers model retraining with updated data. </text:p>
        </text:list-item>
      </text:list>
      <text:h text:style-name="Heading_20_4" text:outline-level="4"><text:span text:style-name="Strong_20_Emphasis">3. Authentication &amp; Security</text:span></text:h>
      <text:list text:style-name="L60">
        <text:list-item>
          <text:p text:style-name="P122"><text:span text:style-name="Strong_20_Emphasis">API Key Authentication:</text:span> Each client must provide a valid API key for access. </text:p>
        </text:list-item>
        <text:list-item>
          <text:p text:style-name="P122"><text:span text:style-name="Strong_20_Emphasis">Role-Based Access Control (RBAC):</text:span> Admins can retrain models, while regular users can only fetch predictions. </text:p>
        </text:list-item>
        <text:list-item>
          <text:p text:style-name="P121"><text:span text:style-name="Strong_20_Emphasis">Rate Limiting:</text:span> Prevents excessive API requests to ensure system stability. </text:p>
        </text:list-item>
      </text:list>
      <text:h text:style-name="Heading_20_4" text:outline-level="4"><text:span text:style-name="Strong_20_Emphasis">4. Scalability &amp; Performance Optimization</text:span></text:h>
      <text:list text:style-name="L61">
        <text:list-item>
          <text:p text:style-name="P124"><text:span text:style-name="Strong_20_Emphasis">Load Balancing:</text:span> API runs in a containerized environment (<text:span text:style-name="Source_20_Text">Docker</text:span> + <text:span text:style-name="Source_20_Text">Kubernetes</text:span>). </text:p>
        </text:list-item>
        <text:list-item>
          <text:p text:style-name="P124"><text:span text:style-name="Strong_20_Emphasis">Asynchronous Execution:</text:span> Reduces request latency via <text:span text:style-name="Source_20_Text">async/await</text:span>. </text:p>
        </text:list-item>
        <text:list-item>
          <text:p text:style-name="P123"><text:span text:style-name="Strong_20_Emphasis">Caching Strategies:</text:span> Stores frequently requested predictions to reduce computation load. </text:p>
        </text:list-item>
      </text:list>
      <text:h text:style-name="Heading_20_4" text:outline-level="4"><text:soft-page-break/><text:span text:style-name="Strong_20_Emphasis">5. Future Enhancements</text:span></text:h>
      <text:list text:style-name="L62">
        <text:list-item>
          <text:p text:style-name="P126"><text:span text:style-name="Strong_20_Emphasis">GraphQL API:</text:span> Flexible querying for customized data retrieval. </text:p>
        </text:list-item>
        <text:list-item>
          <text:p text:style-name="P126"><text:span text:style-name="Strong_20_Emphasis">WebSocket Integration:</text:span> Enables live updates on price fluctuations. </text:p>
        </text:list-item>
        <text:list-item>
          <text:p text:style-name="P125"><text:span text:style-name="Strong_20_Emphasis">Edge Deployment:</text:span> Expands real-time predictions to IoT and smart grid devices. </text:p>
        </text:list-item>
      </text:list>
      <text:h text:style-name="Heading_20_3" text:outline-level="3">13. <text:span text:style-name="Strong_20_Emphasis">Scheduler and Automation</text:span></text:h>
      <text:p text:style-name="Text_20_body">The <text:span text:style-name="Strong_20_Emphasis">Energy Price Prediction</text:span> system incorporates a <text:span text:style-name="Strong_20_Emphasis">scheduler and automation framework</text:span> to handle periodic data ingestion, model retraining, and forecasting updates without manual intervention. The scheduler ensures that all components of the system operate seamlessly in the background, maintaining data freshness and model accuracy.</text:p>
      <text:h text:style-name="Heading_20_4" text:outline-level="4"><text:span text:style-name="Strong_20_Emphasis">1. Scheduling Framework</text:span></text:h>
      <text:p text:style-name="Text_20_body">The system uses <text:span text:style-name="Strong_20_Emphasis">APScheduler</text:span> (Advanced Python Scheduler) to automate tasks at predefined intervals. The scheduler runs in a separate <text:span text:style-name="Strong_20_Emphasis">Docker container</text:span> to ensure isolation and scalability.</text:p>
      <text:h text:style-name="Heading_20_5" text:outline-level="5"><text:span text:style-name="Strong_20_Emphasis">Core Automation Features:</text:span></text:h>
      <text:list text:style-name="L63">
        <text:list-item>
          <text:p text:style-name="P128"><text:span text:style-name="Strong_20_Emphasis">Data Extraction:</text:span> Automatically fetches updated energy price and meteorological data. </text:p>
        </text:list-item>
        <text:list-item>
          <text:p text:style-name="P128"><text:span text:style-name="Strong_20_Emphasis">Model Retraining:</text:span> Re-trains the ML models based on new data to improve accuracy. </text:p>
        </text:list-item>
        <text:list-item>
          <text:p text:style-name="P128"><text:span text:style-name="Strong_20_Emphasis">Scheduled Forecast Generation:</text:span> Computes price predictions at regular intervals. </text:p>
        </text:list-item>
        <text:list-item>
          <text:p text:style-name="P127"><text:span text:style-name="Strong_20_Emphasis">Health Checks &amp; Logging:</text:span> Monitors system performance and logs task execution. </text:p>
        </text:list-item>
      </text:list>
      <text:h text:style-name="Heading_20_4" text:outline-level="4"><text:span text:style-name="Strong_20_Emphasis">2. Key Scheduled Tasks</text:span></text:h>
      <text:h text:style-name="Heading_20_5" text:outline-level="5"><text:span text:style-name="Strong_20_Emphasis">A. Data Ingestion Jobs (</text:span><text:span text:style-name="Strong_20_Emphasis"><text:span text:style-name="Source_20_Text">data_ingestion.py</text:span></text:span><text:span text:style-name="Strong_20_Emphasis">)</text:span></text:h>
      <text:list text:style-name="L64">
        <text:list-item>
          <text:p text:style-name="P130"><text:span text:style-name="Strong_20_Emphasis">Runs Every:</text:span> <text:span text:style-name="Source_20_Text">EXTRACTION_INTERVAL=43200</text:span> seconds (12 hours) </text:p>
        </text:list-item>
        <text:list-item>
          <text:p text:style-name="P130"><text:span text:style-name="Strong_20_Emphasis">Description:</text:span> </text:p>
          <text:list>
            <text:list-item>
              <text:p text:style-name="P130">Fetches historical and real-time data from external APIs. </text:p>
            </text:list-item>
            <text:list-item>
              <text:p text:style-name="P130">Updates <text:span text:style-name="Strong_20_Emphasis">MongoDB</text:span> with the latest market and weather data. </text:p>
            </text:list-item>
            <text:list-item>
              <text:p text:style-name="P129">Ensures missing data is handled gracefully. </text:p>
            </text:list-item>
          </text:list>
        </text:list-item>
      </text:list>
      <text:h text:style-name="Heading_20_5" text:outline-level="5"><text:span text:style-name="Strong_20_Emphasis">B. Model Retraining (</text:span><text:span text:style-name="Strong_20_Emphasis"><text:span text:style-name="Source_20_Text">train_model_batch.py</text:span></text:span><text:span text:style-name="Strong_20_Emphasis">)</text:span></text:h>
      <text:list text:style-name="L65">
        <text:list-item>
          <text:p text:style-name="P132"><text:span text:style-name="Strong_20_Emphasis">Runs Every:</text:span> <text:span text:style-name="Source_20_Text">TRAINING_INTERVAL=86400</text:span> seconds (24 hours) </text:p>
        </text:list-item>
        <text:list-item>
          <text:p text:style-name="P132"><text:span text:style-name="Strong_20_Emphasis">Description:</text:span> </text:p>
          <text:list>
            <text:list-item>
              <text:p text:style-name="P132">Retrieves the latest data and re-trains the ML models. </text:p>
            </text:list-item>
            <text:list-item>
              <text:p text:style-name="P132">Performs hyperparameter tuning to maintain accuracy. </text:p>
            </text:list-item>
            <text:list-item>
              <text:p text:style-name="P132">Stores the new model in <text:span text:style-name="Source_20_Text">models/energy_price_model.pkl</text:span>. </text:p>
            </text:list-item>
            <text:list-item>
              <text:p text:style-name="P131">Triggers alerts if performance metrics degrade. </text:p>
            </text:list-item>
          </text:list>
        </text:list-item>
      </text:list>
      <text:h text:style-name="Heading_20_5" text:outline-level="5"><text:span text:style-name="Strong_20_Emphasis">C. Forecast Generation (</text:span><text:span text:style-name="Strong_20_Emphasis"><text:span text:style-name="Source_20_Text">scheduler.py</text:span></text:span><text:span text:style-name="Strong_20_Emphasis">)</text:span></text:h>
      <text:list text:style-name="L66">
        <text:list-item>
          <text:p text:style-name="P134"><text:span text:style-name="Strong_20_Emphasis">Runs Every:</text:span> 1 hour </text:p>
        </text:list-item>
        <text:list-item>
          <text:p text:style-name="P134"><text:span text:style-name="Strong_20_Emphasis">Description:</text:span> </text:p>
          <text:list>
            <text:list-item>
              <text:p text:style-name="P134">Uses the latest trained model to generate price predictions. </text:p>
            </text:list-item>
            <text:list-item>
              <text:p text:style-name="P134">Stores forecasts in the database for API access. </text:p>
            </text:list-item>
            <text:list-item>
              <text:p text:style-name="P133">Implements caching to reduce redundant computations. </text:p>
            </text:list-item>
          </text:list>
        </text:list-item>
      </text:list>
      <text:h text:style-name="Heading_20_4" text:outline-level="4"><text:soft-page-break/><text:span text:style-name="Strong_20_Emphasis">3. Environment Variables for Automation</text:span></text:h>
      <text:p text:style-name="Text_20_body">The <text:span text:style-name="Source_20_Text">.env</text:span> file provides configurable parameters to adjust scheduling behavior:</text:p>
      <text:p text:style-name="Preformatted_20_Text"><text:span text:style-name="Source_20_Text"># Data ingestion frequency (seconds)</text:span></text:p>
      <text:p text:style-name="Preformatted_20_Text"><text:span text:style-name="Source_20_Text">EXTRACTION_INTERVAL=43200</text:span></text:p>
      <text:p text:style-name="Preformatted_20_Text"/>
      <text:p text:style-name="Preformatted_20_Text"><text:span text:style-name="Source_20_Text"># Model retraining frequency (seconds)</text:span></text:p>
      <text:p text:style-name="Preformatted_20_Text"><text:span text:style-name="Source_20_Text">TRAINING_INTERVAL=86400</text:span></text:p>
      <text:p text:style-name="Preformatted_20_Text"/>
      <text:p text:style-name="Preformatted_20_Text"><text:span text:style-name="Source_20_Text"># Daily scheduled run time (UTC)</text:span></text:p>
      <text:p text:style-name="P2"><text:span text:style-name="Source_20_Text">CRON_HOUR=3</text:span></text:p>
      <text:h text:style-name="Heading_20_4" text:outline-level="4"><text:span text:style-name="Strong_20_Emphasis">4. Logging &amp; Monitoring</text:span></text:h>
      <text:list text:style-name="L67">
        <text:list-item>
          <text:p text:style-name="P136"><text:span text:style-name="Strong_20_Emphasis">Task Execution Logs:</text:span> Stored in <text:span text:style-name="Source_20_Text">/logs/</text:span> for debugging and audit purposes. </text:p>
        </text:list-item>
        <text:list-item>
          <text:p text:style-name="P136"><text:span text:style-name="Strong_20_Emphasis">Failure Handling:</text:span> If a task fails, the system retries up to <text:span text:style-name="Source_20_Text">MAX_RETRIES=3</text:span> times. </text:p>
        </text:list-item>
        <text:list-item>
          <text:p text:style-name="P135"><text:span text:style-name="Strong_20_Emphasis">Health Checks:</text:span> API endpoints (<text:span text:style-name="Source_20_Text">/health</text:span>) verify that scheduled jobs run correctly. </text:p>
        </text:list-item>
      </text:list>
      <text:h text:style-name="Heading_20_4" text:outline-level="4"><text:span text:style-name="Strong_20_Emphasis">5. Future Enhancements</text:span></text:h>
      <text:list text:style-name="L68">
        <text:list-item>
          <text:p text:style-name="P138"><text:span text:style-name="Strong_20_Emphasis">Dynamic Retraining Triggers:</text:span> Instead of fixed intervals, the model retrains when accuracy drops below a threshold. </text:p>
        </text:list-item>
        <text:list-item>
          <text:p text:style-name="P138"><text:span text:style-name="Strong_20_Emphasis">Distributed Task Execution:</text:span> Integration with <text:span text:style-name="Strong_20_Emphasis">Celery</text:span> for parallel task processing. </text:p>
        </text:list-item>
        <text:list-item>
          <text:p text:style-name="P137"><text:span text:style-name="Strong_20_Emphasis">Adaptive Scheduling:</text:span> Uses AI to optimize execution timing based on market trends. </text:p>
        </text:list-item>
      </text:list>
      <text:h text:style-name="Heading_20_3" text:outline-level="3">14. <text:span text:style-name="Strong_20_Emphasis">System Architecture and Deployment</text:span></text:h>
      <text:p text:style-name="Text_20_body">The <text:span text:style-name="Strong_20_Emphasis">Energy Price Prediction</text:span> system is designed with a <text:span text:style-name="Strong_20_Emphasis">modular, scalable, and cloud-ready architecture</text:span>, ensuring efficient data processing, robust model training, and seamless API integration. The deployment strategy leverages containerization, microservices, and cloud-based orchestration.</text:p>
      <text:h text:style-name="Heading_20_4" text:outline-level="4"><text:span text:style-name="Strong_20_Emphasis">1. System Architecture Overview</text:span></text:h>
      <text:p text:style-name="Text_20_body">The system follows a <text:span text:style-name="Strong_20_Emphasis">microservices-based architecture</text:span>, where each component operates independently and communicates through well-defined APIs.</text:p>
      <text:h text:style-name="Heading_20_5" text:outline-level="5"><text:span text:style-name="Strong_20_Emphasis">Key Architectural Components:</text:span></text:h>
      <text:list text:style-name="L69">
        <text:list-item>
          <text:p text:style-name="P139"><text:span text:style-name="Strong_20_Emphasis">Data Ingestion Service</text:span></text:p>
          <text:list>
            <text:list-item>
              <text:p text:style-name="P140">Fetches real-time and historical data from external APIs. </text:p>
            </text:list-item>
            <text:list-item>
              <text:p text:style-name="P140">Cleans and stores the data in <text:span text:style-name="Strong_20_Emphasis">MongoDB</text:span>. </text:p>
            </text:list-item>
          </text:list>
        </text:list-item>
        <text:list-item>
          <text:p text:style-name="P139"><text:span text:style-name="Strong_20_Emphasis">Machine Learning Model Service</text:span></text:p>
          <text:list>
            <text:list-item>
              <text:p text:style-name="P140">Trains and evaluates energy price prediction models. </text:p>
            </text:list-item>
            <text:list-item>
              <text:p text:style-name="P140">Handles scheduled retraining using APScheduler. </text:p>
            </text:list-item>
          </text:list>
        </text:list-item>
        <text:list-item>
          <text:p text:style-name="P139"><text:span text:style-name="Strong_20_Emphasis">FastAPI Prediction API</text:span></text:p>
          <text:list>
            <text:list-item>
              <text:p text:style-name="P140">Exposes a REST API for querying price forecasts. </text:p>
            </text:list-item>
            <text:list-item>
              <text:p text:style-name="P140">Provides real-time and batch prediction endpoints. </text:p>
            </text:list-item>
          </text:list>
        </text:list-item>
        <text:list-item>
          <text:p text:style-name="P139"><text:span text:style-name="Strong_20_Emphasis">Scheduler and Automation</text:span></text:p>
          <text:list>
            <text:list-item>
              <text:p text:style-name="P140"><text:soft-page-break/>Automates data ingestion, model training, and forecast updates. </text:p>
            </text:list-item>
            <text:list-item>
              <text:p text:style-name="P140">Runs as a background process in a dedicated container. </text:p>
            </text:list-item>
          </text:list>
        </text:list-item>
        <text:list-item>
          <text:p text:style-name="P139"><text:span text:style-name="Strong_20_Emphasis">Database (MongoDB)</text:span></text:p>
          <text:list>
            <text:list-item>
              <text:p text:style-name="P140">Stores <text:span text:style-name="Strong_20_Emphasis">energy price data</text:span>, <text:span text:style-name="Strong_20_Emphasis">weather records</text:span>, and <text:span text:style-name="Strong_20_Emphasis">predictions</text:span>. </text:p>
            </text:list-item>
            <text:list-item>
              <text:p text:style-name="P139">Optimized for <text:span text:style-name="Strong_20_Emphasis">fast retrieval and indexing</text:span>. </text:p>
            </text:list-item>
          </text:list>
        </text:list-item>
      </text:list>
      <text:h text:style-name="Heading_20_5" text:outline-level="5"><text:span text:style-name="Strong_20_Emphasis">System Workflow:</text:span></text:h>
      <text:list text:style-name="L70">
        <text:list-item>
          <text:p text:style-name="P142">The <text:span text:style-name="Strong_20_Emphasis">Scheduler</text:span> triggers data ingestion at predefined intervals. </text:p>
        </text:list-item>
        <text:list-item>
          <text:p text:style-name="P142">The <text:span text:style-name="Strong_20_Emphasis">Data Ingestion Service</text:span> collects, cleans, and stores the data. </text:p>
        </text:list-item>
        <text:list-item>
          <text:p text:style-name="P142">The <text:span text:style-name="Strong_20_Emphasis">Model Training Service</text:span> retrieves updated data and re-trains models. </text:p>
        </text:list-item>
        <text:list-item>
          <text:p text:style-name="P141">The <text:span text:style-name="Strong_20_Emphasis">Prediction API</text:span> serves price forecasts to external users. </text:p>
        </text:list-item>
      </text:list>
      <text:h text:style-name="Heading_20_4" text:outline-level="4"><text:span text:style-name="Strong_20_Emphasis">2. Deployment Strategy</text:span></text:h>
      <text:p text:style-name="Text_20_body">The system is deployed using <text:span text:style-name="Strong_20_Emphasis">Docker</text:span> and <text:span text:style-name="Strong_20_Emphasis">Kubernetes</text:span> for scalability and reliability.</text:p>
      <text:h text:style-name="Heading_20_5" text:outline-level="5"><text:span text:style-name="Strong_20_Emphasis">A. Containerization (Docker)</text:span></text:h>
      <text:p text:style-name="Text_20_body">Each system component runs as a separate <text:span text:style-name="Strong_20_Emphasis">Docker container</text:span>:</text:p>
      <text:list text:style-name="L71">
        <text:list-item>
          <text:p text:style-name="P144"><text:span text:style-name="Strong_20_Emphasis">FastAPI Service</text:span> (<text:span text:style-name="Source_20_Text">main.py</text:span>) → Handles API requests. </text:p>
        </text:list-item>
        <text:list-item>
          <text:p text:style-name="P144"><text:span text:style-name="Strong_20_Emphasis">Scheduler Service</text:span> (<text:span text:style-name="Source_20_Text">scheduler.py</text:span>) → Manages automation tasks. </text:p>
        </text:list-item>
        <text:list-item>
          <text:p text:style-name="P143"><text:span text:style-name="Strong_20_Emphasis">MongoDB Container</text:span> → Stores all collected and processed data. </text:p>
        </text:list-item>
      </text:list>
      <text:h text:style-name="Heading_20_5" text:outline-level="5"><text:span text:style-name="Strong_20_Emphasis">B. Orchestration (Kubernetes - Future Enhancement)</text:span></text:h>
      <text:list text:style-name="L72">
        <text:list-item>
          <text:p text:style-name="P146">Enables <text:span text:style-name="Strong_20_Emphasis">auto-scaling</text:span> and <text:span text:style-name="Strong_20_Emphasis">fault tolerance</text:span>. </text:p>
        </text:list-item>
        <text:list-item>
          <text:p text:style-name="P146">Deploys services across multiple cloud instances. </text:p>
        </text:list-item>
        <text:list-item>
          <text:p text:style-name="P145">Uses <text:span text:style-name="Strong_20_Emphasis">Helm Charts</text:span> for simplified management. </text:p>
        </text:list-item>
      </text:list>
      <text:h text:style-name="Heading_20_5" text:outline-level="5"><text:span text:style-name="Strong_20_Emphasis">C. Cloud Hosting (AWS/GCP/Azure - Future Enhancement)</text:span></text:h>
      <text:list text:style-name="L73">
        <text:list-item>
          <text:p text:style-name="P148"><text:span text:style-name="Strong_20_Emphasis">Database Scaling:</text:span> Uses <text:span text:style-name="Strong_20_Emphasis">MongoDB Atlas</text:span> for managed cloud storage. </text:p>
        </text:list-item>
        <text:list-item>
          <text:p text:style-name="P148"><text:span text:style-name="Strong_20_Emphasis">Model Hosting:</text:span> Deploys models using <text:span text:style-name="Strong_20_Emphasis">AWS SageMaker</text:span> or <text:span text:style-name="Strong_20_Emphasis">Vertex AI</text:span>. </text:p>
        </text:list-item>
        <text:list-item>
          <text:p text:style-name="P147"><text:span text:style-name="Strong_20_Emphasis">API Load Balancing:</text:span> Uses <text:span text:style-name="Strong_20_Emphasis">AWS ALB</text:span> or <text:span text:style-name="Strong_20_Emphasis">NGINX</text:span> to distribute requests efficiently. </text:p>
        </text:list-item>
      </text:list>
      <text:h text:style-name="Heading_20_4" text:outline-level="4"><text:span text:style-name="Strong_20_Emphasis">3. Deployment Process</text:span></text:h>
      <text:p text:style-name="Text_20_body">To deploy the system, follow these steps:</text:p>
      <text:h text:style-name="Heading_20_5" text:outline-level="5"><text:span text:style-name="Strong_20_Emphasis">A. Local Deployment (Docker-Compose)</text:span></text:h>
      <text:p text:style-name="P2"><text:span text:style-name="Source_20_Text">docker-compose up --build -d</text:span></text:p>
      <text:list text:style-name="L74">
        <text:list-item>
          <text:p text:style-name="P150">Starts all services in isolated containers. </text:p>
        </text:list-item>
        <text:list-item>
          <text:p text:style-name="P149">Ensures easy development and debugging. </text:p>
        </text:list-item>
      </text:list>
      <text:h text:style-name="Heading_20_5" text:outline-level="5"><text:span text:style-name="Strong_20_Emphasis">B. Production Deployment (Docker + Kubernetes - Future Roadmap)</text:span></text:h>
      <text:p text:style-name="P2"><text:span text:style-name="Source_20_Text">kubectl apply -f deployment.yaml</text:span></text:p>
      <text:list text:style-name="L75">
        <text:list-item>
          <text:p text:style-name="P151">Deploys the system on a cloud-based Kubernetes cluster. </text:p>
        </text:list-item>
      </text:list>
      <text:h text:style-name="Heading_20_4" text:outline-level="4"><text:soft-page-break/><text:span text:style-name="Strong_20_Emphasis">4. Monitoring and Maintenance</text:span></text:h>
      <text:list text:style-name="L76">
        <text:list-item>
          <text:p text:style-name="P153"><text:span text:style-name="Strong_20_Emphasis">Logging:</text:span> All system events are recorded in the <text:span text:style-name="Source_20_Text">/logs/</text:span> directory. </text:p>
        </text:list-item>
        <text:list-item>
          <text:p text:style-name="P153"><text:span text:style-name="Strong_20_Emphasis">Health Checks:</text:span> API endpoint <text:span text:style-name="Source_20_Text">/health</text:span> monitors service availability. </text:p>
        </text:list-item>
        <text:list-item>
          <text:p text:style-name="P152"><text:span text:style-name="Strong_20_Emphasis">Performance Metrics:</text:span> System usage statistics are tracked via <text:span text:style-name="Strong_20_Emphasis">Prometheus/Grafana</text:span>. </text:p>
        </text:list-item>
      </text:list>
      <text:h text:style-name="Heading_20_4" text:outline-level="4"><text:span text:style-name="Strong_20_Emphasis">5. Future Enhancements</text:span></text:h>
      <text:list text:style-name="L77">
        <text:list-item>
          <text:p text:style-name="P155"><text:span text:style-name="Strong_20_Emphasis">CI/CD Integration:</text:span> Automates deployments with <text:span text:style-name="Strong_20_Emphasis">GitHub Actions</text:span>. </text:p>
        </text:list-item>
        <text:list-item>
          <text:p text:style-name="P155"><text:span text:style-name="Strong_20_Emphasis">Hybrid Cloud Support:</text:span> Allows on-premise and cloud integration. </text:p>
        </text:list-item>
        <text:list-item>
          <text:p text:style-name="P154"><text:span text:style-name="Strong_20_Emphasis">Serverless API Hosting:</text:span> Moves prediction endpoints to <text:span text:style-name="Strong_20_Emphasis">AWS Lambda</text:span> for cost efficiency. </text:p>
        </text:list-item>
      </text:list>
      <text:h text:style-name="Heading_20_3" text:outline-level="3">15. <text:span text:style-name="Strong_20_Emphasis">Technology Stack</text:span></text:h>
      <text:p text:style-name="Text_20_body">The <text:span text:style-name="Strong_20_Emphasis">Energy Price Prediction</text:span> system is built using a <text:span text:style-name="Strong_20_Emphasis">modern, scalable, and performance-oriented technology stack</text:span>, ensuring efficiency in data processing, model training, and API deployment. The selected technologies support <text:span text:style-name="Strong_20_Emphasis">high availability, automation, and extensibility</text:span> for future enhancements.</text:p>
      <text:h text:style-name="Heading_20_4" text:outline-level="4"><text:span text:style-name="Strong_20_Emphasis">1. Programming Languages</text:span></text:h>
      <text:list text:style-name="L78">
        <text:list-item>
          <text:p text:style-name="P157"><text:span text:style-name="Strong_20_Emphasis">Python</text:span> → Primary language for data ingestion, machine learning, and API development. </text:p>
        </text:list-item>
        <text:list-item>
          <text:p text:style-name="P156"><text:span text:style-name="Strong_20_Emphasis">Bash (Shell Scripting)</text:span> → Used for deployment automation and system administration tasks. </text:p>
        </text:list-item>
      </text:list>
      <text:h text:style-name="Heading_20_4" text:outline-level="4"><text:span text:style-name="Strong_20_Emphasis">2. Machine Learning &amp; Data Science</text:span></text:h>
      <text:list text:style-name="L79">
        <text:list-item>
          <text:p text:style-name="P159"><text:span text:style-name="Strong_20_Emphasis">Prophet</text:span> → Time-series forecasting model for energy prices. </text:p>
        </text:list-item>
        <text:list-item>
          <text:p text:style-name="P159"><text:span text:style-name="Strong_20_Emphasis">XGBoost / LightGBM</text:span> → Gradient boosting models for short-term price prediction. </text:p>
        </text:list-item>
        <text:list-item>
          <text:p text:style-name="P159"><text:span text:style-name="Strong_20_Emphasis">LSTM (Long Short-Term Memory)</text:span> → Deep learning model for sequential energy price forecasting. </text:p>
        </text:list-item>
        <text:list-item>
          <text:p text:style-name="P159"><text:span text:style-name="Strong_20_Emphasis">Scikit-Learn</text:span> → General ML utilities (preprocessing, feature engineering). </text:p>
        </text:list-item>
        <text:list-item>
          <text:p text:style-name="P158"><text:span text:style-name="Strong_20_Emphasis">Statsmodels / ARIMA</text:span> → Statistical modeling for baseline comparisons. </text:p>
        </text:list-item>
      </text:list>
      <text:h text:style-name="Heading_20_4" text:outline-level="4"><text:span text:style-name="Strong_20_Emphasis">3. Data Ingestion &amp; Storage</text:span></text:h>
      <text:list text:style-name="L80">
        <text:list-item>
          <text:p text:style-name="P161"><text:span text:style-name="Strong_20_Emphasis">MongoDB</text:span> → NoSQL database for storing energy price, weather, and model results. </text:p>
        </text:list-item>
        <text:list-item>
          <text:p text:style-name="P160"><text:span text:style-name="Strong_20_Emphasis">Requests / BeautifulSoup / Selenium</text:span> → APIs and web scraping tools for external data sources. </text:p>
        </text:list-item>
      </text:list>
      <text:h text:style-name="Heading_20_4" text:outline-level="4"><text:span text:style-name="Strong_20_Emphasis">4. API Development &amp; Backend Services</text:span></text:h>
      <text:list text:style-name="L81">
        <text:list-item>
          <text:p text:style-name="P163"><text:span text:style-name="Strong_20_Emphasis">FastAPI</text:span> → High-performance Python framework for serving RESTful APIs. </text:p>
        </text:list-item>
        <text:list-item>
          <text:p text:style-name="P163"><text:span text:style-name="Strong_20_Emphasis">Pydantic</text:span> → Ensures data validation and serialization for API requests. </text:p>
        </text:list-item>
        <text:list-item>
          <text:p text:style-name="P162"><text:span text:style-name="Strong_20_Emphasis">Uvicorn</text:span> → ASGI server for running FastAPI applications efficiently. </text:p>
        </text:list-item>
      </text:list>
      <text:h text:style-name="Heading_20_4" text:outline-level="4"><text:span text:style-name="Strong_20_Emphasis">5. Task Scheduling &amp; Automation</text:span></text:h>
      <text:list text:style-name="L82">
        <text:list-item>
          <text:p text:style-name="P165"><text:span text:style-name="Strong_20_Emphasis">APScheduler</text:span> → Manages periodic jobs for data ingestion and model retraining. </text:p>
        </text:list-item>
        <text:list-item>
          <text:p text:style-name="P164"><text:span text:style-name="Strong_20_Emphasis">Celery (Future Enhancement)</text:span> → Distributed task queue for parallel job execution. </text:p>
        </text:list-item>
      </text:list>
      <text:h text:style-name="Heading_20_4" text:outline-level="4"><text:soft-page-break/><text:span text:style-name="Strong_20_Emphasis">6. Containerization &amp; Orchestration</text:span></text:h>
      <text:list text:style-name="L83">
        <text:list-item>
          <text:p text:style-name="P167"><text:span text:style-name="Strong_20_Emphasis">Docker</text:span> → Containers for all system components (API, scheduler, database). </text:p>
        </text:list-item>
        <text:list-item>
          <text:p text:style-name="P167"><text:span text:style-name="Strong_20_Emphasis">Docker Compose</text:span> → Simplifies local development and multi-container management. </text:p>
        </text:list-item>
        <text:list-item>
          <text:p text:style-name="P166"><text:span text:style-name="Strong_20_Emphasis">Kubernetes (Future Enhancement)</text:span> → Auto-scaling and high-availability orchestration. </text:p>
        </text:list-item>
      </text:list>
      <text:h text:style-name="Heading_20_4" text:outline-level="4"><text:span text:style-name="Strong_20_Emphasis">7. Deployment &amp; Cloud Services</text:span></text:h>
      <text:list text:style-name="L84">
        <text:list-item>
          <text:p text:style-name="P169"><text:span text:style-name="Strong_20_Emphasis">AWS EC2 / Google Cloud Compute (Planned)</text:span> → Cloud-based server hosting. </text:p>
        </text:list-item>
        <text:list-item>
          <text:p text:style-name="P169"><text:span text:style-name="Strong_20_Emphasis">MongoDB Atlas (Planned)</text:span> → Fully managed cloud NoSQL database. </text:p>
        </text:list-item>
        <text:list-item>
          <text:p text:style-name="P168"><text:span text:style-name="Strong_20_Emphasis">AWS SageMaker / Vertex AI (Planned)</text:span> → Cloud-based model training and deployment. </text:p>
        </text:list-item>
      </text:list>
      <text:h text:style-name="Heading_20_4" text:outline-level="4"><text:span text:style-name="Strong_20_Emphasis">8. Monitoring &amp; Logging</text:span></text:h>
      <text:list text:style-name="L85">
        <text:list-item>
          <text:p text:style-name="P171"><text:span text:style-name="Strong_20_Emphasis">Prometheus &amp; Grafana (Future Enhancement)</text:span> → System performance tracking. </text:p>
        </text:list-item>
        <text:list-item>
          <text:p text:style-name="P170"><text:span text:style-name="Strong_20_Emphasis">ELK Stack (Elasticsearch, Logstash, Kibana)</text:span> → Centralized log management. </text:p>
        </text:list-item>
      </text:list>
      <text:h text:style-name="Heading_20_4" text:outline-level="4"><text:span text:style-name="Strong_20_Emphasis">9. Security &amp; Authentication</text:span></text:h>
      <text:list text:style-name="L86">
        <text:list-item>
          <text:p text:style-name="P173"><text:span text:style-name="Strong_20_Emphasis">OAuth2 / JWT Tokens (Planned)</text:span> → API authentication and access control. </text:p>
        </text:list-item>
        <text:list-item>
          <text:p text:style-name="P173"><text:span text:style-name="Strong_20_Emphasis">SSL/TLS Encryption</text:span> → Secure data transmission over API endpoints. </text:p>
        </text:list-item>
        <text:list-item>
          <text:p text:style-name="P172"><text:span text:style-name="Strong_20_Emphasis">Role-Based Access Control (RBAC)</text:span> → Limits administrative actions (e.g., retraining models). </text:p>
        </text:list-item>
      </text:list>
      <text:h text:style-name="Heading_20_4" text:outline-level="4"><text:span text:style-name="Strong_20_Emphasis">10. CI/CD &amp; DevOps</text:span></text:h>
      <text:list text:style-name="L87">
        <text:list-item>
          <text:p text:style-name="P175"><text:span text:style-name="Strong_20_Emphasis">GitHub Actions (Future Enhancement)</text:span> → Automates builds, tests, and deployments. </text:p>
        </text:list-item>
        <text:list-item>
          <text:p text:style-name="P174"><text:span text:style-name="Strong_20_Emphasis">Terraform / Helm (Planned)</text:span> → Infrastructure as Code (IaC) for managing cloud resources. </text:p>
        </text:list-item>
      </text:list>
      <text:h text:style-name="Heading_20_3" text:outline-level="3">16. <text:span text:style-name="Strong_20_Emphasis">Security Considerations</text:span></text:h>
      <text:p text:style-name="Text_20_body">The <text:span text:style-name="Strong_20_Emphasis">Energy Price Prediction</text:span> system follows <text:span text:style-name="Strong_20_Emphasis">best practices in cybersecurity</text:span> to ensure data integrity, secure API access, and prevent unauthorized access to sensitive information. The system is designed with multiple security layers to <text:span text:style-name="Strong_20_Emphasis">protect data, enforce authentication, and mitigate cyber threats.</text:span></text:p>
      <text:h text:style-name="Heading_20_4" text:outline-level="4"><text:span text:style-name="Strong_20_Emphasis">1. API Security</text:span></text:h>
      <text:list text:style-name="L88">
        <text:list-item>
          <text:p text:style-name="P177"><text:span text:style-name="Strong_20_Emphasis">OAuth2 / JWT Authentication (Planned)</text:span> </text:p>
          <text:list>
            <text:list-item>
              <text:p text:style-name="P177">API endpoints require valid authentication tokens to access protected resources. </text:p>
            </text:list-item>
            <text:list-item>
              <text:p text:style-name="P177">User roles (admin, analyst, read-only) restrict API actions. </text:p>
            </text:list-item>
          </text:list>
        </text:list-item>
        <text:list-item>
          <text:p text:style-name="P177"><text:span text:style-name="Strong_20_Emphasis">Rate Limiting &amp; Throttling</text:span> </text:p>
          <text:list>
            <text:list-item>
              <text:p text:style-name="P177">Prevents API abuse and DDoS attacks by limiting request frequency per user. </text:p>
            </text:list-item>
          </text:list>
        </text:list-item>
        <text:list-item>
          <text:p text:style-name="P177"><text:span text:style-name="Strong_20_Emphasis">CORS Policy Enforcement</text:span> </text:p>
          <text:list>
            <text:list-item>
              <text:p text:style-name="P177">Restricts API access to approved domains and prevents cross-site request forgery (CSRF). </text:p>
            </text:list-item>
          </text:list>
        </text:list-item>
        <text:list-item>
          <text:p text:style-name="P177"><text:span text:style-name="Strong_20_Emphasis">Input Validation with Pydantic</text:span> </text:p>
          <text:list>
            <text:list-item>
              <text:p text:style-name="P176">Ensures strict type checking and sanitization to prevent SQL/NoSQL injection. </text:p>
            </text:list-item>
          </text:list>
        </text:list-item>
      </text:list>
      <text:h text:style-name="Heading_20_4" text:outline-level="4"><text:soft-page-break/><text:span text:style-name="Strong_20_Emphasis">2. Data Security &amp; Privacy</text:span></text:h>
      <text:list text:style-name="L89">
        <text:list-item>
          <text:p text:style-name="P179"><text:span text:style-name="Strong_20_Emphasis">SSL/TLS Encryption</text:span> </text:p>
          <text:list>
            <text:list-item>
              <text:p text:style-name="P179">Secures API communication using HTTPS to prevent man-in-the-middle attacks. </text:p>
            </text:list-item>
          </text:list>
        </text:list-item>
        <text:list-item>
          <text:p text:style-name="P179"><text:span text:style-name="Strong_20_Emphasis">MongoDB Security Best Practices</text:span> </text:p>
          <text:list>
            <text:list-item>
              <text:p text:style-name="P179"><text:span text:style-name="Strong_20_Emphasis">Access Control:</text:span> Only authorized applications and users can query data. </text:p>
            </text:list-item>
            <text:list-item>
              <text:p text:style-name="P179"><text:span text:style-name="Strong_20_Emphasis">Data Partitioning:</text:span> User-specific or region-based data segmentation. </text:p>
            </text:list-item>
            <text:list-item>
              <text:p text:style-name="P179"><text:span text:style-name="Strong_20_Emphasis">Audit Logging:</text:span> Monitors database access patterns for anomaly detection. </text:p>
            </text:list-item>
          </text:list>
        </text:list-item>
        <text:list-item>
          <text:p text:style-name="P179"><text:span text:style-name="Strong_20_Emphasis">Environment Variables for Secrets Management</text:span> </text:p>
          <text:list>
            <text:list-item>
              <text:p text:style-name="P178">Database credentials and API keys are stored securely in <text:span text:style-name="Source_20_Text">.env</text:span> files, <text:span text:style-name="Strong_20_Emphasis">never hardcoded.</text:span> </text:p>
            </text:list-item>
          </text:list>
        </text:list-item>
      </text:list>
      <text:h text:style-name="Heading_20_4" text:outline-level="4"><text:span text:style-name="Strong_20_Emphasis">3. Infrastructure &amp; Deployment Security</text:span></text:h>
      <text:list text:style-name="L90">
        <text:list-item>
          <text:p text:style-name="P181"><text:span text:style-name="Strong_20_Emphasis">Docker Container Isolation</text:span> </text:p>
          <text:list>
            <text:list-item>
              <text:p text:style-name="P181">Each service runs in an isolated container to minimize cross-service vulnerabilities. </text:p>
            </text:list-item>
          </text:list>
        </text:list-item>
        <text:list-item>
          <text:p text:style-name="P181"><text:span text:style-name="Strong_20_Emphasis">Role-Based Access Control (RBAC) for Deployment</text:span> </text:p>
          <text:list>
            <text:list-item>
              <text:p text:style-name="P181">Only authorized personnel can modify infrastructure and deploy models. </text:p>
            </text:list-item>
          </text:list>
        </text:list-item>
        <text:list-item>
          <text:p text:style-name="P181"><text:span text:style-name="Strong_20_Emphasis">Firewall Rules &amp; IP Whitelisting (Planned)</text:span> </text:p>
          <text:list>
            <text:list-item>
              <text:p text:style-name="P181">Restricts API access to approved IP addresses or VPN connections. </text:p>
            </text:list-item>
          </text:list>
        </text:list-item>
        <text:list-item>
          <text:p text:style-name="P181"><text:span text:style-name="Strong_20_Emphasis">Automatic Security Patching</text:span> </text:p>
          <text:list>
            <text:list-item>
              <text:p text:style-name="P180">Regular updates of OS, dependencies, and containers to fix known vulnerabilities. </text:p>
            </text:list-item>
          </text:list>
        </text:list-item>
      </text:list>
      <text:h text:style-name="Heading_20_4" text:outline-level="4"><text:span text:style-name="Strong_20_Emphasis">4. Logging, Monitoring &amp; Threat Detection</text:span></text:h>
      <text:list text:style-name="L91">
        <text:list-item>
          <text:p text:style-name="P183"><text:span text:style-name="Strong_20_Emphasis">Centralized Logging with ELK Stack (Planned)</text:span> </text:p>
          <text:list>
            <text:list-item>
              <text:p text:style-name="P183">Stores API and system logs in Elasticsearch for real-time monitoring. </text:p>
            </text:list-item>
          </text:list>
        </text:list-item>
        <text:list-item>
          <text:p text:style-name="P183"><text:span text:style-name="Strong_20_Emphasis">Intrusion Detection System (IDS) (Future Enhancement)</text:span> </text:p>
          <text:list>
            <text:list-item>
              <text:p text:style-name="P183">Detects and alerts on suspicious system activities. </text:p>
            </text:list-item>
          </text:list>
        </text:list-item>
        <text:list-item>
          <text:p text:style-name="P183"><text:span text:style-name="Strong_20_Emphasis">Prometheus &amp; Grafana for Security Metrics</text:span> </text:p>
          <text:list>
            <text:list-item>
              <text:p text:style-name="P182">Monitors unusual request patterns or performance anomalies that indicate security risks. </text:p>
            </text:list-item>
          </text:list>
        </text:list-item>
      </text:list>
      <text:h text:style-name="Heading_20_4" text:outline-level="4"><text:span text:style-name="Strong_20_Emphasis">5. Compliance &amp; Regulatory Considerations</text:span></text:h>
      <text:list text:style-name="L92">
        <text:list-item>
          <text:p text:style-name="P185"><text:span text:style-name="Strong_20_Emphasis">GDPR Compliance</text:span> </text:p>
          <text:list>
            <text:list-item>
              <text:p text:style-name="P185">Ensures proper handling of personal and market-sensitive data. </text:p>
            </text:list-item>
          </text:list>
        </text:list-item>
        <text:list-item>
          <text:p text:style-name="P185"><text:span text:style-name="Strong_20_Emphasis">Data Retention Policies</text:span> </text:p>
          <text:list>
            <text:list-item>
              <text:p text:style-name="P184">Historical data is stored with access restrictions and retention limits. </text:p>
            </text:list-item>
          </text:list>
        </text:list-item>
      </text:list>
      <text:h text:style-name="Heading_20_4" text:outline-level="4"><text:span text:style-name="Strong_20_Emphasis">6. Future Enhancements</text:span></text:h>
      <text:list text:style-name="L93">
        <text:list-item>
          <text:p text:style-name="P187"><text:span text:style-name="Strong_20_Emphasis">AI-driven Anomaly Detection</text:span> </text:p>
          <text:list>
            <text:list-item>
              <text:p text:style-name="P187">Uses ML to detect unusual spikes in API requests or database queries. </text:p>
            </text:list-item>
          </text:list>
        </text:list-item>
        <text:list-item>
          <text:p text:style-name="P187"><text:span text:style-name="Strong_20_Emphasis">Penetration Testing</text:span> </text:p>
          <text:list>
            <text:list-item>
              <text:p text:style-name="P186">Conducts ethical hacking tests to identify potential vulnerabilities. </text:p>
            </text:list-item>
          </text:list>
        </text:list-item>
      </text:list>
      <text:h text:style-name="Heading_20_3" text:outline-level="3"><text:soft-page-break/>17. <text:span text:style-name="Strong_20_Emphasis">Scalability and Performance</text:span></text:h>
      <text:p text:style-name="Text_20_body">The <text:span text:style-name="Strong_20_Emphasis">Energy Price Prediction</text:span> system is designed to be <text:span text:style-name="Strong_20_Emphasis">highly scalable and performant</text:span>, ensuring it can handle large datasets, real-time API requests, and complex machine learning computations without performance degradation. The architecture is optimized for <text:span text:style-name="Strong_20_Emphasis">horizontal scaling, efficient data processing, and fast model inference</text:span>.</text:p>
      <text:h text:style-name="Heading_20_4" text:outline-level="4"><text:span text:style-name="Strong_20_Emphasis">1. Scalability Strategies</text:span></text:h>
      <text:h text:style-name="Heading_20_5" text:outline-level="5"><text:span text:style-name="Strong_20_Emphasis">A. Horizontal and Vertical Scaling</text:span></text:h>
      <text:list text:style-name="L94">
        <text:list-item>
          <text:p text:style-name="P189"><text:span text:style-name="Strong_20_Emphasis">Microservices Architecture:</text:span> The system is designed with independent services (API, data ingestion, model training) that can scale independently. </text:p>
        </text:list-item>
        <text:list-item>
          <text:p text:style-name="P189"><text:span text:style-name="Strong_20_Emphasis">Kubernetes-Based Auto-Scaling (Planned):</text:span> Enables automatic provisioning of additional API and ML model servers based on demand. </text:p>
        </text:list-item>
        <text:list-item>
          <text:p text:style-name="P189"><text:span text:style-name="Strong_20_Emphasis">Database Scaling:</text:span> </text:p>
          <text:list>
            <text:list-item>
              <text:p text:style-name="P189"><text:span text:style-name="Strong_20_Emphasis">Sharding:</text:span> Distributes data across multiple MongoDB instances. </text:p>
            </text:list-item>
            <text:list-item>
              <text:p text:style-name="P188"><text:span text:style-name="Strong_20_Emphasis">Read Replicas:</text:span> Improves query performance by handling read-heavy workloads. </text:p>
            </text:list-item>
          </text:list>
        </text:list-item>
      </text:list>
      <text:h text:style-name="Heading_20_5" text:outline-level="5"><text:span text:style-name="Strong_20_Emphasis">B. Load Balancing</text:span></text:h>
      <text:list text:style-name="L95">
        <text:list-item>
          <text:p text:style-name="P191"><text:span text:style-name="Strong_20_Emphasis">NGINX / AWS Application Load Balancer (Planned):</text:span> Distributes API requests evenly across multiple instances. </text:p>
        </text:list-item>
        <text:list-item>
          <text:p text:style-name="P190"><text:span text:style-name="Strong_20_Emphasis">FastAPI Async Support:</text:span> Uses asynchronous request handling to maximize throughput. </text:p>
        </text:list-item>
      </text:list>
      <text:h text:style-name="Heading_20_5" text:outline-level="5"><text:span text:style-name="Strong_20_Emphasis">C. Distributed Processing (Future Enhancements)</text:span></text:h>
      <text:list text:style-name="L96">
        <text:list-item>
          <text:p text:style-name="P193"><text:span text:style-name="Strong_20_Emphasis">Apache Kafka (Planned):</text:span> Enables event-driven data streaming and parallel processing. </text:p>
        </text:list-item>
        <text:list-item>
          <text:p text:style-name="P192"><text:span text:style-name="Strong_20_Emphasis">Celery Task Queue:</text:span> Supports distributed execution of ML training jobs and background tasks. </text:p>
        </text:list-item>
      </text:list>
      <text:h text:style-name="Heading_20_4" text:outline-level="4"><text:span text:style-name="Strong_20_Emphasis">2. Performance Optimization Techniques</text:span></text:h>
      <text:h text:style-name="Heading_20_5" text:outline-level="5"><text:span text:style-name="Strong_20_Emphasis">A. Optimized Machine Learning Inference</text:span></text:h>
      <text:list text:style-name="L97">
        <text:list-item>
          <text:p text:style-name="P195"><text:span text:style-name="Strong_20_Emphasis">ONNX Model Optimization (Planned):</text:span> Converts ML models to an optimized format for fast inference. </text:p>
        </text:list-item>
        <text:list-item>
          <text:p text:style-name="P195"><text:span text:style-name="Strong_20_Emphasis">Batch Processing for Predictions:</text:span> Reduces overhead by processing multiple prediction requests together. </text:p>
        </text:list-item>
        <text:list-item>
          <text:p text:style-name="P194"><text:span text:style-name="Strong_20_Emphasis">Caching Predictions:</text:span> Stores frequently requested predictions in <text:span text:style-name="Strong_20_Emphasis">Redis</text:span> to minimize API response times. </text:p>
        </text:list-item>
      </text:list>
      <text:h text:style-name="Heading_20_5" text:outline-level="5"><text:span text:style-name="Strong_20_Emphasis">B. Efficient Data Handling</text:span></text:h>
      <text:list text:style-name="L98">
        <text:list-item>
          <text:p text:style-name="P197"><text:span text:style-name="Strong_20_Emphasis">Indexed MongoDB Queries:</text:span> Uses <text:span text:style-name="Strong_20_Emphasis">compound indexing</text:span> for fast retrieval of historical data. </text:p>
        </text:list-item>
        <text:list-item>
          <text:p text:style-name="P196"><text:span text:style-name="Strong_20_Emphasis">Partitioned Storage:</text:span> Organizes energy price and weather data by <text:span text:style-name="Strong_20_Emphasis">bidding zone</text:span> and <text:span text:style-name="Strong_20_Emphasis">time range</text:span> to enhance query efficiency. </text:p>
        </text:list-item>
      </text:list>
      <text:h text:style-name="Heading_20_5" text:outline-level="5"><text:span text:style-name="Strong_20_Emphasis">C. API Performance Enhancements</text:span></text:h>
      <text:list text:style-name="L99">
        <text:list-item>
          <text:p text:style-name="P199"><text:span text:style-name="Strong_20_Emphasis">Asynchronous API Processing:</text:span> Uses FastAPI’s async/await capabilities to handle concurrent requests. </text:p>
        </text:list-item>
        <text:list-item>
          <text:p text:style-name="P199"><text:span text:style-name="Strong_20_Emphasis">Response Compression:</text:span> Implements <text:span text:style-name="Strong_20_Emphasis">gzip</text:span> compression to reduce response size. </text:p>
        </text:list-item>
        <text:list-item>
          <text:p text:style-name="P198"><text:soft-page-break/><text:span text:style-name="Strong_20_Emphasis">Rate Limiting:</text:span> Prevents API overloading by restricting excessive requests from a single client. </text:p>
        </text:list-item>
      </text:list>
      <text:h text:style-name="Heading_20_4" text:outline-level="4"><text:span text:style-name="Strong_20_Emphasis">3. Benchmarking and Performance Monitoring</text:span></text:h>
      <text:h text:style-name="Heading_20_5" text:outline-level="5"><text:span text:style-name="Strong_20_Emphasis">A. Benchmarking Metrics</text:span></text:h>
      <text:list text:style-name="L100">
        <text:list-item>
          <text:p text:style-name="P201"><text:span text:style-name="Strong_20_Emphasis">API Response Time:</text:span> Ensures API responses are processed within <text:span text:style-name="Strong_20_Emphasis">100ms</text:span> on average. </text:p>
        </text:list-item>
        <text:list-item>
          <text:p text:style-name="P201"><text:span text:style-name="Strong_20_Emphasis">Model Inference Speed:</text:span> Aims for <text:span text:style-name="Strong_20_Emphasis">&lt;50ms</text:span> latency for real-time price forecasts. </text:p>
        </text:list-item>
        <text:list-item>
          <text:p text:style-name="P200"><text:span text:style-name="Strong_20_Emphasis">Data Ingestion Throughput:</text:span> Supports processing <text:span text:style-name="Strong_20_Emphasis">millions of records daily</text:span> without bottlenecks. </text:p>
        </text:list-item>
      </text:list>
      <text:h text:style-name="Heading_20_5" text:outline-level="5"><text:span text:style-name="Strong_20_Emphasis">B. Monitoring Tools</text:span></text:h>
      <text:list text:style-name="L101">
        <text:list-item>
          <text:p text:style-name="P203"><text:span text:style-name="Strong_20_Emphasis">Prometheus &amp; Grafana (Planned):</text:span> Real-time dashboards for tracking system performance. </text:p>
        </text:list-item>
        <text:list-item>
          <text:p text:style-name="P202"><text:span text:style-name="Strong_20_Emphasis">Logging with ELK Stack:</text:span> Centralized log collection and anomaly detection. </text:p>
        </text:list-item>
      </text:list>
      <text:h text:style-name="Heading_20_4" text:outline-level="4"><text:span text:style-name="Strong_20_Emphasis">4. Future Enhancements for Scalability</text:span></text:h>
      <text:list text:style-name="L102">
        <text:list-item>
          <text:p text:style-name="P205"><text:span text:style-name="Strong_20_Emphasis">Edge Computing Deployment:</text:span> Moves prediction models to <text:span text:style-name="Strong_20_Emphasis">IoT devices</text:span> for decentralized forecasting. </text:p>
        </text:list-item>
        <text:list-item>
          <text:p text:style-name="P205"><text:span text:style-name="Strong_20_Emphasis">Multi-Cloud Deployments:</text:span> Supports hybrid cloud setups across <text:span text:style-name="Strong_20_Emphasis">AWS, GCP, and Azure</text:span> for global scalability. </text:p>
        </text:list-item>
        <text:list-item>
          <text:p text:style-name="P204"><text:span text:style-name="Strong_20_Emphasis">Federated Learning:</text:span> Enables distributed ML training without centralized data storage, improving privacy and scalability. </text:p>
        </text:list-item>
      </text:list>
      <text:h text:style-name="Heading_20_3" text:outline-level="3">18. <text:span text:style-name="Strong_20_Emphasis">Monitoring and Logging</text:span></text:h>
      <text:p text:style-name="Text_20_body">To ensure <text:span text:style-name="Strong_20_Emphasis">reliability, performance, and security</text:span>, the <text:span text:style-name="Strong_20_Emphasis">Energy Price Prediction</text:span> system incorporates a comprehensive <text:span text:style-name="Strong_20_Emphasis">monitoring and logging</text:span> framework. This setup enables real-time tracking of system health, proactive issue detection, and efficient debugging.</text:p>
      <text:h text:style-name="Heading_20_4" text:outline-level="4"><text:span text:style-name="Strong_20_Emphasis">1. Monitoring Framework</text:span></text:h>
      <text:p text:style-name="Text_20_body">The system uses <text:span text:style-name="Strong_20_Emphasis">Prometheus and Grafana (Planned)</text:span> for real-time performance monitoring, enabling in-depth visualization of key metrics.</text:p>
      <text:h text:style-name="Heading_20_5" text:outline-level="5"><text:span text:style-name="Strong_20_Emphasis">A. Key System Metrics Tracked</text:span></text:h>
      <text:list text:style-name="L103">
        <text:list-item>
          <text:p text:style-name="P207"><text:span text:style-name="Strong_20_Emphasis">API Performance Metrics:</text:span> </text:p>
          <text:list>
            <text:list-item>
              <text:p text:style-name="P207">Request throughput (requests per second) </text:p>
            </text:list-item>
            <text:list-item>
              <text:p text:style-name="P207">Response time (latency) </text:p>
            </text:list-item>
            <text:list-item>
              <text:p text:style-name="P207">Error rate (4xx and 5xx status codes) </text:p>
            </text:list-item>
          </text:list>
        </text:list-item>
        <text:list-item>
          <text:p text:style-name="P207"><text:span text:style-name="Strong_20_Emphasis">Database Metrics:</text:span> </text:p>
          <text:list>
            <text:list-item>
              <text:p text:style-name="P207">Query execution time </text:p>
            </text:list-item>
            <text:list-item>
              <text:p text:style-name="P207">Storage usage and indexing efficiency </text:p>
            </text:list-item>
            <text:list-item>
              <text:p text:style-name="P207">Replication lag for distributed setups </text:p>
            </text:list-item>
          </text:list>
        </text:list-item>
        <text:list-item>
          <text:p text:style-name="P207"><text:span text:style-name="Strong_20_Emphasis">Model Performance Metrics:</text:span> </text:p>
          <text:list>
            <text:list-item>
              <text:p text:style-name="P207">Model inference speed (prediction latency) </text:p>
            </text:list-item>
            <text:list-item>
              <text:p text:style-name="P207">Prediction accuracy metrics (MAE, RMSE, MAPE) </text:p>
            </text:list-item>
            <text:list-item>
              <text:p text:style-name="P207"><text:soft-page-break/>Model retraining frequency and drift detection </text:p>
            </text:list-item>
          </text:list>
        </text:list-item>
        <text:list-item>
          <text:p text:style-name="P207"><text:span text:style-name="Strong_20_Emphasis">Infrastructure Health:</text:span> </text:p>
          <text:list>
            <text:list-item>
              <text:p text:style-name="P207">CPU, memory, and disk usage for containers </text:p>
            </text:list-item>
            <text:list-item>
              <text:p text:style-name="P207">Network bandwidth utilization </text:p>
            </text:list-item>
            <text:list-item>
              <text:p text:style-name="P206">Scheduler task execution status </text:p>
            </text:list-item>
          </text:list>
        </text:list-item>
      </text:list>
      <text:h text:style-name="Heading_20_5" text:outline-level="5"><text:span text:style-name="Strong_20_Emphasis">B. Monitoring Tools</text:span></text:h>
      <text:list text:style-name="L104">
        <text:list-item>
          <text:p text:style-name="P209"><text:span text:style-name="Strong_20_Emphasis">Prometheus (Planned):</text:span> Collects system-wide metrics and alerts on anomalies. </text:p>
        </text:list-item>
        <text:list-item>
          <text:p text:style-name="P209"><text:span text:style-name="Strong_20_Emphasis">Grafana Dashboards:</text:span> Provides real-time visualization of API, database, and ML performance. </text:p>
        </text:list-item>
        <text:list-item>
          <text:p text:style-name="P208"><text:span text:style-name="Strong_20_Emphasis">Health Check API (</text:span><text:span text:style-name="Strong_20_Emphasis"><text:span text:style-name="Source_20_Text">/health</text:span></text:span><text:span text:style-name="Strong_20_Emphasis">):</text:span> FastAPI exposes a health check endpoint to verify system status. </text:p>
        </text:list-item>
      </text:list>
      <text:h text:style-name="Heading_20_4" text:outline-level="4"><text:span text:style-name="Strong_20_Emphasis">2. Logging Strategy</text:span></text:h>
      <text:p text:style-name="Text_20_body">A <text:span text:style-name="Strong_20_Emphasis">centralized logging</text:span> approach ensures <text:span text:style-name="Strong_20_Emphasis">efficient debugging, auditing, and security compliance</text:span>.</text:p>
      <text:h text:style-name="Heading_20_5" text:outline-level="5"><text:span text:style-name="Strong_20_Emphasis">A. Logging Categories</text:span></text:h>
      <text:list text:style-name="L105">
        <text:list-item>
          <text:p text:style-name="P211"><text:span text:style-name="Strong_20_Emphasis">API Logs:</text:span> </text:p>
          <text:list>
            <text:list-item>
              <text:p text:style-name="P211">Records all incoming requests and responses. </text:p>
            </text:list-item>
            <text:list-item>
              <text:p text:style-name="P211">Logs API authentication attempts and failed access requests. </text:p>
            </text:list-item>
          </text:list>
        </text:list-item>
        <text:list-item>
          <text:p text:style-name="P211"><text:span text:style-name="Strong_20_Emphasis">Data Pipeline Logs:</text:span> </text:p>
          <text:list>
            <text:list-item>
              <text:p text:style-name="P211">Tracks data ingestion and preprocessing operations. </text:p>
            </text:list-item>
            <text:list-item>
              <text:p text:style-name="P211">Logs errors in fetching external data (e.g., API failures). </text:p>
            </text:list-item>
          </text:list>
        </text:list-item>
        <text:list-item>
          <text:p text:style-name="P211"><text:span text:style-name="Strong_20_Emphasis">Machine Learning Logs:</text:span> </text:p>
          <text:list>
            <text:list-item>
              <text:p text:style-name="P211">Records model training results, including hyperparameters and evaluation scores. </text:p>
            </text:list-item>
            <text:list-item>
              <text:p text:style-name="P211">Logs prediction requests and their confidence scores. </text:p>
            </text:list-item>
          </text:list>
        </text:list-item>
        <text:list-item>
          <text:p text:style-name="P211"><text:span text:style-name="Strong_20_Emphasis">Scheduler Logs:</text:span> </text:p>
          <text:list>
            <text:list-item>
              <text:p text:style-name="P211">Monitors scheduled tasks (data ingestion, retraining) and their execution status. </text:p>
            </text:list-item>
            <text:list-item>
              <text:p text:style-name="P210">Flags any job failures for manual intervention. </text:p>
            </text:list-item>
          </text:list>
        </text:list-item>
      </text:list>
      <text:h text:style-name="Heading_20_5" text:outline-level="5"><text:span text:style-name="Strong_20_Emphasis">B. Logging Tools</text:span></text:h>
      <text:list text:style-name="L106">
        <text:list-item>
          <text:p text:style-name="P213"><text:span text:style-name="Strong_20_Emphasis">ELK Stack (Elasticsearch, Logstash, Kibana) (Planned):</text:span> </text:p>
          <text:list>
            <text:list-item>
              <text:p text:style-name="P213"><text:span text:style-name="Strong_20_Emphasis">Elasticsearch</text:span> for storing structured logs. </text:p>
            </text:list-item>
            <text:list-item>
              <text:p text:style-name="P213"><text:span text:style-name="Strong_20_Emphasis">Logstash</text:span> for collecting and filtering logs from various services. </text:p>
            </text:list-item>
            <text:list-item>
              <text:p text:style-name="P213"><text:span text:style-name="Strong_20_Emphasis">Kibana</text:span> for visualization and log search capabilities. </text:p>
            </text:list-item>
          </text:list>
        </text:list-item>
        <text:list-item>
          <text:p text:style-name="P213"><text:span text:style-name="Strong_20_Emphasis">File-Based Logging:</text:span> </text:p>
          <text:list>
            <text:list-item>
              <text:p text:style-name="P213">Logs stored locally in <text:span text:style-name="Source_20_Text">/logs/</text:span> directory for easy access. </text:p>
            </text:list-item>
            <text:list-item>
              <text:p text:style-name="P212">Rotates logs to prevent excessive disk usage. </text:p>
            </text:list-item>
          </text:list>
        </text:list-item>
      </text:list>
      <text:h text:style-name="Heading_20_4" text:outline-level="4"><text:span text:style-name="Strong_20_Emphasis">3. Alerting and Issue Detection</text:span></text:h>
      <text:p text:style-name="Text_20_body">Proactive alerts help detect and mitigate potential system failures before they impact users.</text:p>
      <text:h text:style-name="Heading_20_5" text:outline-level="5"><text:span text:style-name="Strong_20_Emphasis">A. Automated Alerts (Planned)</text:span></text:h>
      <text:list text:style-name="L107">
        <text:list-item>
          <text:p text:style-name="P215"><text:span text:style-name="Strong_20_Emphasis">Prometheus Alert Manager:</text:span> </text:p>
          <text:list>
            <text:list-item>
              <text:p text:style-name="P215">Sends alerts when API response time exceeds <text:span text:style-name="Strong_20_Emphasis">500ms</text:span>. </text:p>
            </text:list-item>
            <text:list-item>
              <text:p text:style-name="P215"><text:soft-page-break/>Notifies on repeated API failures (5xx errors). </text:p>
            </text:list-item>
            <text:list-item>
              <text:p text:style-name="P215">Detects anomalies in energy price predictions. </text:p>
            </text:list-item>
          </text:list>
        </text:list-item>
        <text:list-item>
          <text:p text:style-name="P215"><text:span text:style-name="Strong_20_Emphasis">Email &amp; Slack Alerts (Planned):</text:span> </text:p>
          <text:list>
            <text:list-item>
              <text:p text:style-name="P215">Notifies engineers about failed scheduled jobs or database downtime. </text:p>
            </text:list-item>
            <text:list-item>
              <text:p text:style-name="P214">Sends real-time alerts on security-related incidents. </text:p>
            </text:list-item>
          </text:list>
        </text:list-item>
      </text:list>
      <text:h text:style-name="Heading_20_4" text:outline-level="4"><text:span text:style-name="Strong_20_Emphasis">4. Future Enhancements for Monitoring &amp; Logging</text:span></text:h>
      <text:list text:style-name="L108">
        <text:list-item>
          <text:p text:style-name="P217"><text:span text:style-name="Strong_20_Emphasis">AI-Powered Anomaly Detection:</text:span> Identifies unusual system behaviors using machine learning. </text:p>
        </text:list-item>
        <text:list-item>
          <text:p text:style-name="P217"><text:span text:style-name="Strong_20_Emphasis">Distributed Tracing with OpenTelemetry:</text:span> Provides detailed insights into API request processing times. </text:p>
        </text:list-item>
        <text:list-item>
          <text:p text:style-name="P216"><text:span text:style-name="Strong_20_Emphasis">Integration with Security Information and Event Management (SIEM) Systems:</text:span> Enhances cybersecurity monitoring. </text:p>
        </text:list-item>
      </text:list>
      <text:h text:style-name="Heading_20_3" text:outline-level="3">19. <text:span text:style-name="Strong_20_Emphasis">Testing and Validation Strategy</text:span></text:h>
      <text:p text:style-name="Text_20_body">The <text:span text:style-name="Strong_20_Emphasis">Energy Price Prediction</text:span> system follows a rigorous <text:span text:style-name="Strong_20_Emphasis">testing and validation strategy</text:span> to ensure accuracy, reliability, and robustness across all components, including <text:span text:style-name="Strong_20_Emphasis">data ingestion, machine learning models, API endpoints, and automation scripts</text:span>. The strategy consists of multiple testing phases, ensuring the system meets performance and quality requirements before deployment.</text:p>
      <text:h text:style-name="Heading_20_4" text:outline-level="4"><text:span text:style-name="Strong_20_Emphasis">1. Types of Testing Applied</text:span></text:h>
      <text:h text:style-name="Heading_20_5" text:outline-level="5"><text:span text:style-name="Strong_20_Emphasis">A. Unit Testing</text:span></text:h>
      <text:list text:style-name="L109">
        <text:list-item>
          <text:p text:style-name="P219"><text:span text:style-name="Strong_20_Emphasis">Scope:</text:span> </text:p>
          <text:list>
            <text:list-item>
              <text:p text:style-name="P219">Tests individual functions and modules in data processing, API logic, and model training. </text:p>
            </text:list-item>
          </text:list>
        </text:list-item>
        <text:list-item>
          <text:p text:style-name="P219"><text:span text:style-name="Strong_20_Emphasis">Tools:</text:span> </text:p>
          <text:list>
            <text:list-item>
              <text:p text:style-name="P219"><text:span text:style-name="Strong_20_Emphasis">Pytest</text:span> for testing core Python logic. </text:p>
            </text:list-item>
            <text:list-item>
              <text:p text:style-name="P219"><text:span text:style-name="Strong_20_Emphasis">unittest</text:span> for API and ML model function tests. </text:p>
            </text:list-item>
          </text:list>
        </text:list-item>
        <text:list-item>
          <text:p text:style-name="P219"><text:span text:style-name="Strong_20_Emphasis">Example Test Cases:</text:span> </text:p>
          <text:list>
            <text:list-item>
              <text:p text:style-name="P219">Validate that missing data handling fills gaps correctly. </text:p>
            </text:list-item>
            <text:list-item>
              <text:p text:style-name="P218">Ensure API endpoints return expected status codes and responses. </text:p>
            </text:list-item>
          </text:list>
        </text:list-item>
      </text:list>
      <text:h text:style-name="Heading_20_5" text:outline-level="5"><text:span text:style-name="Strong_20_Emphasis">B. Integration Testing</text:span></text:h>
      <text:list text:style-name="L110">
        <text:list-item>
          <text:p text:style-name="P221"><text:span text:style-name="Strong_20_Emphasis">Scope:</text:span> </text:p>
          <text:list>
            <text:list-item>
              <text:p text:style-name="P221">Verifies interactions between different system components (e.g., API, database, ML model). </text:p>
            </text:list-item>
          </text:list>
        </text:list-item>
        <text:list-item>
          <text:p text:style-name="P221"><text:span text:style-name="Strong_20_Emphasis">Tools:</text:span> </text:p>
          <text:list>
            <text:list-item>
              <text:p text:style-name="P221"><text:span text:style-name="Strong_20_Emphasis">Postman / Pytest-requests</text:span> for API testing. </text:p>
            </text:list-item>
            <text:list-item>
              <text:p text:style-name="P221"><text:span text:style-name="Strong_20_Emphasis">Docker Test Containers</text:span> to validate interactions with MongoDB. </text:p>
            </text:list-item>
          </text:list>
        </text:list-item>
        <text:list-item>
          <text:p text:style-name="P221"><text:span text:style-name="Strong_20_Emphasis">Example Test Cases:</text:span> </text:p>
          <text:list>
            <text:list-item>
              <text:p text:style-name="P221">Ensure the API correctly fetches predictions from the ML model. </text:p>
            </text:list-item>
            <text:list-item>
              <text:p text:style-name="P220">Validate that data ingestion scripts store records in MongoDB correctly. </text:p>
            </text:list-item>
          </text:list>
        </text:list-item>
      </text:list>
      <text:h text:style-name="Heading_20_5" text:outline-level="5"><text:soft-page-break/><text:span text:style-name="Strong_20_Emphasis">C. Functional Testing</text:span></text:h>
      <text:list text:style-name="L111">
        <text:list-item>
          <text:p text:style-name="P223"><text:span text:style-name="Strong_20_Emphasis">Scope:</text:span> </text:p>
          <text:list>
            <text:list-item>
              <text:p text:style-name="P223">Ensures the system behaves as expected from an end-user perspective. </text:p>
            </text:list-item>
          </text:list>
        </text:list-item>
        <text:list-item>
          <text:p text:style-name="P223"><text:span text:style-name="Strong_20_Emphasis">Tools:</text:span> </text:p>
          <text:list>
            <text:list-item>
              <text:p text:style-name="P223"><text:span text:style-name="Strong_20_Emphasis">Selenium / Playwright (Planned)</text:span> for web interface validation. </text:p>
            </text:list-item>
          </text:list>
        </text:list-item>
        <text:list-item>
          <text:p text:style-name="P223"><text:span text:style-name="Strong_20_Emphasis">Example Test Cases:</text:span> </text:p>
          <text:list>
            <text:list-item>
              <text:p text:style-name="P223">Ensure that historical data queries return expected price trends. </text:p>
            </text:list-item>
            <text:list-item>
              <text:p text:style-name="P222">Validate that prediction results are correctly formatted for API consumers. </text:p>
            </text:list-item>
          </text:list>
        </text:list-item>
      </text:list>
      <text:h text:style-name="Heading_20_5" text:outline-level="5"><text:span text:style-name="Strong_20_Emphasis">D. Performance Testing</text:span></text:h>
      <text:list text:style-name="L112">
        <text:list-item>
          <text:p text:style-name="P225"><text:span text:style-name="Strong_20_Emphasis">Scope:</text:span> </text:p>
          <text:list>
            <text:list-item>
              <text:p text:style-name="P225">Measures system speed, resource usage, and scalability. </text:p>
            </text:list-item>
          </text:list>
        </text:list-item>
        <text:list-item>
          <text:p text:style-name="P225"><text:span text:style-name="Strong_20_Emphasis">Tools:</text:span> </text:p>
          <text:list>
            <text:list-item>
              <text:p text:style-name="P225"><text:span text:style-name="Strong_20_Emphasis">Locust / JMeter</text:span> for API load testing. </text:p>
            </text:list-item>
            <text:list-item>
              <text:p text:style-name="P225"><text:span text:style-name="Strong_20_Emphasis">Prometheus &amp; Grafana</text:span> for monitoring performance under stress. </text:p>
            </text:list-item>
          </text:list>
        </text:list-item>
        <text:list-item>
          <text:p text:style-name="P225"><text:span text:style-name="Strong_20_Emphasis">Example Test Cases:</text:span> </text:p>
          <text:list>
            <text:list-item>
              <text:p text:style-name="P225">Ensure the API handles <text:span text:style-name="Strong_20_Emphasis">1000+ concurrent requests</text:span> with low latency. </text:p>
            </text:list-item>
            <text:list-item>
              <text:p text:style-name="P224">Verify that model inference completes within <text:span text:style-name="Strong_20_Emphasis">50ms</text:span> per prediction. </text:p>
            </text:list-item>
          </text:list>
        </text:list-item>
      </text:list>
      <text:h text:style-name="Heading_20_5" text:outline-level="5"><text:span text:style-name="Strong_20_Emphasis">E. Model Validation &amp; Accuracy Testing</text:span></text:h>
      <text:list text:style-name="L113">
        <text:list-item>
          <text:p text:style-name="P227"><text:span text:style-name="Strong_20_Emphasis">Scope:</text:span> </text:p>
          <text:list>
            <text:list-item>
              <text:p text:style-name="P227">Ensures that machine learning predictions meet accuracy benchmarks. </text:p>
            </text:list-item>
          </text:list>
        </text:list-item>
        <text:list-item>
          <text:p text:style-name="P227"><text:span text:style-name="Strong_20_Emphasis">Tools:</text:span> </text:p>
          <text:list>
            <text:list-item>
              <text:p text:style-name="P227"><text:span text:style-name="Strong_20_Emphasis">Scikit-Learn &amp; Statsmodels</text:span> for statistical analysis. </text:p>
            </text:list-item>
          </text:list>
        </text:list-item>
        <text:list-item>
          <text:p text:style-name="P227"><text:span text:style-name="Strong_20_Emphasis">Validation Metrics:</text:span> </text:p>
          <text:list>
            <text:list-item>
              <text:p text:style-name="P227"><text:span text:style-name="Strong_20_Emphasis">Mean Absolute Error (MAE)</text:span> </text:p>
            </text:list-item>
            <text:list-item>
              <text:p text:style-name="P227"><text:span text:style-name="Strong_20_Emphasis">Root Mean Squared Error (RMSE)</text:span> </text:p>
            </text:list-item>
            <text:list-item>
              <text:p text:style-name="P227"><text:span text:style-name="Strong_20_Emphasis">Mean Absolute Percentage Error (MAPE)</text:span> </text:p>
            </text:list-item>
          </text:list>
        </text:list-item>
        <text:list-item>
          <text:p text:style-name="P227"><text:span text:style-name="Strong_20_Emphasis">Example Test Cases:</text:span> </text:p>
          <text:list>
            <text:list-item>
              <text:p text:style-name="P227">Ensure the ML model maintains <text:span text:style-name="Strong_20_Emphasis">MAE &lt; 5% deviation</text:span> from actual market prices. </text:p>
            </text:list-item>
            <text:list-item>
              <text:p text:style-name="P226">Validate model retraining improves accuracy over time. </text:p>
            </text:list-item>
          </text:list>
        </text:list-item>
      </text:list>
      <text:h text:style-name="Heading_20_5" text:outline-level="5"><text:span text:style-name="Strong_20_Emphasis">F. Security &amp; Penetration Testing</text:span></text:h>
      <text:list text:style-name="L114">
        <text:list-item>
          <text:p text:style-name="P229"><text:span text:style-name="Strong_20_Emphasis">Scope:</text:span> </text:p>
          <text:list>
            <text:list-item>
              <text:p text:style-name="P229">Identifies vulnerabilities in API endpoints and infrastructure. </text:p>
            </text:list-item>
          </text:list>
        </text:list-item>
        <text:list-item>
          <text:p text:style-name="P229"><text:span text:style-name="Strong_20_Emphasis">Tools:</text:span> </text:p>
          <text:list>
            <text:list-item>
              <text:p text:style-name="P229"><text:span text:style-name="Strong_20_Emphasis">OWASP ZAP / Burp Suite</text:span> for API security testing. </text:p>
            </text:list-item>
          </text:list>
        </text:list-item>
        <text:list-item>
          <text:p text:style-name="P229"><text:span text:style-name="Strong_20_Emphasis">Example Test Cases:</text:span> </text:p>
          <text:list>
            <text:list-item>
              <text:p text:style-name="P229">Validate that authentication prevents unauthorized data access. </text:p>
            </text:list-item>
            <text:list-item>
              <text:p text:style-name="P228">Ensure input sanitization prevents SQL/NoSQL injection attacks. </text:p>
            </text:list-item>
          </text:list>
        </text:list-item>
      </text:list>
      <text:h text:style-name="Heading_20_4" text:outline-level="4"><text:span text:style-name="Strong_20_Emphasis">2. Automated Testing Strategy</text:span></text:h>
      <text:list text:style-name="L115">
        <text:list-item>
          <text:p text:style-name="P231"><text:span text:style-name="Strong_20_Emphasis">Continuous Integration (CI) Pipeline (Planned)</text:span> </text:p>
          <text:list>
            <text:list-item>
              <text:p text:style-name="P231">Runs <text:span text:style-name="Strong_20_Emphasis">unit tests, integration tests, and model validation</text:span> on every code commit. </text:p>
            </text:list-item>
            <text:list-item>
              <text:p text:style-name="P231">Uses <text:span text:style-name="Strong_20_Emphasis">GitHub Actions / Jenkins</text:span> for automation. </text:p>
            </text:list-item>
          </text:list>
        </text:list-item>
        <text:list-item>
          <text:p text:style-name="P231"><text:soft-page-break/><text:span text:style-name="Strong_20_Emphasis">End-to-End API Testing (Planned)</text:span> </text:p>
          <text:list>
            <text:list-item>
              <text:p text:style-name="P231"><text:span text:style-name="Strong_20_Emphasis">Newman (Postman CLI)</text:span> automates API regression testing. </text:p>
            </text:list-item>
          </text:list>
        </text:list-item>
        <text:list-item>
          <text:p text:style-name="P231"><text:span text:style-name="Strong_20_Emphasis">Scheduled Model Evaluation (Planned)</text:span> </text:p>
          <text:list>
            <text:list-item>
              <text:p text:style-name="P230"><text:span text:style-name="Strong_20_Emphasis">Retrains models periodically and logs performance trends.</text:span> </text:p>
            </text:list-item>
          </text:list>
        </text:list-item>
      </text:list>
      <text:h text:style-name="Heading_20_4" text:outline-level="4"><text:span text:style-name="Strong_20_Emphasis">3. Future Enhancements in Testing</text:span></text:h>
      <text:list text:style-name="L116">
        <text:list-item>
          <text:p text:style-name="P233"><text:span text:style-name="Strong_20_Emphasis">Synthetic Data Generation:</text:span> Tests edge cases with AI-generated energy market data. </text:p>
        </text:list-item>
        <text:list-item>
          <text:p text:style-name="P233"><text:span text:style-name="Strong_20_Emphasis">Federated Testing for Distributed Models:</text:span> Evaluates predictions across multiple data sources. </text:p>
        </text:list-item>
        <text:list-item>
          <text:p text:style-name="P232"><text:span text:style-name="Strong_20_Emphasis">Explainability Testing (XAI):</text:span> Ensures models provide <text:span text:style-name="Strong_20_Emphasis">interpretable</text:span> predictions. </text:p>
        </text:list-item>
      </text:list>
      <text:h text:style-name="Heading_20_3" text:outline-level="3">20. <text:span text:style-name="Strong_20_Emphasis">Future Enhancements </text:span><text:span text:style-name="Strong_20_Emphasis"><text:span text:style-name="T1">(General View) </text:span></text:span><text:span text:style-name="Strong_20_Emphasis">and Roadmap</text:span></text:h>
      <text:p text:style-name="Text_20_body">The <text:span text:style-name="Strong_20_Emphasis">Energy Price Prediction</text:span> system is designed with scalability and continuous improvement in mind. The following roadmap outlines <text:span text:style-name="Strong_20_Emphasis">planned enhancements</text:span> to improve accuracy, security, scalability, and usability. These upgrades aim to <text:span text:style-name="Strong_20_Emphasis">enhance model performance, expand integrations, and optimize system efficiency</text:span>.</text:p>
      <text:h text:style-name="Heading_20_4" text:outline-level="4"><text:span text:style-name="Strong_20_Emphasis">1. Short-Term Enhancements (3-6 Months)</text:span></text:h>
      <text:h text:style-name="Heading_20_5" text:outline-level="5"><text:span text:style-name="Strong_20_Emphasis">A. API &amp; Infrastructure Improvements</text:span></text:h>
      <text:list text:style-name="L117">
        <text:list-item>
          <text:p text:style-name="P234"><text:span text:style-name="Strong_20_Emphasis">GraphQL API Support:</text:span> Enables flexible queries for retrieving custom forecasting data.</text:p>
        </text:list-item>
        <text:list-item>
          <text:p text:style-name="P234"><text:span text:style-name="Strong_20_Emphasis">WebSocket Integration:</text:span> Provides real-time price updates for clients subscribed to specific markets.</text:p>
        </text:list-item>
        <text:list-item>
          <text:p text:style-name="P234"><text:span text:style-name="Strong_20_Emphasis">Rate-Limiting &amp; API Key Management:</text:span> Enhances security and prevents unauthorized API abuse.</text:p>
        </text:list-item>
      </text:list>
      <text:h text:style-name="Heading_20_5" text:outline-level="5"><text:span text:style-name="Strong_20_Emphasis">B. Machine Learning Model Upgrades</text:span></text:h>
      <text:list text:style-name="L118">
        <text:list-item>
          <text:p text:style-name="P235"><text:span text:style-name="Strong_20_Emphasis">Hyperparameter Auto-Tuning:</text:span> Implements automated tuning (Bayesian optimization) to enhance model accuracy.</text:p>
        </text:list-item>
        <text:list-item>
          <text:p text:style-name="P235"><text:span text:style-name="Strong_20_Emphasis">Model Drift Detection:</text:span> Triggers re-training when the model’s performance drops below a defined threshold.</text:p>
        </text:list-item>
        <text:list-item>
          <text:p text:style-name="P235"><text:span text:style-name="Strong_20_Emphasis">ONNX Model Conversion:</text:span> Optimizes inference speed by converting ML models into a lightweight format.</text:p>
        </text:list-item>
      </text:list>
      <text:h text:style-name="Heading_20_5" text:outline-level="5"><text:span text:style-name="Strong_20_Emphasis">C. Data Processing &amp; Storage Enhancements</text:span></text:h>
      <text:list text:style-name="L119">
        <text:list-item>
          <text:p text:style-name="P236"><text:span text:style-name="Strong_20_Emphasis">Partitioned Database Storage:</text:span> Improves data retrieval speed for historical energy price analysis.</text:p>
        </text:list-item>
        <text:list-item>
          <text:p text:style-name="P236"><text:span text:style-name="Strong_20_Emphasis">Streaming Data Integration (Kafka):</text:span> Implements real-time ingestion of energy prices and weather updates.</text:p>
        </text:list-item>
      </text:list>
      <text:h text:style-name="Heading_20_4" text:outline-level="4"><text:soft-page-break/><text:span text:style-name="Strong_20_Emphasis">2. Mid-Term Enhancements (6-12 Months)</text:span></text:h>
      <text:h text:style-name="Heading_20_5" text:outline-level="5"><text:span text:style-name="Strong_20_Emphasis">A. Advanced AI &amp; Forecasting Features</text:span></text:h>
      <text:list text:style-name="L120">
        <text:list-item>
          <text:p text:style-name="P237"><text:span text:style-name="Strong_20_Emphasis">Federated Learning Implementation:</text:span> Enhances privacy and model robustness by training across multiple data sources.</text:p>
        </text:list-item>
        <text:list-item>
          <text:p text:style-name="P237"><text:span text:style-name="Strong_20_Emphasis">Reinforcement Learning for Dynamic Trading Optimization:</text:span> Allows adaptive decision-making based on market fluctuations.</text:p>
        </text:list-item>
        <text:list-item>
          <text:p text:style-name="P237"><text:span text:style-name="Strong_20_Emphasis">Anomaly Detection for Price Spikes:</text:span> Uses AI to flag unusual price fluctuations in the market.</text:p>
        </text:list-item>
      </text:list>
      <text:h text:style-name="Heading_20_5" text:outline-level="5"><text:span text:style-name="Strong_20_Emphasis">B. Deployment &amp; Scalability Enhancements</text:span></text:h>
      <text:list text:style-name="L121">
        <text:list-item>
          <text:p text:style-name="P238"><text:span text:style-name="Strong_20_Emphasis">Kubernetes Deployment:</text:span> Enables auto-scaling of API and model inference services.</text:p>
        </text:list-item>
        <text:list-item>
          <text:p text:style-name="P238"><text:span text:style-name="Strong_20_Emphasis">Multi-Cloud Support:</text:span> Allows hybrid deployments on AWS, GCP, and Azure.</text:p>
        </text:list-item>
        <text:list-item>
          <text:p text:style-name="P238"><text:span text:style-name="Strong_20_Emphasis">Serverless Model Hosting (AWS Lambda / Vertex AI):</text:span> Reduces costs by running models on demand.</text:p>
        </text:list-item>
      </text:list>
      <text:h text:style-name="Heading_20_5" text:outline-level="5"><text:span text:style-name="Strong_20_Emphasis">C. Expanded Market &amp; Weather Data Sources</text:span></text:h>
      <text:list text:style-name="L122">
        <text:list-item>
          <text:p text:style-name="P239"><text:span text:style-name="Strong_20_Emphasis">Integration with Grid Operators:</text:span> Fetches real-time consumption and energy demand data.</text:p>
        </text:list-item>
        <text:list-item>
          <text:p text:style-name="P239"><text:span text:style-name="Strong_20_Emphasis">Incorporation of Economic Indicators:</text:span> Factors in inflation, fuel prices, and geopolitical risks in forecasts.</text:p>
        </text:list-item>
      </text:list>
      <text:h text:style-name="Heading_20_4" text:outline-level="4"><text:span text:style-name="Strong_20_Emphasis">3. Long-Term Enhancements (12+ Months)</text:span></text:h>
      <text:h text:style-name="Heading_20_5" text:outline-level="5"><text:span text:style-name="Strong_20_Emphasis">A. Industry Adoption &amp; Business Applications</text:span></text:h>
      <text:list text:style-name="L123">
        <text:list-item>
          <text:p text:style-name="P240"><text:span text:style-name="Strong_20_Emphasis">Custom Forecasting Models per Client:</text:span> Enables enterprise users to train models on private datasets.</text:p>
        </text:list-item>
        <text:list-item>
          <text:p text:style-name="P240"><text:span text:style-name="Strong_20_Emphasis">Energy Trading Bot (AI-driven Automation):</text:span> Implements autonomous trading decisions based on forecasted energy prices.</text:p>
        </text:list-item>
        <text:list-item>
          <text:p text:style-name="P240"><text:span text:style-name="Strong_20_Emphasis">IoT Edge Deployment for Smart Grids:</text:span> Deploys lightweight ML models to edge devices for localized forecasting.</text:p>
        </text:list-item>
      </text:list>
      <text:h text:style-name="Heading_20_5" text:outline-level="5"><text:span text:style-name="Strong_20_Emphasis">B. Security &amp; Compliance Upgrades</text:span></text:h>
      <text:list text:style-name="L124">
        <text:list-item>
          <text:p text:style-name="P241"><text:span text:style-name="Strong_20_Emphasis">ISO 27001 Compliance for Energy Data Security:</text:span> Enhances system credibility for enterprise adoption.</text:p>
        </text:list-item>
        <text:list-item>
          <text:p text:style-name="P241"><text:span text:style-name="Strong_20_Emphasis">Explainable AI (XAI) for Transparency:</text:span> Provides users with <text:span text:style-name="Strong_20_Emphasis">interpretable</text:span> predictions to justify model decisions.</text:p>
        </text:list-item>
        <text:list-item>
          <text:p text:style-name="P241"><text:span text:style-name="Strong_20_Emphasis">AI-Powered Risk Analysis:</text:span> Evaluates long-term risks in energy price fluctuations for investment firms.</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18"/><text:page-number text:select-page="current">1</text:page-number><text:bookmark-end text:name="PageNumWizard_FOOTER_Default Page Style18"/></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6T14:03:39.591019606</meta:creation-date>
    <dc:date>2025-02-26T14:52:57.190934020</dc:date>
    <meta:editing-duration>PT16S</meta:editing-duration>
    <meta:editing-cycles>1</meta:editing-cycles>
    <meta:document-statistic meta:table-count="0" meta:image-count="0" meta:object-count="0" meta:page-count="27" meta:paragraph-count="814" meta:word-count="7019" meta:character-count="50030" meta:non-whitespace-character-count="43827"/>
    <meta:generator>LibreOffice/24.2.7.2$Linux_X86_64 LibreOffice_project/420$Build-2</meta:generator>
  </office:meta>
</office:document-meta>
</file>